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3.037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27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3.298cm"/>
    </style:style>
    <style:style style:name="ro3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591cm" fo:break-before="auto" style:use-optimal-row-height="tru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8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padding="0.071cm" fo:border-right="none" style:rotation-angle="0" style:rotation-align="none" style:shrink-to-fit="false" fo:border-top="none" css3t:text-justify="auto" style:vertical-align="middle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text-align-source="fix" style:repeat-content="false" fo:wrap-option="no-wrap" fo:border-left="0.002cm solid #000000" style:direction="ltr" fo:padding="0.071cm" fo:border-right="none" style:rotation-angle="0" style:rotation-align="none" style:shrink-to-fit="false" fo:border-top="non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text-align-source="fix" style:repeat-content="false" fo:wrap-option="no-wrap" fo:border-left="0.002cm solid #000000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4" style:family="table-cell" style:parent-style-name="Default" style:data-style-name="N112"/>
    <style:style style:name="ce25" style:family="table-cell" style:parent-style-name="Default" style:data-style-name="N112">
      <style:table-cell-properties style:glyph-orientation-vertical="0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</style:style>
    <style:style style:name="ce26" style:family="table-cell" style:parent-style-name="Default" style:data-style-name="N112">
      <style:table-cell-properties fo:border="0.002cm solid #000000"/>
    </style:style>
    <style:style style:name="ce27" style:family="table-cell" style:parent-style-name="Default" style:data-style-name="N112">
      <style:table-cell-properties fo:border="non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css3t:text-justify="auto" style:vertical-align="automatic"/>
      <style:paragraph-properties fo:text-align="center" fo:margin-left="0cm" style:writing-mode="page"/>
    </style:style>
    <style:style style:name="ce3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02cm solid #000000" css3t:text-justify="auto" style:vertical-align="automatic"/>
      <style:paragraph-properties fo:text-align="center" fo:margin-left="0cm" style:writing-mode="page"/>
    </style:style>
    <style:style style:name="ce35" style:family="table-cell" style:parent-style-name="Default" style:data-style-name="N112">
      <style:table-cell-properties style:glyph-orientation-vertical="0" fo:border-bottom="none" style:text-align-source="fix" style:repeat-content="false" fo:wrap-option="no-wrap" fo:border-left="none" style:direction="ltr" fo:padding="0.071cm" fo:border-right="0.002cm solid #000000" style:rotation-angle="0" style:rotation-align="none" style:shrink-to-fit="false" fo:border-top="0.002cm solid #000000" css3t:text-justify="auto" style:vertical-align="automatic"/>
      <style:paragraph-properties fo:text-align="center" fo:margin-left="0cm" style:writing-mode="page"/>
    </style:style>
    <style:style style:name="ce36" style:family="table-cell" style:parent-style-name="Default" style:data-style-name="N112">
      <style:table-cell-properties style:glyph-orientation-vertical="0" fo:border-bottom="none" style:text-align-source="fix" style:repeat-content="false" fo:wrap-option="no-wrap" fo:border-left="none" style:direction="ltr" fo:padding="0.071cm" fo:border-right="0.002cm solid #000000" style:rotation-angle="0" style:rotation-align="none" style:shrink-to-fit="false" fo:border-top="none" css3t:text-justify="auto" style:vertical-align="automatic"/>
      <style:paragraph-properties fo:text-align="center" fo:margin-left="0cm" style:writing-mode="page"/>
    </style:style>
    <style:style style:name="ce37" style:family="table-cell" style:parent-style-name="Default" style:data-style-name="N11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02cm solid #000000" style:rotation-angle="0" style:rotation-align="none" style:shrink-to-fit="false" fo:border-top="none" css3t:text-justify="auto" style:vertical-align="automatic"/>
      <style:paragraph-properties fo:text-align="center" fo:margin-left="0cm" style:writing-mode="page"/>
    </style:style>
    <style:style style:name="ce39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4">
        <office:forms form:automatic-focus="false" form:apply-design-mode="false"/>
        <table:table-column table:style-name="co1" table:number-columns-repeated="4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23"/>
        <table:table-column table:style-name="co6" table:default-cell-style-name="ce9"/>
        <table:table-column table:style-name="co1" table:number-columns-repeated="2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23"/>
        <table:table-column table:style-name="co1" table:number-columns-repeated="241" table:default-cell-style-name="ce9"/>
        <table:table-column table:style-name="co1" table:number-columns-repeated="766" table:default-cell-style-name="Default"/>
        <table:table-row table:style-name="ro2">
          <table:table-cell table:style-name="ce2" office:value-type="string" table:number-columns-spanned="17" table:number-rows-spanned="1">
            <text:p>Pour faire la comparaison, l'algorithme marche <text:s/>t = TIME * m * n <text:s/>millisecondes. Test avec benchmarks_Taillard, chaque taille a 10 instances. Pour chaque instance, on le teste 5 fois, et noter les résultats en moyenne de à quelle fois de l'itération, il trouve la meilleur <text:s/>solution. (s/nbr, s: à s itération qu'on trouve la meilleur solution. nbr: nombre de itération totale)</text:p>
          </table:table-cell>
          <table:covered-table-cell table:number-columns-repeated="6" table:style-name="ce10"/>
          <table:covered-table-cell table:style-name="ce21"/>
          <table:covered-table-cell table:number-columns-repeated="6" table:style-name="ce10"/>
          <table:covered-table-cell table:number-columns-repeated="2" table:style-name="ce34"/>
          <table:covered-table-cell table:style-name="ce35"/>
          <table:table-cell table:number-columns-repeated="1007"/>
        </table:table-row>
        <table:table-row table:style-name="ro2">
          <table:table-cell table:style-name="ce3">
            <draw:frame table:end-cell-address="Feuille1.G8" table:end-x="1.073cm" table:end-y="0.348cm" draw:z-index="0" draw:style-name="gr1" draw:text-style-name="P1" svg:width="15.999cm" svg:height="8.999cm" svg:x="0cm" svg:y="0.153cm">
              <draw:object draw:notify-on-update-of-ranges="Feuille1.A11:Feuille1.A19 Feuille1.C10:Feuille1.C10 Feuille1.C11:Feuille1.C19 Feuille1.D10:Feuille1.D10 Feuille1.D11:Feuille1.D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1" table:number-columns-repeated="6"/>
          <table:table-cell table:style-name="ce22"/>
          <table:table-cell table:style-name="ce11">
            <draw:frame table:end-cell-address="Feuille1.O8" table:end-x="3.069cm" table:end-y="0.322cm" draw:z-index="1" draw:style-name="gr1" draw:text-style-name="P1" svg:width="16.018cm" svg:height="8.991cm" svg:x="0.995cm" svg:y="0.135cm">
              <draw:object draw:notify-on-update-of-ranges="Feuille1.J11:Feuille1.J19 Feuille1.L10:Feuille1.L10 Feuille1.L11:Feuille1.L19 Feuille1.M10:Feuille1.M10 Feuille1.M11:Feuille1.M1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1" table:number-columns-repeated="5"/>
          <table:table-cell table:number-columns-repeated="2"/>
          <table:table-cell table:style-name="ce36"/>
          <table:table-cell table:number-columns-repeated="1007"/>
        </table:table-row>
        <table:table-row table:style-name="ro2" table:number-rows-repeated="5">
          <table:table-cell table:style-name="ce3"/>
          <table:table-cell table:style-name="ce11" table:number-columns-repeated="6"/>
          <table:table-cell table:style-name="ce22"/>
          <table:table-cell table:style-name="ce11" table:number-columns-repeated="6"/>
          <table:table-cell table:number-columns-repeated="2"/>
          <table:table-cell table:style-name="ce36"/>
          <table:table-cell table:number-columns-repeated="1007"/>
        </table:table-row>
        <table:table-row table:style-name="ro4">
          <table:table-cell table:style-name="ce4"/>
          <table:table-cell table:number-columns-repeated="15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5" table:number-rows-spanned="1">
            <text:p>TIME=20, pourcentage de l'itération qui trouve la meilleur solution </text:p>
          </table:table-cell>
          <table:covered-table-cell table:number-columns-repeated="4" table:style-name="ce5"/>
          <table:table-cell table:style-name="ce16"/>
          <table:table-cell table:style-name="Default"/>
          <table:table-cell table:style-name="ce24"/>
          <table:table-cell table:style-name="Default"/>
          <table:table-cell table:style-name="ce5" office:value-type="string" table:number-columns-spanned="5" table:number-rows-spanned="1">
            <text:p>TIME=5, pourcentage de l'itération qui trouve la meilleur solution</text:p>
          </table:table-cell>
          <table:covered-table-cell table:number-columns-repeated="4" table:style-name="ce5"/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s/nbr</text:p>
          </table:table-cell>
          <table:table-cell table:style-name="ce6" office:value-type="string">
            <text:p>t(s)</text:p>
          </table:table-cell>
          <table:table-cell table:style-name="ce6" office:value-type="string">
            <text:p>ILS</text:p>
          </table:table-cell>
          <table:table-cell table:style-name="ce6" office:value-type="string">
            <text:p>IGA</text:p>
          </table:table-cell>
          <table:table-cell table:style-name="ce20" office:value-type="string">
            <text:p>(ILS – IGA)/IGA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s/nbr</text:p>
          </table:table-cell>
          <table:table-cell table:style-name="ce6" office:value-type="string">
            <text:p>t(s)</text:p>
          </table:table-cell>
          <table:table-cell table:style-name="ce6" office:value-type="string">
            <text:p>ILS</text:p>
          </table:table-cell>
          <table:table-cell table:style-name="ce6" office:value-type="string">
            <text:p>IGA</text:p>
          </table:table-cell>
          <table:table-cell table:style-name="ce20" office:value-type="string">
            <text:p>(ILS – IGA)/IGA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20x5</text:p>
          </table:table-cell>
          <table:table-cell table:style-name="ce6" office:value-type="float" office:value="2">
            <text:p>2</text:p>
          </table:table-cell>
          <table:table-cell table:style-name="ce6" table:formula="of:=AVERAGE([.F23:.F32])" office:value-type="percentage" office:value="0.276539447860528">
            <text:p>27,65%</text:p>
          </table:table-cell>
          <table:table-cell table:style-name="ce13" table:formula="of:=AVERAGE([.G23:.G32])" office:value-type="percentage" office:value="0.153378220140923">
            <text:p>15,34%</text:p>
          </table:table-cell>
          <table:table-cell table:style-name="ce20" table:formula="of:=AVERAGE([.H23:.H32])" office:value-type="percentage" office:value="0.00632165057053909">
            <text:p>0,63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20x5</text:p>
          </table:table-cell>
          <table:table-cell table:style-name="ce6" office:value-type="float" office:value="0.5">
            <text:p>0,5</text:p>
          </table:table-cell>
          <table:table-cell table:style-name="ce14" office:value-type="percentage" office:value="0.5219">
            <text:p>52,19%</text:p>
          </table:table-cell>
          <table:table-cell table:style-name="ce32" office:value-type="percentage" office:value="0.3508">
            <text:p>35,08%</text:p>
          </table:table-cell>
          <table:table-cell table:style-name="ce20" table:formula="of:=AVERAGE([.Q23:.Q32])" office:value-type="percentage" office:value="0.00571696377136809">
            <text:p>0,57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20x10</text:p>
          </table:table-cell>
          <table:table-cell table:style-name="ce6" office:value-type="float" office:value="4">
            <text:p>4</text:p>
          </table:table-cell>
          <table:table-cell table:style-name="ce14" table:formula="of:=AVERAGE([.F36:.F45])" office:value-type="percentage" office:value="0.280172549358382">
            <text:p>28,02%</text:p>
          </table:table-cell>
          <table:table-cell table:style-name="ce13" table:formula="of:=AVERAGE([.G36:.G45])" office:value-type="percentage" office:value="0.176568166580126">
            <text:p>17,66%</text:p>
          </table:table-cell>
          <table:table-cell table:style-name="ce20" table:formula="of:=AVERAGE([.H36:.H45])" office:value-type="percentage" office:value="0.00486996070796516">
            <text:p>0,49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20x10</text:p>
          </table:table-cell>
          <table:table-cell table:style-name="ce6" office:value-type="float" office:value="1">
            <text:p>1</text:p>
          </table:table-cell>
          <table:table-cell table:style-name="ce14" office:value-type="percentage" office:value="0.5284">
            <text:p>52,84%</text:p>
          </table:table-cell>
          <table:table-cell table:style-name="ce32" office:value-type="percentage" office:value="0.3985">
            <text:p>39,85%</text:p>
          </table:table-cell>
          <table:table-cell table:style-name="ce20" table:formula="of:=AVERAGE([.Q36:.Q45])" office:value-type="percentage" office:value="0.00640824998301467">
            <text:p>0,64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20x20</text:p>
          </table:table-cell>
          <table:table-cell table:style-name="ce6" office:value-type="float" office:value="8">
            <text:p>8</text:p>
          </table:table-cell>
          <table:table-cell table:style-name="ce6" table:formula="of:=AVERAGE([.F49:.F58])" office:value-type="percentage" office:value="0.395384327079171">
            <text:p>39,54%</text:p>
          </table:table-cell>
          <table:table-cell table:style-name="ce13" table:formula="of:=AVERAGE([.G49:.G58])" office:value-type="percentage" office:value="0.270695459829469">
            <text:p>27,07%</text:p>
          </table:table-cell>
          <table:table-cell table:style-name="ce20" table:formula="of:=AVERAGE([.H49:.H58])" office:value-type="percentage" office:value="0.0036299261368352">
            <text:p>0,36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20x20</text:p>
          </table:table-cell>
          <table:table-cell table:style-name="ce6" office:value-type="float" office:value="2">
            <text:p>2</text:p>
          </table:table-cell>
          <table:table-cell table:style-name="ce14" office:value-type="percentage" office:value="0.6312">
            <text:p>63,12%</text:p>
          </table:table-cell>
          <table:table-cell table:style-name="ce32" office:value-type="percentage" office:value="0.3296">
            <text:p>32,96%</text:p>
          </table:table-cell>
          <table:table-cell table:style-name="ce20" table:formula="of:=AVERAGE([.Q49:.Q58])" office:value-type="percentage" office:value="0.00420342219080948">
            <text:p>0,42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50x5</text:p>
          </table:table-cell>
          <table:table-cell table:style-name="ce6" office:value-type="float" office:value="5">
            <text:p>5</text:p>
          </table:table-cell>
          <table:table-cell table:style-name="ce6" table:formula="of:=AVERAGE([.F62:.F71])" office:value-type="percentage" office:value="0.656992067703376">
            <text:p>65,70%</text:p>
          </table:table-cell>
          <table:table-cell table:style-name="ce13" table:formula="of:=AVERAGE([.G62:.G71])" office:value-type="percentage" office:value="0.589988512343266">
            <text:p>59,00%</text:p>
          </table:table-cell>
          <table:table-cell table:style-name="ce20" table:formula="of:=AVERAGE([.H62:.H71])" office:value-type="percentage" office:value="0.00784288024858188">
            <text:p>0,78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50x5</text:p>
          </table:table-cell>
          <table:table-cell table:style-name="ce6" office:value-type="float" office:value="1.25">
            <text:p>1,25</text:p>
          </table:table-cell>
          <table:table-cell table:style-name="ce32" office:value-type="percentage" office:value="0.5239">
            <text:p>52,39%</text:p>
          </table:table-cell>
          <table:table-cell table:style-name="ce14" office:value-type="percentage" office:value="0.737">
            <text:p>73,70%</text:p>
          </table:table-cell>
          <table:table-cell table:style-name="ce20" table:formula="of:=AVERAGE([.Q62:.Q71])" office:value-type="percentage" office:value="0.00807564579371092">
            <text:p>0,81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50x10</text:p>
          </table:table-cell>
          <table:table-cell table:style-name="ce6" office:value-type="float" office:value="10">
            <text:p>10</text:p>
          </table:table-cell>
          <table:table-cell table:style-name="ce6" table:formula="of:=AVERAGE([.F75:.F84])" office:value-type="percentage" office:value="0.735803492059994">
            <text:p>73,58%</text:p>
          </table:table-cell>
          <table:table-cell table:style-name="ce13" table:formula="of:=AVERAGE([.G75:.G84])" office:value-type="percentage" office:value="0.61762536501094">
            <text:p>61,76%</text:p>
          </table:table-cell>
          <table:table-cell table:style-name="ce20" table:formula="of:=AVERAGE([.H75:.H84])" office:value-type="percentage" office:value="0.0156919612737615">
            <text:p>1,57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50x10</text:p>
          </table:table-cell>
          <table:table-cell table:style-name="ce6" office:value-type="float" office:value="2.5">
            <text:p>2,5</text:p>
          </table:table-cell>
          <table:table-cell table:style-name="ce32" office:value-type="percentage" office:value="0.6001">
            <text:p>60,01%</text:p>
          </table:table-cell>
          <table:table-cell table:style-name="ce14" office:value-type="percentage" office:value="0.7996">
            <text:p>79,96%</text:p>
          </table:table-cell>
          <table:table-cell table:style-name="ce20" table:formula="of:=AVERAGE([.Q75:.Q84])" office:value-type="percentage" office:value="0.0160581776246045">
            <text:p>1,61%</text:p>
          </table:table-cell>
          <table:table-cell table:style-name="ce16" table:number-columns-repeated="2"/>
          <table:table-cell table:style-name="ce37"/>
          <table:table-cell table:style-name="ce16" table:number-columns-repeated="1007"/>
        </table:table-row>
        <table:table-row table:style-name="ro3">
          <table:table-cell table:style-name="ce6" office:value-type="string">
            <text:p>50x20</text:p>
          </table:table-cell>
          <table:table-cell table:style-name="ce6" office:value-type="float" office:value="20">
            <text:p>20</text:p>
          </table:table-cell>
          <table:table-cell table:style-name="ce6" table:formula="of:=AVERAGE([.F88:.F97])" office:value-type="percentage" office:value="0.779997553403327">
            <text:p>78,00%</text:p>
          </table:table-cell>
          <table:table-cell table:style-name="ce13" table:formula="of:=AVERAGE([.G88:.G97])" office:value-type="percentage" office:value="0.61369932581857">
            <text:p>61,37%</text:p>
          </table:table-cell>
          <table:table-cell table:style-name="ce20" table:formula="of:=AVERAGE([.H88:.H97])" office:value-type="percentage" office:value="0.0125675868884605">
            <text:p>1,26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50x20</text:p>
          </table:table-cell>
          <table:table-cell table:style-name="ce6" office:value-type="float" office:value="5">
            <text:p>5</text:p>
          </table:table-cell>
          <table:table-cell table:style-name="ce32" office:value-type="percentage" office:value="0.6559">
            <text:p>65,59%</text:p>
          </table:table-cell>
          <table:table-cell table:style-name="ce14" office:value-type="percentage" office:value="0.8121">
            <text:p>81,21%</text:p>
          </table:table-cell>
          <table:table-cell table:style-name="ce20" table:formula="of:=AVERAGE([.Q88:.Q97])" office:value-type="percentage" office:value="0.0144734226928284">
            <text:p>1,45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5" office:value-type="string">
            <text:p>100x5</text:p>
          </table:table-cell>
          <table:table-cell table:style-name="ce12" office:value-type="float" office:value="10">
            <text:p>10</text:p>
          </table:table-cell>
          <table:table-cell table:style-name="ce15" table:formula="of:=AVERAGE([.F101:.F110])" office:value-type="percentage" office:value="0.27937328368043">
            <text:p>27,94%</text:p>
          </table:table-cell>
          <table:table-cell table:style-name="ce12" table:formula="of:=AVERAGE([.G101:.G110])" office:value-type="percentage" office:value="0.832167137455646">
            <text:p>83,22%</text:p>
          </table:table-cell>
          <table:table-cell table:style-name="ce20" table:formula="of:=AVERAGE([.H101:.H110])" office:value-type="percentage" office:value="0.00322376096281133">
            <text:p>0,32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5" office:value-type="string">
            <text:p>100x5</text:p>
          </table:table-cell>
          <table:table-cell table:style-name="ce12" office:value-type="float" office:value="2.5">
            <text:p>2,5</text:p>
          </table:table-cell>
          <table:table-cell table:style-name="ce32" office:value-type="percentage" office:value="0.1769">
            <text:p>17,69%</text:p>
          </table:table-cell>
          <table:table-cell table:style-name="ce17" office:value-type="percentage" office:value="0.7143">
            <text:p>71,43%</text:p>
          </table:table-cell>
          <table:table-cell table:style-name="ce20" table:formula="of:=AVERAGE([.Q101:.Q110])" office:value-type="percentage" office:value="0.0017583620126124">
            <text:p>0,18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100x10</text:p>
          </table:table-cell>
          <table:table-cell table:style-name="ce6" office:value-type="float" office:value="20">
            <text:p>20</text:p>
          </table:table-cell>
          <table:table-cell table:style-name="ce13" table:formula="of:=AVERAGE([.F114:.F123])" office:value-type="percentage" office:value="0.70855365322185">
            <text:p>70,86%</text:p>
          </table:table-cell>
          <table:table-cell table:style-name="ce6" table:formula="of:=AVERAGE([.G114:.G123])" office:value-type="percentage" office:value="0.928640994230613">
            <text:p>92,86%</text:p>
          </table:table-cell>
          <table:table-cell table:style-name="ce20" table:formula="of:=AVERAGE([.H114:.H123])" office:value-type="percentage" office:value="0.0110970566758882">
            <text:p>1,11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100x10</text:p>
          </table:table-cell>
          <table:table-cell table:style-name="ce6" office:value-type="float" office:value="5">
            <text:p>5</text:p>
          </table:table-cell>
          <table:table-cell table:style-name="ce32" office:value-type="percentage" office:value="0.4775">
            <text:p>47,75%</text:p>
          </table:table-cell>
          <table:table-cell table:style-name="ce14" office:value-type="percentage" office:value="0.9164">
            <text:p>91,64%</text:p>
          </table:table-cell>
          <table:table-cell table:style-name="ce20" table:formula="of:=AVERAGE([.Q114:.Q123])" office:value-type="percentage" office:value="0.00788025684333522">
            <text:p>0,79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6" office:value-type="string">
            <text:p>100x20</text:p>
          </table:table-cell>
          <table:table-cell table:style-name="ce6" office:value-type="float" office:value="40">
            <text:p>40</text:p>
          </table:table-cell>
          <table:table-cell table:style-name="ce13" table:formula="of:=AVERAGE([.F127:.F136])" office:value-type="percentage" office:value="0.626805827042401">
            <text:p>62,68%</text:p>
          </table:table-cell>
          <table:table-cell table:style-name="ce6" table:formula="of:=AVERAGE([.G127:.G136])" office:value-type="percentage" office:value="0.92154851345325">
            <text:p>92,15%</text:p>
          </table:table-cell>
          <table:table-cell table:style-name="ce20" table:formula="of:=AVERAGE([.H127:.H136])" office:value-type="percentage" office:value="0.0145525776500703">
            <text:p>1,46%</text:p>
          </table:table-cell>
          <table:table-cell table:style-name="ce16"/>
          <table:table-cell table:style-name="Default"/>
          <table:table-cell table:style-name="ce24"/>
          <table:table-cell table:style-name="Default"/>
          <table:table-cell table:style-name="ce6" office:value-type="string">
            <text:p>100x20</text:p>
          </table:table-cell>
          <table:table-cell table:style-name="ce6" office:value-type="float" office:value="10">
            <text:p>10</text:p>
          </table:table-cell>
          <table:table-cell table:style-name="ce32" office:value-type="percentage" office:value="0.4353">
            <text:p>43,53%</text:p>
          </table:table-cell>
          <table:table-cell table:style-name="ce14" office:value-type="percentage" office:value="0.8791">
            <text:p>87,91%</text:p>
          </table:table-cell>
          <table:table-cell table:style-name="ce6" table:formula="of:=AVERAGE([.Q127:.Q136])" office:value-type="percentage" office:value="0.0102634413234771">
            <text:p>1,03%</text:p>
          </table:table-cell>
          <table:table-cell table:number-columns-repeated="2"/>
          <table:table-cell table:style-name="ce36"/>
          <table:table-cell table:number-columns-repeated="1007"/>
        </table:table-row>
        <table:table-row table:style-name="ro3">
          <table:table-cell table:style-name="ce7"/>
          <table:table-cell/>
          <table:table-cell table:style-name="ce16"/>
          <table:table-cell table:number-columns-repeated="13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20x5, t=2s</text:p>
          </table:table-cell>
          <table:covered-table-cell table:number-columns-repeated="4" table:style-name="ce5"/>
          <table:covered-table-cell table:number-columns-repeated="2"/>
          <table:covered-table-cell table:style-name="ce25"/>
          <table:table-cell/>
          <table:table-cell table:style-name="ce5" office:value-type="string" table:number-columns-spanned="8" table:number-rows-spanned="1">
            <text:p>20x5, t=0,5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 table:style-name="Default"/>
          <table:table-cell table:style-name="ce12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</text:p>
          </table:table-cell>
          <table:table-cell table:style-name="ce6" office:value-type="float" office:value="14147">
            <text:p>14147</text:p>
          </table:table-cell>
          <table:table-cell table:style-name="ce13" office:value-type="float" office:value="14068">
            <text:p>14068</text:p>
          </table:table-cell>
          <table:table-cell table:style-name="ce6" office:value-type="string">
            <text:p>674/2219</text:p>
          </table:table-cell>
          <table:table-cell table:style-name="ce6" office:value-type="string">
            <text:p>218/2086</text:p>
          </table:table-cell>
          <table:table-cell table:style-name="ce14" table:formula="of:=674/2219" office:value-type="percentage" office:value="0.303740423614241">
            <text:p>30,37%</text:p>
          </table:table-cell>
          <table:table-cell table:style-name="ce14" table:formula="of:=218/2086" office:value-type="percentage" office:value="0.104506232023011">
            <text:p>10,45%</text:p>
          </table:table-cell>
          <table:table-cell table:style-name="ce26" table:formula="of:=([.B23]-[.C23])/[.C23]" office:value-type="percentage" office:value="0.00561558146147285">
            <text:p>0,5616%</text:p>
          </table:table-cell>
          <table:table-cell table:style-name="Default"/>
          <table:table-cell table:style-name="ce6" office:value-type="string">
            <text:p>Fd_1</text:p>
          </table:table-cell>
          <table:table-cell table:style-name="ce6" office:value-type="float" office:value="14142">
            <text:p>14142</text:p>
          </table:table-cell>
          <table:table-cell table:style-name="ce33" office:value-type="float" office:value="14083">
            <text:p>14083</text:p>
          </table:table-cell>
          <table:table-cell table:style-name="ce6" office:value-type="string">
            <text:p>260/565</text:p>
          </table:table-cell>
          <table:table-cell table:style-name="ce6" office:value-type="string">
            <text:p>311/523</text:p>
          </table:table-cell>
          <table:table-cell table:style-name="ce14" table:formula="of:=260/565" office:value-type="percentage" office:value="0.460176991150443">
            <text:p>46,02%</text:p>
          </table:table-cell>
          <table:table-cell table:style-name="ce14" table:formula="of:=311/523" office:value-type="percentage" office:value="0.594646271510516">
            <text:p>59,46%</text:p>
          </table:table-cell>
          <table:table-cell table:style-name="ce25" table:formula="of:=([.K23]-[.L23])/[.L23]" office:value-type="percentage" office:value="0.00418944827096499">
            <text:p>0,418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</text:p>
          </table:table-cell>
          <table:table-cell table:style-name="ce6" office:value-type="float" office:value="15386">
            <text:p>15386</text:p>
          </table:table-cell>
          <table:table-cell table:style-name="ce13" office:value-type="float" office:value="15271">
            <text:p>15271</text:p>
          </table:table-cell>
          <table:table-cell table:style-name="ce6" office:value-type="string">
            <text:p>351/2383</text:p>
          </table:table-cell>
          <table:table-cell table:style-name="ce6" office:value-type="string">
            <text:p>895/2212</text:p>
          </table:table-cell>
          <table:table-cell table:style-name="ce14" table:formula="of:=351/2383" office:value-type="percentage" office:value="0.147293327738145">
            <text:p>14,73%</text:p>
          </table:table-cell>
          <table:table-cell table:style-name="ce14" table:formula="of:=895/2212" office:value-type="percentage" office:value="0.404611211573237">
            <text:p>40,46%</text:p>
          </table:table-cell>
          <table:table-cell table:style-name="ce26" table:formula="of:=([.B24]-[.C24])/[.C24]" office:value-type="percentage" office:value="0.00753061358129789">
            <text:p>0,7531%</text:p>
          </table:table-cell>
          <table:table-cell table:style-name="Default"/>
          <table:table-cell table:style-name="ce6" office:value-type="string">
            <text:p>Fd_2</text:p>
          </table:table-cell>
          <table:table-cell table:style-name="ce6" office:value-type="float" office:value="15401">
            <text:p>15401</text:p>
          </table:table-cell>
          <table:table-cell table:style-name="ce33" office:value-type="float" office:value="15308">
            <text:p>15308</text:p>
          </table:table-cell>
          <table:table-cell table:style-name="ce6" office:value-type="string">
            <text:p>169/571</text:p>
          </table:table-cell>
          <table:table-cell table:style-name="ce6" office:value-type="string">
            <text:p>191/529</text:p>
          </table:table-cell>
          <table:table-cell table:style-name="ce14" table:formula="of:=169/571" office:value-type="percentage" office:value="0.295971978984238">
            <text:p>29,60%</text:p>
          </table:table-cell>
          <table:table-cell table:style-name="ce14" table:formula="of:=191/529" office:value-type="percentage" office:value="0.361058601134215">
            <text:p>36,11%</text:p>
          </table:table-cell>
          <table:table-cell table:style-name="ce25" table:formula="of:=([.K24]-[.L24])/[.L24]" office:value-type="percentage" office:value="0.00607525476874837">
            <text:p>0,607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</text:p>
          </table:table-cell>
          <table:table-cell table:style-name="ce6" office:value-type="float" office:value="13714">
            <text:p>13714</text:p>
          </table:table-cell>
          <table:table-cell table:style-name="ce13" office:value-type="float" office:value="13481">
            <text:p>13481</text:p>
          </table:table-cell>
          <table:table-cell table:style-name="ce6" office:value-type="string">
            <text:p>689/2311</text:p>
          </table:table-cell>
          <table:table-cell table:style-name="ce6" office:value-type="string">
            <text:p>250/2213</text:p>
          </table:table-cell>
          <table:table-cell table:style-name="ce14" table:formula="of:=689/2311" office:value-type="percentage" office:value="0.298139333621809">
            <text:p>29,81%</text:p>
          </table:table-cell>
          <table:table-cell table:style-name="ce14" table:formula="of:=250/2213" office:value-type="percentage" office:value="0.112968820605513">
            <text:p>11,30%</text:p>
          </table:table-cell>
          <table:table-cell table:style-name="ce26" table:formula="of:=([.B25]-[.C25])/[.C25]" office:value-type="percentage" office:value="0.017283584303835">
            <text:p>1,7284%</text:p>
          </table:table-cell>
          <table:table-cell table:style-name="Default"/>
          <table:table-cell table:style-name="ce6" office:value-type="string">
            <text:p>Fd_3</text:p>
          </table:table-cell>
          <table:table-cell table:style-name="ce6" office:value-type="float" office:value="13565">
            <text:p>13565</text:p>
          </table:table-cell>
          <table:table-cell table:style-name="ce33" office:value-type="float" office:value="13441">
            <text:p>13441</text:p>
          </table:table-cell>
          <table:table-cell table:style-name="ce6" office:value-type="string">
            <text:p>397/539</text:p>
          </table:table-cell>
          <table:table-cell table:style-name="ce6" office:value-type="string">
            <text:p>267/466</text:p>
          </table:table-cell>
          <table:table-cell table:style-name="ce14" table:formula="of:=397/539" office:value-type="percentage" office:value="0.736549165120594">
            <text:p>73,65%</text:p>
          </table:table-cell>
          <table:table-cell table:style-name="ce14" table:formula="of:=267/466" office:value-type="percentage" office:value="0.572961373390558">
            <text:p>57,30%</text:p>
          </table:table-cell>
          <table:table-cell table:style-name="ce25" table:formula="of:=([.K25]-[.L25])/[.L25]" office:value-type="percentage" office:value="0.00922550405475783">
            <text:p>0,922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</text:p>
          </table:table-cell>
          <table:table-cell table:style-name="ce6" office:value-type="float" office:value="15608">
            <text:p>15608</text:p>
          </table:table-cell>
          <table:table-cell table:style-name="ce13" office:value-type="float" office:value="15577">
            <text:p>15577</text:p>
          </table:table-cell>
          <table:table-cell table:style-name="ce6" office:value-type="string">
            <text:p>465/2305</text:p>
          </table:table-cell>
          <table:table-cell table:style-name="ce6" office:value-type="string">
            <text:p>220/2160</text:p>
          </table:table-cell>
          <table:table-cell table:style-name="ce14" table:formula="of:=465/2305" office:value-type="percentage" office:value="0.20173535791757">
            <text:p>20,17%</text:p>
          </table:table-cell>
          <table:table-cell table:style-name="ce14" table:formula="of:=220/2160" office:value-type="percentage" office:value="0.101851851851852">
            <text:p>10,19%</text:p>
          </table:table-cell>
          <table:table-cell table:style-name="ce26" table:formula="of:=([.B26]-[.C26])/[.C26]" office:value-type="percentage" office:value="0.0019901136290685">
            <text:p>0,1990%</text:p>
          </table:table-cell>
          <table:table-cell table:style-name="Default"/>
          <table:table-cell table:style-name="ce6" office:value-type="string">
            <text:p>Fd_4</text:p>
          </table:table-cell>
          <table:table-cell table:style-name="ce6" office:value-type="float" office:value="15670">
            <text:p>15670</text:p>
          </table:table-cell>
          <table:table-cell table:style-name="ce33" office:value-type="float" office:value="15589">
            <text:p>15589</text:p>
          </table:table-cell>
          <table:table-cell table:style-name="ce6" office:value-type="string">
            <text:p>237/549</text:p>
          </table:table-cell>
          <table:table-cell table:style-name="ce6" office:value-type="string">
            <text:p>40/517</text:p>
          </table:table-cell>
          <table:table-cell table:style-name="ce14" table:formula="of:=237/549" office:value-type="percentage" office:value="0.431693989071038">
            <text:p>43,17%</text:p>
          </table:table-cell>
          <table:table-cell table:style-name="ce14" table:formula="of:=40/517" office:value-type="percentage" office:value="0.0773694390715667">
            <text:p>7,74%</text:p>
          </table:table-cell>
          <table:table-cell table:style-name="ce25" table:formula="of:=([.K26]-[.L26])/[.L26]" office:value-type="percentage" office:value="0.00519597151837834">
            <text:p>0,519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</text:p>
          </table:table-cell>
          <table:table-cell table:style-name="ce6" office:value-type="float" office:value="13602">
            <text:p>13602</text:p>
          </table:table-cell>
          <table:table-cell table:style-name="ce13" office:value-type="float" office:value="13564">
            <text:p>13564</text:p>
          </table:table-cell>
          <table:table-cell table:style-name="ce6" office:value-type="string">
            <text:p>1151/2283</text:p>
          </table:table-cell>
          <table:table-cell table:style-name="ce6" office:value-type="string">
            <text:p>243/2109</text:p>
          </table:table-cell>
          <table:table-cell table:style-name="ce14" table:formula="of:=1151/2283" office:value-type="percentage" office:value="0.504161191414805">
            <text:p>50,42%</text:p>
          </table:table-cell>
          <table:table-cell table:style-name="ce14" table:formula="of:=243/2109" office:value-type="percentage" office:value="0.115220483641536">
            <text:p>11,52%</text:p>
          </table:table-cell>
          <table:table-cell table:style-name="ce26" table:formula="of:=([.B27]-[.C27])/[.C27]" office:value-type="percentage" office:value="0.00280153347095252">
            <text:p>0,2802%</text:p>
          </table:table-cell>
          <table:table-cell table:style-name="Default"/>
          <table:table-cell table:style-name="ce6" office:value-type="string">
            <text:p>Fd_5</text:p>
          </table:table-cell>
          <table:table-cell table:style-name="ce6" office:value-type="float" office:value="13655">
            <text:p>13655</text:p>
          </table:table-cell>
          <table:table-cell table:style-name="ce33" office:value-type="float" office:value="13577">
            <text:p>13577</text:p>
          </table:table-cell>
          <table:table-cell table:style-name="ce6" office:value-type="string">
            <text:p>382/546</text:p>
          </table:table-cell>
          <table:table-cell table:style-name="ce6" office:value-type="string">
            <text:p>24/509</text:p>
          </table:table-cell>
          <table:table-cell table:style-name="ce14" table:formula="of:=382/546" office:value-type="percentage" office:value="0.6996336996337">
            <text:p>69,96%</text:p>
          </table:table-cell>
          <table:table-cell table:style-name="ce14" table:formula="of:=24/509" office:value-type="percentage" office:value="0.0471512770137525">
            <text:p>4,72%</text:p>
          </table:table-cell>
          <table:table-cell table:style-name="ce25" table:formula="of:=([.K27]-[.L27])/[.L27]" office:value-type="percentage" office:value="0.00574500994328644">
            <text:p>0,574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</text:p>
          </table:table-cell>
          <table:table-cell table:style-name="ce6" office:value-type="float" office:value="13245">
            <text:p>13245</text:p>
          </table:table-cell>
          <table:table-cell table:style-name="ce13" office:value-type="float" office:value="13180">
            <text:p>13180</text:p>
          </table:table-cell>
          <table:table-cell table:style-name="ce6" office:value-type="string">
            <text:p>542/2118</text:p>
          </table:table-cell>
          <table:table-cell table:style-name="ce6" office:value-type="string">
            <text:p>386/1978</text:p>
          </table:table-cell>
          <table:table-cell table:style-name="ce14" table:formula="of:=542/2118" office:value-type="percentage" office:value="0.25590179414542">
            <text:p>25,59%</text:p>
          </table:table-cell>
          <table:table-cell table:style-name="ce14" table:formula="of:=386/1978" office:value-type="percentage" office:value="0.195146612740142">
            <text:p>19,51%</text:p>
          </table:table-cell>
          <table:table-cell table:style-name="ce26" table:formula="of:=([.B28]-[.C28])/[.C28]" office:value-type="percentage" office:value="0.00493171471927162">
            <text:p>0,4932%</text:p>
          </table:table-cell>
          <table:table-cell table:style-name="Default"/>
          <table:table-cell table:style-name="ce6" office:value-type="string">
            <text:p>Fd_6</text:p>
          </table:table-cell>
          <table:table-cell table:style-name="ce6" office:value-type="float" office:value="13277">
            <text:p>13277</text:p>
          </table:table-cell>
          <table:table-cell table:style-name="ce33" office:value-type="float" office:value="13233">
            <text:p>13233</text:p>
          </table:table-cell>
          <table:table-cell table:style-name="ce6" office:value-type="string">
            <text:p>271/538</text:p>
          </table:table-cell>
          <table:table-cell table:style-name="ce6" office:value-type="string">
            <text:p>99/537</text:p>
          </table:table-cell>
          <table:table-cell table:style-name="ce14" table:formula="of:=271/538" office:value-type="percentage" office:value="0.503717472118959">
            <text:p>50,37%</text:p>
          </table:table-cell>
          <table:table-cell table:style-name="ce14" table:formula="of:=99/537" office:value-type="percentage" office:value="0.184357541899441">
            <text:p>18,44%</text:p>
          </table:table-cell>
          <table:table-cell table:style-name="ce25" table:formula="of:=([.K28]-[.L28])/[.L28]" office:value-type="percentage" office:value="0.00332502078137988">
            <text:p>0,332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</text:p>
          </table:table-cell>
          <table:table-cell table:style-name="ce12" office:value-type="float" office:value="13807">
            <text:p>13807</text:p>
          </table:table-cell>
          <table:table-cell table:style-name="ce13" office:value-type="float" office:value="13641">
            <text:p>13641</text:p>
          </table:table-cell>
          <table:table-cell table:style-name="ce12" office:value-type="string">
            <text:p>705/2215</text:p>
          </table:table-cell>
          <table:table-cell table:style-name="ce12" office:value-type="string">
            <text:p>296/2000</text:p>
          </table:table-cell>
          <table:table-cell table:style-name="ce17" table:formula="of:=705/2215" office:value-type="percentage" office:value="0.318284424379232">
            <text:p>31,83%</text:p>
          </table:table-cell>
          <table:table-cell table:style-name="ce17" table:formula="of:=296/2000" office:value-type="percentage" office:value="0.148">
            <text:p>14,80%</text:p>
          </table:table-cell>
          <table:table-cell table:style-name="ce26" table:formula="of:=([.B29]-[.C29])/[.C29]" office:value-type="percentage" office:value="0.012169195806759">
            <text:p>1,2169%</text:p>
          </table:table-cell>
          <table:table-cell table:style-name="Default"/>
          <table:table-cell table:style-name="ce6" office:value-type="string">
            <text:p>Fd_7</text:p>
          </table:table-cell>
          <table:table-cell table:style-name="ce12" office:value-type="float" office:value="13835">
            <text:p>13835</text:p>
          </table:table-cell>
          <table:table-cell table:style-name="ce33" office:value-type="float" office:value="13635">
            <text:p>13635</text:p>
          </table:table-cell>
          <table:table-cell table:style-name="ce12" office:value-type="string">
            <text:p>205/579</text:p>
          </table:table-cell>
          <table:table-cell table:style-name="ce12" office:value-type="string">
            <text:p>292/524</text:p>
          </table:table-cell>
          <table:table-cell table:style-name="ce17" table:formula="of:=205/579" office:value-type="percentage" office:value="0.35405872193437">
            <text:p>35,41%</text:p>
          </table:table-cell>
          <table:table-cell table:style-name="ce17" table:formula="of:=292/524" office:value-type="percentage" office:value="0.557251908396947">
            <text:p>55,73%</text:p>
          </table:table-cell>
          <table:table-cell table:style-name="ce25" table:formula="of:=([.K29]-[.L29])/[.L29]" office:value-type="percentage" office:value="0.0146681334800147">
            <text:p>1,466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</text:p>
          </table:table-cell>
          <table:table-cell table:style-name="ce6" office:value-type="float" office:value="14164">
            <text:p>14164</text:p>
          </table:table-cell>
          <table:table-cell table:style-name="ce13" office:value-type="float" office:value="14052">
            <text:p>14052</text:p>
          </table:table-cell>
          <table:table-cell table:style-name="ce6" office:value-type="string">
            <text:p>650/2348</text:p>
          </table:table-cell>
          <table:table-cell table:style-name="ce6" office:value-type="string">
            <text:p>289/2102</text:p>
          </table:table-cell>
          <table:table-cell table:style-name="ce14" table:formula="of:=650/2348" office:value-type="percentage" office:value="0.276831345826235">
            <text:p>27,68%</text:p>
          </table:table-cell>
          <table:table-cell table:style-name="ce14" table:formula="of:=289/2102" office:value-type="percentage" office:value="0.137488106565176">
            <text:p>13,75%</text:p>
          </table:table-cell>
          <table:table-cell table:style-name="ce26" table:formula="of:=([.B30]-[.C30])/[.C30]" office:value-type="percentage" office:value="0.00797039567321378">
            <text:p>0,7970%</text:p>
          </table:table-cell>
          <table:table-cell table:style-name="Default"/>
          <table:table-cell table:style-name="ce6" office:value-type="string">
            <text:p>Fd_8</text:p>
          </table:table-cell>
          <table:table-cell table:style-name="ce6" office:value-type="float" office:value="14087">
            <text:p>14087</text:p>
          </table:table-cell>
          <table:table-cell table:style-name="ce33" office:value-type="float" office:value="14021">
            <text:p>14021</text:p>
          </table:table-cell>
          <table:table-cell table:style-name="ce6" office:value-type="string">
            <text:p>355/554</text:p>
          </table:table-cell>
          <table:table-cell table:style-name="ce6" office:value-type="string">
            <text:p>366/510</text:p>
          </table:table-cell>
          <table:table-cell table:style-name="ce14" table:formula="of:=355/554" office:value-type="percentage" office:value="0.640794223826715">
            <text:p>64,08%</text:p>
          </table:table-cell>
          <table:table-cell table:style-name="ce14" table:formula="of:=366/510" office:value-type="percentage" office:value="0.717647058823529">
            <text:p>71,76%</text:p>
          </table:table-cell>
          <table:table-cell table:style-name="ce25" table:formula="of:=([.K30]-[.L30])/[.L30]" office:value-type="percentage" office:value="0.00470722487697026">
            <text:p>0,470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9</text:p>
          </table:table-cell>
          <table:table-cell table:style-name="ce6" office:value-type="float" office:value="14407">
            <text:p>14407</text:p>
          </table:table-cell>
          <table:table-cell table:style-name="ce13" office:value-type="float" office:value="14365">
            <text:p>14365</text:p>
          </table:table-cell>
          <table:table-cell table:style-name="ce6" office:value-type="string">
            <text:p>561/2260</text:p>
          </table:table-cell>
          <table:table-cell table:style-name="ce6" office:value-type="string">
            <text:p>420/2047</text:p>
          </table:table-cell>
          <table:table-cell table:style-name="ce14" table:formula="of:=561/2260" office:value-type="percentage" office:value="0.248230088495575">
            <text:p>24,82%</text:p>
          </table:table-cell>
          <table:table-cell table:style-name="ce14" table:formula="of:=420/2047" office:value-type="percentage" office:value="0.205178309721544">
            <text:p>20,52%</text:p>
          </table:table-cell>
          <table:table-cell table:style-name="ce26" table:formula="of:=([.B31]-[.C31])/[.C31]" office:value-type="percentage" office:value="0.00292377305951967">
            <text:p>0,2924%</text:p>
          </table:table-cell>
          <table:table-cell table:style-name="Default"/>
          <table:table-cell table:style-name="ce6" office:value-type="string">
            <text:p>Fd_9</text:p>
          </table:table-cell>
          <table:table-cell table:style-name="ce6" office:value-type="float" office:value="14446">
            <text:p>14446</text:p>
          </table:table-cell>
          <table:table-cell table:style-name="ce33" office:value-type="float" office:value="14389">
            <text:p>14389</text:p>
          </table:table-cell>
          <table:table-cell table:style-name="ce6" office:value-type="string">
            <text:p>275/548</text:p>
          </table:table-cell>
          <table:table-cell table:style-name="ce6" office:value-type="string">
            <text:p>171/478</text:p>
          </table:table-cell>
          <table:table-cell table:style-name="ce14" table:formula="of:=275/548" office:value-type="percentage" office:value="0.501824817518248">
            <text:p>50,18%</text:p>
          </table:table-cell>
          <table:table-cell table:style-name="ce14" table:formula="of:=171/478" office:value-type="percentage" office:value="0.357740585774059">
            <text:p>35,77%</text:p>
          </table:table-cell>
          <table:table-cell table:style-name="ce25" table:formula="of:=([.K31]-[.L31])/[.L31]" office:value-type="percentage" office:value="0.0039613593717423">
            <text:p>0,3961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0</text:p>
          </table:table-cell>
          <table:table-cell table:number-columns-repeated="2" table:style-name="ce13" office:value-type="float" office:value="13036">
            <text:p>13036</text:p>
          </table:table-cell>
          <table:table-cell table:style-name="ce6" office:value-type="string">
            <text:p>484/2293</text:p>
          </table:table-cell>
          <table:table-cell table:style-name="ce6" office:value-type="string">
            <text:p>18/2043</text:p>
          </table:table-cell>
          <table:table-cell table:style-name="ce14" table:formula="of:=484/2293" office:value-type="percentage" office:value="0.211077191452246">
            <text:p>21,11%</text:p>
          </table:table-cell>
          <table:table-cell table:style-name="ce14" table:formula="of:=18/2043" office:value-type="percentage" office:value="0.00881057268722467">
            <text:p>0,88%</text:p>
          </table:table-cell>
          <table:table-cell table:style-name="ce26" table:formula="of:=([.B32]-[.C32])/[.C32]" office:value-type="percentage" office:value="0">
            <text:p>0,0000%</text:p>
          </table:table-cell>
          <table:table-cell table:style-name="Default"/>
          <table:table-cell table:style-name="ce6" office:value-type="string">
            <text:p>Fd_10</text:p>
          </table:table-cell>
          <table:table-cell table:style-name="ce6" office:value-type="float" office:value="13037">
            <text:p>13037</text:p>
          </table:table-cell>
          <table:table-cell table:style-name="ce33" office:value-type="float" office:value="13036">
            <text:p>13036</text:p>
          </table:table-cell>
          <table:table-cell table:style-name="ce6" office:value-type="string">
            <text:p>229/558</text:p>
          </table:table-cell>
          <table:table-cell table:style-name="ce6" office:value-type="string">
            <text:p>20/526</text:p>
          </table:table-cell>
          <table:table-cell table:style-name="ce14" table:formula="of:=311/523" office:value-type="percentage" office:value="0.594646271510516">
            <text:p>59,46%</text:p>
          </table:table-cell>
          <table:table-cell table:style-name="ce14" table:formula="of:=20/526" office:value-type="percentage" office:value="0.0380228136882129">
            <text:p>3,80%</text:p>
          </table:table-cell>
          <table:table-cell table:style-name="ce25" table:formula="of:=([.K32]-[.L32])/[.L32]" office:value-type="percentage" office:value="0.0000767106474378644">
            <text:p>0,0077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20x10, t=4s</text:p>
          </table:table-cell>
          <table:covered-table-cell table:number-columns-repeated="4" table:style-name="ce5"/>
          <table:covered-table-cell table:number-columns-repeated="2" table:style-name="ce6"/>
          <table:covered-table-cell table:style-name="ce26"/>
          <table:table-cell table:style-name="ce28"/>
          <table:table-cell table:style-name="ce5" office:value-type="string" table:number-columns-spanned="8" table:number-rows-spanned="1">
            <text:p>20x10, t=1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 table:style-name="ce29"/>
          <table:table-cell table:style-name="ce12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1</text:p>
          </table:table-cell>
          <table:table-cell table:style-name="ce6" office:value-type="float" office:value="21259">
            <text:p>21259</text:p>
          </table:table-cell>
          <table:table-cell table:style-name="ce13" office:value-type="float" office:value="21106">
            <text:p>21106</text:p>
          </table:table-cell>
          <table:table-cell table:style-name="ce14" office:value-type="string">
            <text:p>358/2272</text:p>
          </table:table-cell>
          <table:table-cell table:style-name="ce6" office:value-type="string">
            <text:p>334/2045</text:p>
          </table:table-cell>
          <table:table-cell table:style-name="ce14" table:formula="of:=358/2272" office:value-type="percentage" office:value="0.157570422535211">
            <text:p>15,76%</text:p>
          </table:table-cell>
          <table:table-cell table:style-name="ce14" table:formula="of:=334/2045" office:value-type="percentage" office:value="0.163325183374083">
            <text:p>16,33%</text:p>
          </table:table-cell>
          <table:table-cell table:style-name="ce26" table:formula="of:=([.B36]-[.C36])/[.C36]" office:value-type="percentage" office:value="0.00724912347199848">
            <text:p>0,7249%</text:p>
          </table:table-cell>
          <table:table-cell table:style-name="ce30"/>
          <table:table-cell table:style-name="ce6" office:value-type="string">
            <text:p>Fd_11</text:p>
          </table:table-cell>
          <table:table-cell table:style-name="ce6" office:value-type="float" office:value="21248">
            <text:p>21248</text:p>
          </table:table-cell>
          <table:table-cell table:style-name="ce33" office:value-type="float" office:value="21101">
            <text:p>21101</text:p>
          </table:table-cell>
          <table:table-cell table:style-name="ce6" office:value-type="string">
            <text:p>369/562</text:p>
          </table:table-cell>
          <table:table-cell table:style-name="ce6" office:value-type="string">
            <text:p>228/498</text:p>
          </table:table-cell>
          <table:table-cell table:style-name="ce14" table:formula="of:=369/562" office:value-type="percentage" office:value="0.656583629893238">
            <text:p>65,66%</text:p>
          </table:table-cell>
          <table:table-cell table:style-name="ce14" table:formula="of:=228/498" office:value-type="percentage" office:value="0.457831325301205">
            <text:p>45,78%</text:p>
          </table:table-cell>
          <table:table-cell table:style-name="ce25" table:formula="of:=([.K36]-[.L36])/[.L36]" office:value-type="percentage" office:value="0.00696649447893465">
            <text:p>0,696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2</text:p>
          </table:table-cell>
          <table:table-cell table:style-name="ce6" office:value-type="float" office:value="22805">
            <text:p>22805</text:p>
          </table:table-cell>
          <table:table-cell table:style-name="ce13" office:value-type="float" office:value="22766">
            <text:p>22766</text:p>
          </table:table-cell>
          <table:table-cell table:style-name="ce14" office:value-type="string">
            <text:p>508/2227</text:p>
          </table:table-cell>
          <table:table-cell table:style-name="ce6" office:value-type="string">
            <text:p>249/2020</text:p>
          </table:table-cell>
          <table:table-cell table:style-name="ce14" table:formula="of:=508/2227" office:value-type="percentage" office:value="0.228109564436462">
            <text:p>22,81%</text:p>
          </table:table-cell>
          <table:table-cell table:style-name="ce14" table:formula="of:=249/2020" office:value-type="percentage" office:value="0.123267326732673">
            <text:p>12,33%</text:p>
          </table:table-cell>
          <table:table-cell table:style-name="ce26" table:formula="of:=([.B37]-[.C37])/[.C37]" office:value-type="percentage" office:value="0.00171308091012914">
            <text:p>0,1713%</text:p>
          </table:table-cell>
          <table:table-cell table:style-name="ce30"/>
          <table:table-cell table:style-name="ce6" office:value-type="string">
            <text:p>Fd_12</text:p>
          </table:table-cell>
          <table:table-cell table:style-name="ce6" office:value-type="float" office:value="22863">
            <text:p>22863</text:p>
          </table:table-cell>
          <table:table-cell table:style-name="ce33" office:value-type="float" office:value="22771">
            <text:p>22771</text:p>
          </table:table-cell>
          <table:table-cell table:style-name="ce6" office:value-type="string">
            <text:p>186/568</text:p>
          </table:table-cell>
          <table:table-cell table:style-name="ce6" office:value-type="string">
            <text:p>200/505</text:p>
          </table:table-cell>
          <table:table-cell table:style-name="ce14" table:formula="of:=186/568" office:value-type="percentage" office:value="0.327464788732394">
            <text:p>32,75%</text:p>
          </table:table-cell>
          <table:table-cell table:style-name="ce14" table:formula="of:=200/505" office:value-type="percentage" office:value="0.396039603960396">
            <text:p>39,60%</text:p>
          </table:table-cell>
          <table:table-cell table:style-name="ce25" table:formula="of:=([.K37]-[.L37])/[.L37]" office:value-type="percentage" office:value="0.00404022660401388">
            <text:p>0,404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3</text:p>
          </table:table-cell>
          <table:table-cell table:style-name="ce6" office:value-type="float" office:value="20088">
            <text:p>20088</text:p>
          </table:table-cell>
          <table:table-cell table:style-name="ce13" office:value-type="float" office:value="20041">
            <text:p>20041</text:p>
          </table:table-cell>
          <table:table-cell table:style-name="ce14" office:value-type="string">
            <text:p>853/2293</text:p>
          </table:table-cell>
          <table:table-cell table:style-name="ce6" office:value-type="string">
            <text:p>289/2103</text:p>
          </table:table-cell>
          <table:table-cell table:style-name="ce14" table:formula="of:=853/2293" office:value-type="percentage" office:value="0.372001744439599">
            <text:p>37,20%</text:p>
          </table:table-cell>
          <table:table-cell table:style-name="ce14" table:formula="of:=289/2103" office:value-type="percentage" office:value="0.137422729434142">
            <text:p>13,74%</text:p>
          </table:table-cell>
          <table:table-cell table:style-name="ce26" table:formula="of:=([.B38]-[.C38])/[.C38]" office:value-type="percentage" office:value="0.00234519235567087">
            <text:p>0,2345%</text:p>
          </table:table-cell>
          <table:table-cell table:style-name="ce30"/>
          <table:table-cell table:style-name="ce6" office:value-type="string">
            <text:p>Fd_13</text:p>
          </table:table-cell>
          <table:table-cell table:style-name="ce6" office:value-type="float" office:value="20219">
            <text:p>20219</text:p>
          </table:table-cell>
          <table:table-cell table:style-name="ce33" office:value-type="float" office:value="20050">
            <text:p>20050</text:p>
          </table:table-cell>
          <table:table-cell table:style-name="ce6" office:value-type="string">
            <text:p>340/475</text:p>
          </table:table-cell>
          <table:table-cell table:style-name="ce6" office:value-type="string">
            <text:p>248/482</text:p>
          </table:table-cell>
          <table:table-cell table:style-name="ce14" table:formula="of:=340/475" office:value-type="percentage" office:value="0.715789473684211">
            <text:p>71,58%</text:p>
          </table:table-cell>
          <table:table-cell table:style-name="ce14" table:formula="of:=248/482" office:value-type="percentage" office:value="0.514522821576763">
            <text:p>51,45%</text:p>
          </table:table-cell>
          <table:table-cell table:style-name="ce25" table:formula="of:=([.K38]-[.L38])/[.L38]" office:value-type="percentage" office:value="0.00842892768079801">
            <text:p>0,842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4</text:p>
          </table:table-cell>
          <table:table-cell table:style-name="ce6" office:value-type="float" office:value="18857">
            <text:p>18857</text:p>
          </table:table-cell>
          <table:table-cell table:style-name="ce13" office:value-type="float" office:value="18797">
            <text:p>18797</text:p>
          </table:table-cell>
          <table:table-cell table:style-name="ce14" office:value-type="string">
            <text:p>0/2182</text:p>
          </table:table-cell>
          <table:table-cell table:style-name="ce6" office:value-type="string">
            <text:p>127/2115</text:p>
          </table:table-cell>
          <table:table-cell table:style-name="ce14" table:formula="of:=0/2182" office:value-type="percentage" office:value="0">
            <text:p>0,00%</text:p>
          </table:table-cell>
          <table:table-cell table:style-name="ce14" table:formula="of:=127/2115" office:value-type="percentage" office:value="0.0600472813238771">
            <text:p>6,00%</text:p>
          </table:table-cell>
          <table:table-cell table:style-name="ce26" table:formula="of:=([.B39]-[.C39])/[.C39]" office:value-type="percentage" office:value="0.00319199872320051">
            <text:p>0,3192%</text:p>
          </table:table-cell>
          <table:table-cell table:style-name="ce30"/>
          <table:table-cell table:style-name="ce6" office:value-type="string">
            <text:p>Fd_14</text:p>
          </table:table-cell>
          <table:table-cell table:style-name="ce6" office:value-type="float" office:value="18857">
            <text:p>18857</text:p>
          </table:table-cell>
          <table:table-cell table:style-name="ce33" office:value-type="float" office:value="18833">
            <text:p>18833</text:p>
          </table:table-cell>
          <table:table-cell table:style-name="ce6" office:value-type="string">
            <text:p>0/591</text:p>
          </table:table-cell>
          <table:table-cell table:style-name="ce6" office:value-type="string">
            <text:p>91/494</text:p>
          </table:table-cell>
          <table:table-cell table:style-name="ce14" table:formula="of:=0/591" office:value-type="percentage" office:value="0">
            <text:p>0,00%</text:p>
          </table:table-cell>
          <table:table-cell table:style-name="ce14" table:formula="of:=91/494" office:value-type="percentage" office:value="0.184210526315789">
            <text:p>18,42%</text:p>
          </table:table-cell>
          <table:table-cell table:style-name="ce25" table:formula="of:=([.K39]-[.L39])/[.L39]" office:value-type="percentage" office:value="0.00127435883820953">
            <text:p>0,127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5</text:p>
          </table:table-cell>
          <table:table-cell table:style-name="ce6" office:value-type="float" office:value="18750">
            <text:p>18750</text:p>
          </table:table-cell>
          <table:table-cell table:style-name="ce13" office:value-type="float" office:value="18743">
            <text:p>18743</text:p>
          </table:table-cell>
          <table:table-cell table:style-name="ce14" office:value-type="string">
            <text:p>513/2359</text:p>
          </table:table-cell>
          <table:table-cell table:style-name="ce6" office:value-type="string">
            <text:p>163/2123</text:p>
          </table:table-cell>
          <table:table-cell table:style-name="ce14" table:formula="of:=513/2359" office:value-type="percentage" office:value="0.217465027554048">
            <text:p>21,75%</text:p>
          </table:table-cell>
          <table:table-cell table:style-name="ce14" table:formula="of:=163/2123" office:value-type="percentage" office:value="0.0767781441356571">
            <text:p>7,68%</text:p>
          </table:table-cell>
          <table:table-cell table:style-name="ce26" table:formula="of:=([.B40]-[.C40])/[.C40]" office:value-type="percentage" office:value="0.000373472763164915">
            <text:p>0,0373%</text:p>
          </table:table-cell>
          <table:table-cell table:style-name="ce30"/>
          <table:table-cell table:style-name="ce6" office:value-type="string">
            <text:p>Fd_15</text:p>
          </table:table-cell>
          <table:table-cell table:style-name="ce6" office:value-type="float" office:value="18797">
            <text:p>18797</text:p>
          </table:table-cell>
          <table:table-cell table:style-name="ce33" office:value-type="float" office:value="18744">
            <text:p>18744</text:p>
          </table:table-cell>
          <table:table-cell table:style-name="ce6" office:value-type="string">
            <text:p>277/583</text:p>
          </table:table-cell>
          <table:table-cell table:style-name="ce6" office:value-type="string">
            <text:p>255/515</text:p>
          </table:table-cell>
          <table:table-cell table:style-name="ce14" table:formula="of:=277/583" office:value-type="percentage" office:value="0.475128644939966">
            <text:p>47,51%</text:p>
          </table:table-cell>
          <table:table-cell table:style-name="ce14" table:formula="of:=255/515" office:value-type="percentage" office:value="0.495145631067961">
            <text:p>49,51%</text:p>
          </table:table-cell>
          <table:table-cell table:style-name="ce25" table:formula="of:=([.K40]-[.L40])/[.L40]" office:value-type="percentage" office:value="0.00282757148954332">
            <text:p>0,282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6</text:p>
          </table:table-cell>
          <table:table-cell table:style-name="ce6" office:value-type="float" office:value="19599">
            <text:p>19599</text:p>
          </table:table-cell>
          <table:table-cell table:style-name="ce13" office:value-type="float" office:value="19396">
            <text:p>19396</text:p>
          </table:table-cell>
          <table:table-cell table:style-name="ce14" office:value-type="string">
            <text:p>614/2194</text:p>
          </table:table-cell>
          <table:table-cell table:style-name="ce6" office:value-type="string">
            <text:p>418/1985</text:p>
          </table:table-cell>
          <table:table-cell table:style-name="ce14" table:formula="of:=614/2194" office:value-type="percentage" office:value="0.279854147675479">
            <text:p>27,99%</text:p>
          </table:table-cell>
          <table:table-cell table:style-name="ce14" table:formula="of:=418/1985" office:value-type="percentage" office:value="0.210579345088161">
            <text:p>21,06%</text:p>
          </table:table-cell>
          <table:table-cell table:style-name="ce26" table:formula="of:=([.B41]-[.C41])/[.C41]" office:value-type="percentage" office:value="0.0104660754794803">
            <text:p>1,0466%</text:p>
          </table:table-cell>
          <table:table-cell table:style-name="ce30"/>
          <table:table-cell table:style-name="ce6" office:value-type="string">
            <text:p>Fd_16</text:p>
          </table:table-cell>
          <table:table-cell table:style-name="ce6" office:value-type="float" office:value="19537">
            <text:p>19537</text:p>
          </table:table-cell>
          <table:table-cell table:style-name="ce33" office:value-type="float" office:value="19406">
            <text:p>19406</text:p>
          </table:table-cell>
          <table:table-cell table:style-name="ce6" office:value-type="string">
            <text:p>331/564</text:p>
          </table:table-cell>
          <table:table-cell table:style-name="ce6" office:value-type="string">
            <text:p>169/515</text:p>
          </table:table-cell>
          <table:table-cell table:style-name="ce14" table:formula="of:=331/564" office:value-type="percentage" office:value="0.586879432624113">
            <text:p>58,69%</text:p>
          </table:table-cell>
          <table:table-cell table:style-name="ce14" table:formula="of:=169/515" office:value-type="percentage" office:value="0.328155339805825">
            <text:p>32,82%</text:p>
          </table:table-cell>
          <table:table-cell table:style-name="ce25" table:formula="of:=([.K41]-[.L41])/[.L41]" office:value-type="percentage" office:value="0.00675048953931774">
            <text:p>0,675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7</text:p>
          </table:table-cell>
          <table:table-cell table:style-name="ce12" office:value-type="float" office:value="18721">
            <text:p>18721</text:p>
          </table:table-cell>
          <table:table-cell table:style-name="ce13" office:value-type="float" office:value="18462">
            <text:p>18462</text:p>
          </table:table-cell>
          <table:table-cell table:style-name="ce17" office:value-type="string">
            <text:p>942/2337</text:p>
          </table:table-cell>
          <table:table-cell table:style-name="ce12" office:value-type="string">
            <text:p>870/1877</text:p>
          </table:table-cell>
          <table:table-cell table:style-name="ce17" table:formula="of:=942/2337" office:value-type="percentage" office:value="0.403080872913992">
            <text:p>40,31%</text:p>
          </table:table-cell>
          <table:table-cell table:style-name="ce17" table:formula="of:=870/1877" office:value-type="percentage" office:value="0.463505594033031">
            <text:p>46,35%</text:p>
          </table:table-cell>
          <table:table-cell table:style-name="ce26" table:formula="of:=([.B42]-[.C42])/[.C42]" office:value-type="percentage" office:value="0.014028815946268">
            <text:p>1,4029%</text:p>
          </table:table-cell>
          <table:table-cell table:style-name="ce30"/>
          <table:table-cell table:style-name="ce6" office:value-type="string">
            <text:p>Fd_17</text:p>
          </table:table-cell>
          <table:table-cell table:style-name="ce12" office:value-type="float" office:value="18818">
            <text:p>18818</text:p>
          </table:table-cell>
          <table:table-cell table:style-name="ce33" office:value-type="float" office:value="18424">
            <text:p>18424</text:p>
          </table:table-cell>
          <table:table-cell table:style-name="ce12" office:value-type="string">
            <text:p>316/553</text:p>
          </table:table-cell>
          <table:table-cell table:style-name="ce12" office:value-type="string">
            <text:p>203/500</text:p>
          </table:table-cell>
          <table:table-cell table:style-name="ce17" table:formula="of:=316/553" office:value-type="percentage" office:value="0.571428571428571">
            <text:p>57,14%</text:p>
          </table:table-cell>
          <table:table-cell table:style-name="ce17" table:formula="of:=203/500" office:value-type="percentage" office:value="0.406">
            <text:p>40,60%</text:p>
          </table:table-cell>
          <table:table-cell table:style-name="ce25" table:formula="of:=([.K42]-[.L42])/[.L42]" office:value-type="percentage" office:value="0.0213851498046027">
            <text:p>2,138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8</text:p>
          </table:table-cell>
          <table:table-cell table:style-name="ce6" office:value-type="float" office:value="20563">
            <text:p>20563</text:p>
          </table:table-cell>
          <table:table-cell table:style-name="ce13" office:value-type="float" office:value="20436">
            <text:p>20436</text:p>
          </table:table-cell>
          <table:table-cell table:style-name="ce14" office:value-type="string">
            <text:p>1069/2092</text:p>
          </table:table-cell>
          <table:table-cell table:style-name="ce6" office:value-type="string">
            <text:p>439/1965</text:p>
          </table:table-cell>
          <table:table-cell table:style-name="ce14" table:formula="of:=1069/2092" office:value-type="percentage" office:value="0.510994263862333">
            <text:p>51,10%</text:p>
          </table:table-cell>
          <table:table-cell table:style-name="ce14" table:formula="of:=439/1965" office:value-type="percentage" office:value="0.223409669211196">
            <text:p>22,34%</text:p>
          </table:table-cell>
          <table:table-cell table:style-name="ce26" table:formula="of:=([.B43]-[.C43])/[.C43]" office:value-type="percentage" office:value="0.00621452339009591">
            <text:p>0,6215%</text:p>
          </table:table-cell>
          <table:table-cell table:style-name="ce30"/>
          <table:table-cell table:style-name="ce6" office:value-type="string">
            <text:p>Fd_18</text:p>
          </table:table-cell>
          <table:table-cell table:style-name="ce6" office:value-type="float" office:value="20665">
            <text:p>20665</text:p>
          </table:table-cell>
          <table:table-cell table:style-name="ce33" office:value-type="float" office:value="20548">
            <text:p>20548</text:p>
          </table:table-cell>
          <table:table-cell table:style-name="ce6" office:value-type="string">
            <text:p>417/556</text:p>
          </table:table-cell>
          <table:table-cell table:style-name="ce6" office:value-type="string">
            <text:p>163/521</text:p>
          </table:table-cell>
          <table:table-cell table:style-name="ce14" table:formula="of:=417/556" office:value-type="percentage" office:value="0.75">
            <text:p>75,00%</text:p>
          </table:table-cell>
          <table:table-cell table:style-name="ce14" table:formula="of:=163/521" office:value-type="percentage" office:value="0.312859884836852">
            <text:p>31,29%</text:p>
          </table:table-cell>
          <table:table-cell table:style-name="ce25" table:formula="of:=([.K43]-[.L43])/[.L43]" office:value-type="percentage" office:value="0.00569398481604049">
            <text:p>0,569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19</text:p>
          </table:table-cell>
          <table:table-cell table:style-name="ce6" office:value-type="float" office:value="20579">
            <text:p>20579</text:p>
          </table:table-cell>
          <table:table-cell table:style-name="ce13" office:value-type="float" office:value="20539">
            <text:p>20539</text:p>
          </table:table-cell>
          <table:table-cell table:style-name="ce14" office:value-type="string">
            <text:p>586/2233</text:p>
          </table:table-cell>
          <table:table-cell table:style-name="ce6" office:value-type="string">
            <text:p>188/1958</text:p>
          </table:table-cell>
          <table:table-cell table:style-name="ce14" table:formula="of:=586/2233" office:value-type="percentage" office:value="0.262427227944469">
            <text:p>26,24%</text:p>
          </table:table-cell>
          <table:table-cell table:style-name="ce14" table:formula="of:=188/1958" office:value-type="percentage" office:value="0.0960163432073544">
            <text:p>9,60%</text:p>
          </table:table-cell>
          <table:table-cell table:style-name="ce26" table:formula="of:=([.B44]-[.C44])/[.C44]" office:value-type="percentage" office:value="0.00194751448463898">
            <text:p>0,1948%</text:p>
          </table:table-cell>
          <table:table-cell table:style-name="ce30"/>
          <table:table-cell table:style-name="ce6" office:value-type="string">
            <text:p>Fd_19</text:p>
          </table:table-cell>
          <table:table-cell table:style-name="ce6" office:value-type="float" office:value="20587">
            <text:p>20587</text:p>
          </table:table-cell>
          <table:table-cell table:style-name="ce33" office:value-type="float" office:value="20550">
            <text:p>20550</text:p>
          </table:table-cell>
          <table:table-cell table:style-name="ce6" office:value-type="string">
            <text:p>409/564</text:p>
          </table:table-cell>
          <table:table-cell table:style-name="ce6" office:value-type="string">
            <text:p>337/550</text:p>
          </table:table-cell>
          <table:table-cell table:style-name="ce14" table:formula="of:=409/564" office:value-type="percentage" office:value="0.725177304964539">
            <text:p>72,52%</text:p>
          </table:table-cell>
          <table:table-cell table:style-name="ce14" table:formula="of:=337/550" office:value-type="percentage" office:value="0.612727272727273">
            <text:p>61,27%</text:p>
          </table:table-cell>
          <table:table-cell table:style-name="ce25" table:formula="of:=([.K44]-[.L44])/[.L44]" office:value-type="percentage" office:value="0.00180048661800487">
            <text:p>0,180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0</text:p>
          </table:table-cell>
          <table:table-cell table:style-name="ce6" office:value-type="float" office:value="21396">
            <text:p>21396</text:p>
          </table:table-cell>
          <table:table-cell table:style-name="ce13" office:value-type="float" office:value="21371">
            <text:p>21371</text:p>
          </table:table-cell>
          <table:table-cell table:style-name="ce14" office:value-type="string">
            <text:p>833/2250</text:p>
          </table:table-cell>
          <table:table-cell table:style-name="ce6" office:value-type="string">
            <text:p>429/2030</text:p>
          </table:table-cell>
          <table:table-cell table:style-name="ce14" table:formula="of:=833/2250" office:value-type="percentage" office:value="0.370222222222222">
            <text:p>37,02%</text:p>
          </table:table-cell>
          <table:table-cell table:style-name="ce14" table:formula="of:=429/2030" office:value-type="percentage" office:value="0.211330049261084">
            <text:p>21,13%</text:p>
          </table:table-cell>
          <table:table-cell table:style-name="ce26" table:formula="of:=([.B45]-[.C45])/[.C45]" office:value-type="percentage" office:value="0.00116980955500445">
            <text:p>0,1170%</text:p>
          </table:table-cell>
          <table:table-cell table:style-name="ce30"/>
          <table:table-cell table:style-name="ce6" office:value-type="string">
            <text:p>Fd_20</text:p>
          </table:table-cell>
          <table:table-cell table:style-name="ce6" office:value-type="float" office:value="21469">
            <text:p>21469</text:p>
          </table:table-cell>
          <table:table-cell table:style-name="ce33" office:value-type="float" office:value="21364">
            <text:p>21364</text:p>
          </table:table-cell>
          <table:table-cell table:style-name="ce6" office:value-type="string">
            <text:p>264/555</text:p>
          </table:table-cell>
          <table:table-cell table:style-name="ce6" office:value-type="string">
            <text:p>142/512</text:p>
          </table:table-cell>
          <table:table-cell table:style-name="ce14" table:formula="of:=264/555" office:value-type="percentage" office:value="0.475675675675676">
            <text:p>47,57%</text:p>
          </table:table-cell>
          <table:table-cell table:style-name="ce14" table:formula="of:=142/512" office:value-type="percentage" office:value="0.27734375">
            <text:p>27,73%</text:p>
          </table:table-cell>
          <table:table-cell table:style-name="ce25" table:formula="of:=([.K45]-[.L45])/[.L45]" office:value-type="percentage" office:value="0.00491480996068152">
            <text:p>0,4915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4"/>
          <table:table-cell table:style-name="ce16"/>
          <table:table-cell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20x20, t=8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20x20, t=2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12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1</text:p>
          </table:table-cell>
          <table:table-cell table:style-name="ce6" office:value-type="float" office:value="34287">
            <text:p>34287</text:p>
          </table:table-cell>
          <table:table-cell table:style-name="ce13" office:value-type="float" office:value="34204">
            <text:p>34204</text:p>
          </table:table-cell>
          <table:table-cell table:style-name="ce6" office:value-type="string">
            <text:p>571/2002</text:p>
          </table:table-cell>
          <table:table-cell table:style-name="ce6" office:value-type="string">
            <text:p>61/1884</text:p>
          </table:table-cell>
          <table:table-cell table:style-name="ce14" table:formula="of:=571/2002" office:value-type="percentage" office:value="0.285214785214785">
            <text:p>28,52%</text:p>
          </table:table-cell>
          <table:table-cell table:style-name="ce14" table:formula="of:=61/1884" office:value-type="percentage" office:value="0.0323779193205945">
            <text:p>3,24%</text:p>
          </table:table-cell>
          <table:table-cell table:style-name="ce26" table:formula="of:=([.B49]-[.C49])/[.C49]" office:value-type="percentage" office:value="0.00242661676996842">
            <text:p>0,2427%</text:p>
          </table:table-cell>
          <table:table-cell/>
          <table:table-cell table:style-name="ce6" office:value-type="string">
            <text:p>Fd_21</text:p>
          </table:table-cell>
          <table:table-cell table:style-name="ce6" office:value-type="float" office:value="34347">
            <text:p>34347</text:p>
          </table:table-cell>
          <table:table-cell table:style-name="ce33" office:value-type="float" office:value="34205">
            <text:p>34205</text:p>
          </table:table-cell>
          <table:table-cell table:style-name="ce6" office:value-type="string">
            <text:p>377/553</text:p>
          </table:table-cell>
          <table:table-cell table:style-name="ce6" office:value-type="string">
            <text:p>77/494</text:p>
          </table:table-cell>
          <table:table-cell table:style-name="ce14" table:formula="of:=377/553" office:value-type="percentage" office:value="0.681735985533454">
            <text:p>68,17%</text:p>
          </table:table-cell>
          <table:table-cell table:style-name="ce14" table:formula="of:=77/494" office:value-type="percentage" office:value="0.15587044534413">
            <text:p>15,59%</text:p>
          </table:table-cell>
          <table:table-cell table:style-name="ce25" table:formula="of:=([.K49]-[.L49])/[.L49]" office:value-type="percentage" office:value="0.00415143984797544">
            <text:p>0,4151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2</text:p>
          </table:table-cell>
          <table:table-cell table:style-name="ce6" office:value-type="float" office:value="31877">
            <text:p>31877</text:p>
          </table:table-cell>
          <table:table-cell table:style-name="ce13" office:value-type="float" office:value="31809">
            <text:p>31809</text:p>
          </table:table-cell>
          <table:table-cell table:style-name="ce6" office:value-type="string">
            <text:p>706/1212</text:p>
          </table:table-cell>
          <table:table-cell table:style-name="ce6" office:value-type="string">
            <text:p>511/1145</text:p>
          </table:table-cell>
          <table:table-cell table:style-name="ce14" table:formula="of:=706/1212" office:value-type="percentage" office:value="0.582508250825082">
            <text:p>58,25%</text:p>
          </table:table-cell>
          <table:table-cell table:style-name="ce14" table:formula="of:=511/1145" office:value-type="percentage" office:value="0.446288209606987">
            <text:p>44,63%</text:p>
          </table:table-cell>
          <table:table-cell table:style-name="ce26" table:formula="of:=([.B50]-[.C50])/[.C50]" office:value-type="percentage" office:value="0.00213775975352888">
            <text:p>0,2138%</text:p>
          </table:table-cell>
          <table:table-cell/>
          <table:table-cell table:style-name="ce6" office:value-type="string">
            <text:p>Fd_22</text:p>
          </table:table-cell>
          <table:table-cell table:style-name="ce6" office:value-type="float" office:value="31876">
            <text:p>31876</text:p>
          </table:table-cell>
          <table:table-cell table:style-name="ce33" office:value-type="float" office:value="31779">
            <text:p>31779</text:p>
          </table:table-cell>
          <table:table-cell table:style-name="ce6" office:value-type="string">
            <text:p>381/583</text:p>
          </table:table-cell>
          <table:table-cell table:style-name="ce6" office:value-type="string">
            <text:p>220/518</text:p>
          </table:table-cell>
          <table:table-cell table:style-name="ce14" table:formula="of:=381/583" office:value-type="percentage" office:value="0.653516295025729">
            <text:p>65,35%</text:p>
          </table:table-cell>
          <table:table-cell table:style-name="ce14" table:formula="of:=220/518" office:value-type="percentage" office:value="0.424710424710425">
            <text:p>42,47%</text:p>
          </table:table-cell>
          <table:table-cell table:style-name="ce25" table:formula="of:=([.K50]-[.L50])/[.L50]" office:value-type="percentage" office:value="0.00305233015513389">
            <text:p>0,305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3</text:p>
          </table:table-cell>
          <table:table-cell table:style-name="ce6" office:value-type="float" office:value="34465">
            <text:p>34465</text:p>
          </table:table-cell>
          <table:table-cell table:style-name="ce13" office:value-type="float" office:value="34341">
            <text:p>34341</text:p>
          </table:table-cell>
          <table:table-cell table:style-name="ce6" office:value-type="string">
            <text:p>632/1213</text:p>
          </table:table-cell>
          <table:table-cell table:style-name="ce6" office:value-type="string">
            <text:p>195/1149</text:p>
          </table:table-cell>
          <table:table-cell table:style-name="ce14" table:formula="of:=632/1213" office:value-type="percentage" office:value="0.521022258862325">
            <text:p>52,10%</text:p>
          </table:table-cell>
          <table:table-cell table:style-name="ce14" table:formula="of:=195/1149" office:value-type="percentage" office:value="0.169712793733681">
            <text:p>16,97%</text:p>
          </table:table-cell>
          <table:table-cell table:style-name="ce26" table:formula="of:=([.B51]-[.C51])/[.C51]" office:value-type="percentage" office:value="0.00361084418042573">
            <text:p>0,3611%</text:p>
          </table:table-cell>
          <table:table-cell/>
          <table:table-cell table:style-name="ce6" office:value-type="string">
            <text:p>Fd_23</text:p>
          </table:table-cell>
          <table:table-cell table:style-name="ce6" office:value-type="float" office:value="34572">
            <text:p>34572</text:p>
          </table:table-cell>
          <table:table-cell table:style-name="ce33" office:value-type="float" office:value="34374">
            <text:p>34374</text:p>
          </table:table-cell>
          <table:table-cell table:style-name="ce6" office:value-type="string">
            <text:p>344/563</text:p>
          </table:table-cell>
          <table:table-cell table:style-name="ce6" office:value-type="string">
            <text:p>68/498</text:p>
          </table:table-cell>
          <table:table-cell table:style-name="ce14" table:formula="of:=344/563" office:value-type="percentage" office:value="0.61101243339254">
            <text:p>61,10%</text:p>
          </table:table-cell>
          <table:table-cell table:style-name="ce14" table:formula="of:=68/498" office:value-type="percentage" office:value="0.136546184738956">
            <text:p>13,65%</text:p>
          </table:table-cell>
          <table:table-cell table:style-name="ce25" table:formula="of:=([.K51]-[.L51])/[.L51]" office:value-type="percentage" office:value="0.00576016756851108">
            <text:p>0,576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4</text:p>
          </table:table-cell>
          <table:table-cell table:style-name="ce6" office:value-type="float" office:value="31900">
            <text:p>31900</text:p>
          </table:table-cell>
          <table:table-cell table:style-name="ce13" office:value-type="float" office:value="31801">
            <text:p>31801</text:p>
          </table:table-cell>
          <table:table-cell table:style-name="ce6" office:value-type="string">
            <text:p>438/961</text:p>
          </table:table-cell>
          <table:table-cell table:style-name="ce6" office:value-type="string">
            <text:p>104/909</text:p>
          </table:table-cell>
          <table:table-cell table:style-name="ce14" table:formula="of:=438/961" office:value-type="percentage" office:value="0.455775234131113">
            <text:p>45,58%</text:p>
          </table:table-cell>
          <table:table-cell table:style-name="ce14" table:formula="of:=104/909" office:value-type="percentage" office:value="0.114411441144114">
            <text:p>11,44%</text:p>
          </table:table-cell>
          <table:table-cell table:style-name="ce26" table:formula="of:=([.B52]-[.C52])/[.C52]" office:value-type="percentage" office:value="0.00311310965063992">
            <text:p>0,3113%</text:p>
          </table:table-cell>
          <table:table-cell/>
          <table:table-cell table:style-name="ce6" office:value-type="string">
            <text:p>Fd_24</text:p>
          </table:table-cell>
          <table:table-cell table:style-name="ce6" office:value-type="float" office:value="31853">
            <text:p>31853</text:p>
          </table:table-cell>
          <table:table-cell table:style-name="ce33" office:value-type="float" office:value="31800">
            <text:p>31800</text:p>
          </table:table-cell>
          <table:table-cell table:style-name="ce6" office:value-type="string">
            <text:p>351/577</text:p>
          </table:table-cell>
          <table:table-cell table:style-name="ce6" office:value-type="string">
            <text:p>260/514</text:p>
          </table:table-cell>
          <table:table-cell table:style-name="ce14" table:formula="of:=351/577" office:value-type="percentage" office:value="0.608318890814558">
            <text:p>60,83%</text:p>
          </table:table-cell>
          <table:table-cell table:style-name="ce14" table:formula="of:=260/514" office:value-type="percentage" office:value="0.505836575875486">
            <text:p>50,58%</text:p>
          </table:table-cell>
          <table:table-cell table:style-name="ce25" table:formula="of:=([.K52]-[.L52])/[.L52]" office:value-type="percentage" office:value="0.00166666666666667">
            <text:p>0,166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5</text:p>
          </table:table-cell>
          <table:table-cell table:style-name="ce6" office:value-type="float" office:value="34870">
            <text:p>34870</text:p>
          </table:table-cell>
          <table:table-cell table:style-name="ce13" office:value-type="float" office:value="34746">
            <text:p>34746</text:p>
          </table:table-cell>
          <table:table-cell table:style-name="ce6" office:value-type="string">
            <text:p>410/1674</text:p>
          </table:table-cell>
          <table:table-cell table:style-name="ce6" office:value-type="string">
            <text:p>418/1555</text:p>
          </table:table-cell>
          <table:table-cell table:style-name="ce14" table:formula="of:=410/1674" office:value-type="percentage" office:value="0.244922341696535">
            <text:p>24,49%</text:p>
          </table:table-cell>
          <table:table-cell table:style-name="ce14" table:formula="of:=418/1555" office:value-type="percentage" office:value="0.268810289389067">
            <text:p>26,88%</text:p>
          </table:table-cell>
          <table:table-cell table:style-name="ce26" table:formula="of:=([.B53]-[.C53])/[.C53]" office:value-type="percentage" office:value="0.00356875611581189">
            <text:p>0,3569%</text:p>
          </table:table-cell>
          <table:table-cell/>
          <table:table-cell table:style-name="ce6" office:value-type="string">
            <text:p>Fd_25</text:p>
          </table:table-cell>
          <table:table-cell table:style-name="ce6" office:value-type="float" office:value="34919">
            <text:p>34919</text:p>
          </table:table-cell>
          <table:table-cell table:style-name="ce33" office:value-type="float" office:value="34795">
            <text:p>34795</text:p>
          </table:table-cell>
          <table:table-cell table:style-name="ce6" office:value-type="string">
            <text:p>405/550</text:p>
          </table:table-cell>
          <table:table-cell table:style-name="ce6" office:value-type="string">
            <text:p>194/505</text:p>
          </table:table-cell>
          <table:table-cell table:style-name="ce14" table:formula="of:=405/550" office:value-type="percentage" office:value="0.736363636363636">
            <text:p>73,64%</text:p>
          </table:table-cell>
          <table:table-cell table:style-name="ce14" table:formula="of:=194/505" office:value-type="percentage" office:value="0.384158415841584">
            <text:p>38,42%</text:p>
          </table:table-cell>
          <table:table-cell table:style-name="ce25" table:formula="of:=([.K53]-[.L53])/[.L53]" office:value-type="percentage" office:value="0.00356373042103751">
            <text:p>0,356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6</text:p>
          </table:table-cell>
          <table:table-cell table:style-name="ce6" office:value-type="float" office:value="32820">
            <text:p>32820</text:p>
          </table:table-cell>
          <table:table-cell table:style-name="ce13" office:value-type="float" office:value="32672">
            <text:p>32672</text:p>
          </table:table-cell>
          <table:table-cell table:style-name="ce6" office:value-type="string">
            <text:p>339/1167</text:p>
          </table:table-cell>
          <table:table-cell table:style-name="ce6" office:value-type="string">
            <text:p>173/1050</text:p>
          </table:table-cell>
          <table:table-cell table:style-name="ce14" table:formula="of:=339/1167" office:value-type="percentage" office:value="0.290488431876607">
            <text:p>29,05%</text:p>
          </table:table-cell>
          <table:table-cell table:style-name="ce14" table:formula="of:=173/1050" office:value-type="percentage" office:value="0.164761904761905">
            <text:p>16,48%</text:p>
          </table:table-cell>
          <table:table-cell table:style-name="ce26" table:formula="of:=([.B54]-[.C54])/[.C54]" office:value-type="percentage" office:value="0.00452987267384917">
            <text:p>0,4530%</text:p>
          </table:table-cell>
          <table:table-cell/>
          <table:table-cell table:style-name="ce6" office:value-type="string">
            <text:p>Fd_26</text:p>
          </table:table-cell>
          <table:table-cell table:style-name="ce6" office:value-type="float" office:value="32823">
            <text:p>32823</text:p>
          </table:table-cell>
          <table:table-cell table:style-name="ce33" office:value-type="float" office:value="32713">
            <text:p>32713</text:p>
          </table:table-cell>
          <table:table-cell table:style-name="ce6" office:value-type="string">
            <text:p>316/541</text:p>
          </table:table-cell>
          <table:table-cell table:style-name="ce6" office:value-type="string">
            <text:p>159/502</text:p>
          </table:table-cell>
          <table:table-cell table:style-name="ce14" table:formula="of:=316/541" office:value-type="percentage" office:value="0.584103512014787">
            <text:p>58,41%</text:p>
          </table:table-cell>
          <table:table-cell table:style-name="ce14" table:formula="of:=159/502" office:value-type="percentage" office:value="0.316733067729084">
            <text:p>31,67%</text:p>
          </table:table-cell>
          <table:table-cell table:style-name="ce25" table:formula="of:=([.K54]-[.L54])/[.L54]" office:value-type="percentage" office:value="0.00336257756855073">
            <text:p>0,3363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7</text:p>
          </table:table-cell>
          <table:table-cell table:style-name="ce12" office:value-type="float" office:value="33416">
            <text:p>33416</text:p>
          </table:table-cell>
          <table:table-cell table:style-name="ce13" office:value-type="float" office:value="33272">
            <text:p>33272</text:p>
          </table:table-cell>
          <table:table-cell table:style-name="ce12" office:value-type="string">
            <text:p>622/2122</text:p>
          </table:table-cell>
          <table:table-cell table:style-name="ce12" office:value-type="string">
            <text:p>513/1897</text:p>
          </table:table-cell>
          <table:table-cell table:style-name="ce17" table:formula="of:=622/2122" office:value-type="percentage" office:value="0.293119698397738">
            <text:p>29,31%</text:p>
          </table:table-cell>
          <table:table-cell table:style-name="ce17" table:formula="of:=513/1897" office:value-type="percentage" office:value="0.270426989984186">
            <text:p>27,04%</text:p>
          </table:table-cell>
          <table:table-cell table:style-name="ce26" table:formula="of:=([.B55]-[.C55])/[.C55]" office:value-type="percentage" office:value="0.00432796345275307">
            <text:p>0,4328%</text:p>
          </table:table-cell>
          <table:table-cell/>
          <table:table-cell table:style-name="ce6" office:value-type="string">
            <text:p>Fd_27</text:p>
          </table:table-cell>
          <table:table-cell table:style-name="ce12" office:value-type="float" office:value="33406">
            <text:p>33406</text:p>
          </table:table-cell>
          <table:table-cell table:style-name="ce33" office:value-type="float" office:value="33250">
            <text:p>33250</text:p>
          </table:table-cell>
          <table:table-cell table:style-name="ce12" office:value-type="string">
            <text:p>262/555</text:p>
          </table:table-cell>
          <table:table-cell table:style-name="ce12" office:value-type="string">
            <text:p>167/490</text:p>
          </table:table-cell>
          <table:table-cell table:style-name="ce17" table:formula="of:=262/555" office:value-type="percentage" office:value="0.472072072072072">
            <text:p>47,21%</text:p>
          </table:table-cell>
          <table:table-cell table:style-name="ce17" table:formula="of:=167/490" office:value-type="percentage" office:value="0.340816326530612">
            <text:p>34,08%</text:p>
          </table:table-cell>
          <table:table-cell table:style-name="ce25" table:formula="of:=([.K55]-[.L55])/[.L55]" office:value-type="percentage" office:value="0.00469172932330827">
            <text:p>0,469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8</text:p>
          </table:table-cell>
          <table:table-cell table:style-name="ce6" office:value-type="float" office:value="32775">
            <text:p>32775</text:p>
          </table:table-cell>
          <table:table-cell table:style-name="ce13" office:value-type="float" office:value="32580">
            <text:p>32580</text:p>
          </table:table-cell>
          <table:table-cell table:style-name="ce6" office:value-type="string">
            <text:p>482/789</text:p>
          </table:table-cell>
          <table:table-cell table:style-name="ce6" office:value-type="string">
            <text:p>197/696</text:p>
          </table:table-cell>
          <table:table-cell table:style-name="ce14" table:formula="of:=482/789" office:value-type="percentage" office:value="0.610899873257288">
            <text:p>61,09%</text:p>
          </table:table-cell>
          <table:table-cell table:style-name="ce14" table:formula="of:=197/696" office:value-type="percentage" office:value="0.283045977011494">
            <text:p>28,30%</text:p>
          </table:table-cell>
          <table:table-cell table:style-name="ce26" table:formula="of:=([.B56]-[.C56])/[.C56]" office:value-type="percentage" office:value="0.00598526703499079">
            <text:p>0,5985%</text:p>
          </table:table-cell>
          <table:table-cell/>
          <table:table-cell table:style-name="ce6" office:value-type="string">
            <text:p>Fd_28</text:p>
          </table:table-cell>
          <table:table-cell table:style-name="ce6" office:value-type="float" office:value="32890">
            <text:p>32890</text:p>
          </table:table-cell>
          <table:table-cell table:style-name="ce33" office:value-type="float" office:value="32604">
            <text:p>32604</text:p>
          </table:table-cell>
          <table:table-cell table:style-name="ce6" office:value-type="string">
            <text:p>397/548</text:p>
          </table:table-cell>
          <table:table-cell table:style-name="ce6" office:value-type="string">
            <text:p>213/491</text:p>
          </table:table-cell>
          <table:table-cell table:style-name="ce14" table:formula="of:=397/548" office:value-type="percentage" office:value="0.724452554744526">
            <text:p>72,45%</text:p>
          </table:table-cell>
          <table:table-cell table:style-name="ce14" table:formula="of:=213/491" office:value-type="percentage" office:value="0.433808553971487">
            <text:p>43,38%</text:p>
          </table:table-cell>
          <table:table-cell table:style-name="ce25" table:formula="of:=([.K56]-[.L56])/[.L56]" office:value-type="percentage" office:value="0.0087719298245614">
            <text:p>0,877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29</text:p>
          </table:table-cell>
          <table:table-cell table:style-name="ce6" office:value-type="float" office:value="33903">
            <text:p>33903</text:p>
          </table:table-cell>
          <table:table-cell table:style-name="ce13" office:value-type="float" office:value="33758">
            <text:p>33758</text:p>
          </table:table-cell>
          <table:table-cell table:style-name="ce6" office:value-type="string">
            <text:p>253/950</text:p>
          </table:table-cell>
          <table:table-cell table:style-name="ce6" office:value-type="string">
            <text:p>625/862</text:p>
          </table:table-cell>
          <table:table-cell table:style-name="ce14" table:formula="of:=253/950" office:value-type="percentage" office:value="0.266315789473684">
            <text:p>26,63%</text:p>
          </table:table-cell>
          <table:table-cell table:style-name="ce14" table:formula="of:=625/862" office:value-type="percentage" office:value="0.725058004640371">
            <text:p>72,51%</text:p>
          </table:table-cell>
          <table:table-cell table:style-name="ce26" table:formula="of:=([.B57]-[.C57])/[.C57]" office:value-type="percentage" office:value="0.00429527815628888">
            <text:p>0,4295%</text:p>
          </table:table-cell>
          <table:table-cell/>
          <table:table-cell table:style-name="ce6" office:value-type="string">
            <text:p>Fd_29</text:p>
          </table:table-cell>
          <table:table-cell table:style-name="ce6" office:value-type="float" office:value="33960">
            <text:p>33960</text:p>
          </table:table-cell>
          <table:table-cell table:style-name="ce33" office:value-type="float" office:value="33821">
            <text:p>33821</text:p>
          </table:table-cell>
          <table:table-cell table:style-name="ce6" office:value-type="string">
            <text:p>275/550</text:p>
          </table:table-cell>
          <table:table-cell table:style-name="ce6" office:value-type="string">
            <text:p>165/525</text:p>
          </table:table-cell>
          <table:table-cell table:style-name="ce14" table:formula="of:=275/550" office:value-type="percentage" office:value="0.5">
            <text:p>50,00%</text:p>
          </table:table-cell>
          <table:table-cell table:style-name="ce14" table:formula="of:=165/525" office:value-type="percentage" office:value="0.314285714285714">
            <text:p>31,43%</text:p>
          </table:table-cell>
          <table:table-cell table:style-name="ce25" table:formula="of:=([.K57]-[.L57])/[.L57]" office:value-type="percentage" office:value="0.00410987256438308">
            <text:p>0,411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0</text:p>
          </table:table-cell>
          <table:table-cell table:style-name="ce6" office:value-type="float" office:value="32630">
            <text:p>32630</text:p>
          </table:table-cell>
          <table:table-cell table:style-name="ce13" office:value-type="float" office:value="32555">
            <text:p>32555</text:p>
          </table:table-cell>
          <table:table-cell table:style-name="ce6" office:value-type="string">
            <text:p>835/2069</text:p>
          </table:table-cell>
          <table:table-cell table:style-name="ce6" office:value-type="string">
            <text:p>456/1965</text:p>
          </table:table-cell>
          <table:table-cell table:style-name="ce14" table:formula="of:=835/2069" office:value-type="percentage" office:value="0.403576607056549">
            <text:p>40,36%</text:p>
          </table:table-cell>
          <table:table-cell table:style-name="ce14" table:formula="of:=456/1965" office:value-type="percentage" office:value="0.23206106870229">
            <text:p>23,21%</text:p>
          </table:table-cell>
          <table:table-cell table:style-name="ce26" table:formula="of:=([.B58]-[.C58])/[.C58]" office:value-type="percentage" office:value="0.00230379358009522">
            <text:p>0,2304%</text:p>
          </table:table-cell>
          <table:table-cell/>
          <table:table-cell table:style-name="ce6" office:value-type="string">
            <text:p>Fd_30</text:p>
          </table:table-cell>
          <table:table-cell table:style-name="ce6" office:value-type="float" office:value="32811">
            <text:p>32811</text:p>
          </table:table-cell>
          <table:table-cell table:style-name="ce33" office:value-type="float" office:value="32716">
            <text:p>32716</text:p>
          </table:table-cell>
          <table:table-cell table:style-name="ce6" office:value-type="string">
            <text:p>423/571</text:p>
          </table:table-cell>
          <table:table-cell table:style-name="ce6" office:value-type="string">
            <text:p>140/494</text:p>
          </table:table-cell>
          <table:table-cell table:style-name="ce14" table:formula="of:=423/571" office:value-type="percentage" office:value="0.740805604203152">
            <text:p>74,08%</text:p>
          </table:table-cell>
          <table:table-cell table:style-name="ce14" table:formula="of:=140/494" office:value-type="percentage" office:value="0.283400809716599">
            <text:p>28,34%</text:p>
          </table:table-cell>
          <table:table-cell table:style-name="ce25" table:formula="of:=([.K58]-[.L58])/[.L58]" office:value-type="percentage" office:value="0.00290377796796674">
            <text:p>0,2904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50x5, t=5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50x5, t=1,25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1</text:p>
          </table:table-cell>
          <table:table-cell table:style-name="ce6" office:value-type="float" office:value="66371">
            <text:p>66371</text:p>
          </table:table-cell>
          <table:table-cell table:style-name="ce13" office:value-type="float" office:value="65629">
            <text:p>65629</text:p>
          </table:table-cell>
          <table:table-cell table:style-name="ce6" office:value-type="string">
            <text:p>196/393</text:p>
          </table:table-cell>
          <table:table-cell table:style-name="ce6" office:value-type="string">
            <text:p>194/367</text:p>
          </table:table-cell>
          <table:table-cell table:style-name="ce14" table:formula="of:=196/393" office:value-type="percentage" office:value="0.498727735368957">
            <text:p>49,87%</text:p>
          </table:table-cell>
          <table:table-cell table:style-name="ce14" table:formula="of:=194/367" office:value-type="percentage" office:value="0.528610354223433">
            <text:p>52,86%</text:p>
          </table:table-cell>
          <table:table-cell table:style-name="ce26" table:formula="of:=([.B62]-[.C62])/[.C62]" office:value-type="percentage" office:value="0.0113059775404166">
            <text:p>1,1306%</text:p>
          </table:table-cell>
          <table:table-cell/>
          <table:table-cell table:style-name="ce6" office:value-type="string">
            <text:p>Fd_31</text:p>
          </table:table-cell>
          <table:table-cell table:style-name="ce6" office:value-type="float" office:value="66268">
            <text:p>66268</text:p>
          </table:table-cell>
          <table:table-cell table:style-name="ce33" office:value-type="float" office:value="65731">
            <text:p>65731</text:p>
          </table:table-cell>
          <table:table-cell table:style-name="ce6" office:value-type="string">
            <text:p>72/102</text:p>
          </table:table-cell>
          <table:table-cell table:style-name="ce6" office:value-type="string">
            <text:p>89/98</text:p>
          </table:table-cell>
          <table:table-cell table:style-name="ce14" table:formula="of:=72/102" office:value-type="percentage" office:value="0.705882352941176">
            <text:p>70,59%</text:p>
          </table:table-cell>
          <table:table-cell table:style-name="ce14" table:formula="of:=89/98" office:value-type="percentage" office:value="0.908163265306122">
            <text:p>90,82%</text:p>
          </table:table-cell>
          <table:table-cell table:style-name="ce25" table:formula="of:=([.K62]-[.L62])/[.L62]" office:value-type="percentage" office:value="0.00816966119487">
            <text:p>0,817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2</text:p>
          </table:table-cell>
          <table:table-cell table:style-name="ce6" office:value-type="float" office:value="70432">
            <text:p>70432</text:p>
          </table:table-cell>
          <table:table-cell table:style-name="ce13" office:value-type="float" office:value="69637">
            <text:p>69637</text:p>
          </table:table-cell>
          <table:table-cell table:style-name="ce6" office:value-type="string">
            <text:p>221/390</text:p>
          </table:table-cell>
          <table:table-cell table:style-name="ce6" office:value-type="string">
            <text:p>279/378</text:p>
          </table:table-cell>
          <table:table-cell table:style-name="ce14" table:formula="of:=221/390" office:value-type="percentage" office:value="0.566666666666667">
            <text:p>56,67%</text:p>
          </table:table-cell>
          <table:table-cell table:style-name="ce14" table:formula="of:=279/378" office:value-type="percentage" office:value="0.738095238095238">
            <text:p>73,81%</text:p>
          </table:table-cell>
          <table:table-cell table:style-name="ce26" table:formula="of:=([.B63]-[.C63])/[.C63]" office:value-type="percentage" office:value="0.0114163447592515">
            <text:p>1,1416%</text:p>
          </table:table-cell>
          <table:table-cell/>
          <table:table-cell table:style-name="ce6" office:value-type="string">
            <text:p>Fd_32</text:p>
          </table:table-cell>
          <table:table-cell table:style-name="ce6" office:value-type="float" office:value="70559">
            <text:p>70559</text:p>
          </table:table-cell>
          <table:table-cell table:style-name="ce33" office:value-type="float" office:value="69756">
            <text:p>69756</text:p>
          </table:table-cell>
          <table:table-cell table:style-name="ce6" office:value-type="string">
            <text:p>66/100</text:p>
          </table:table-cell>
          <table:table-cell table:style-name="ce6" office:value-type="string">
            <text:p>71/100</text:p>
          </table:table-cell>
          <table:table-cell table:style-name="ce14" table:formula="of:=66/100" office:value-type="percentage" office:value="0.66">
            <text:p>66,00%</text:p>
          </table:table-cell>
          <table:table-cell table:style-name="ce14" table:formula="of:=71/100" office:value-type="percentage" office:value="0.71">
            <text:p>71,00%</text:p>
          </table:table-cell>
          <table:table-cell table:style-name="ce25" table:formula="of:=([.K63]-[.L63])/[.L63]" office:value-type="percentage" office:value="0.0115115545616148">
            <text:p>1,151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3</text:p>
          </table:table-cell>
          <table:table-cell table:style-name="ce6" office:value-type="float" office:value="64692">
            <text:p>64692</text:p>
          </table:table-cell>
          <table:table-cell table:style-name="ce13" office:value-type="float" office:value="64212">
            <text:p>64212</text:p>
          </table:table-cell>
          <table:table-cell table:style-name="ce6" office:value-type="string">
            <text:p>199/406</text:p>
          </table:table-cell>
          <table:table-cell table:style-name="ce6" office:value-type="string">
            <text:p>147/389</text:p>
          </table:table-cell>
          <table:table-cell table:style-name="ce14" table:formula="of:=199/406" office:value-type="percentage" office:value="0.490147783251232">
            <text:p>49,01%</text:p>
          </table:table-cell>
          <table:table-cell table:style-name="ce14" table:formula="of:=147/389" office:value-type="percentage" office:value="0.377892030848329">
            <text:p>37,79%</text:p>
          </table:table-cell>
          <table:table-cell table:style-name="ce26" table:formula="of:=([.B64]-[.C64])/[.C64]" office:value-type="percentage" office:value="0.00747523827321996">
            <text:p>0,7475%</text:p>
          </table:table-cell>
          <table:table-cell/>
          <table:table-cell table:style-name="ce6" office:value-type="string">
            <text:p>Fd_33</text:p>
          </table:table-cell>
          <table:table-cell table:style-name="ce6" office:value-type="float" office:value="64853">
            <text:p>64853</text:p>
          </table:table-cell>
          <table:table-cell table:style-name="ce33" office:value-type="float" office:value="64292">
            <text:p>64292</text:p>
          </table:table-cell>
          <table:table-cell table:style-name="ce6" office:value-type="string">
            <text:p>43/96</text:p>
          </table:table-cell>
          <table:table-cell table:style-name="ce6" office:value-type="string">
            <text:p>56/100</text:p>
          </table:table-cell>
          <table:table-cell table:style-name="ce14" table:formula="of:=43/96" office:value-type="percentage" office:value="0.447916666666667">
            <text:p>44,79%</text:p>
          </table:table-cell>
          <table:table-cell table:style-name="ce14" table:formula="of:=56/100" office:value-type="percentage" office:value="0.56">
            <text:p>56,00%</text:p>
          </table:table-cell>
          <table:table-cell table:style-name="ce25" table:formula="of:=([.K64]-[.L64])/[.L64]" office:value-type="percentage" office:value="0.00872581347601568">
            <text:p>0,872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4</text:p>
          </table:table-cell>
          <table:table-cell table:style-name="ce6" office:value-type="float" office:value="69907">
            <text:p>69907</text:p>
          </table:table-cell>
          <table:table-cell table:style-name="ce13" office:value-type="float" office:value="69604">
            <text:p>69604</text:p>
          </table:table-cell>
          <table:table-cell table:style-name="ce6" office:value-type="string">
            <text:p>231/373</text:p>
          </table:table-cell>
          <table:table-cell table:style-name="ce6" office:value-type="string">
            <text:p>221/367</text:p>
          </table:table-cell>
          <table:table-cell table:style-name="ce14" table:formula="of:=231/373" office:value-type="percentage" office:value="0.619302949061662">
            <text:p>61,93%</text:p>
          </table:table-cell>
          <table:table-cell table:style-name="ce14" table:formula="of:=221/367" office:value-type="percentage" office:value="0.602179836512262">
            <text:p>60,22%</text:p>
          </table:table-cell>
          <table:table-cell table:style-name="ce26" table:formula="of:=([.B65]-[.C65])/[.C65]" office:value-type="percentage" office:value="0.00435319809206367">
            <text:p>0,4353%</text:p>
          </table:table-cell>
          <table:table-cell/>
          <table:table-cell table:style-name="ce6" office:value-type="string">
            <text:p>Fd_34</text:p>
          </table:table-cell>
          <table:table-cell table:style-name="ce6" office:value-type="float" office:value="70009">
            <text:p>70009</text:p>
          </table:table-cell>
          <table:table-cell table:style-name="ce33" office:value-type="float" office:value="69611">
            <text:p>69611</text:p>
          </table:table-cell>
          <table:table-cell table:style-name="ce6" office:value-type="string">
            <text:p>23/101</text:p>
          </table:table-cell>
          <table:table-cell table:style-name="ce6" office:value-type="string">
            <text:p>64/97</text:p>
          </table:table-cell>
          <table:table-cell table:style-name="ce14" table:formula="of:=23/101" office:value-type="percentage" office:value="0.227722772277228">
            <text:p>22,77%</text:p>
          </table:table-cell>
          <table:table-cell table:style-name="ce14" table:formula="of:=64/97" office:value-type="percentage" office:value="0.65979381443299">
            <text:p>65,98%</text:p>
          </table:table-cell>
          <table:table-cell table:style-name="ce25" table:formula="of:=([.K65]-[.L65])/[.L65]" office:value-type="percentage" office:value="0.00571748717875049">
            <text:p>0,571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5</text:p>
          </table:table-cell>
          <table:table-cell table:style-name="ce6" office:value-type="float" office:value="71044">
            <text:p>71044</text:p>
          </table:table-cell>
          <table:table-cell table:style-name="ce13" office:value-type="float" office:value="70455">
            <text:p>70455</text:p>
          </table:table-cell>
          <table:table-cell table:style-name="ce6" office:value-type="string">
            <text:p>301/386</text:p>
          </table:table-cell>
          <table:table-cell table:style-name="ce6" office:value-type="string">
            <text:p>233/368</text:p>
          </table:table-cell>
          <table:table-cell table:style-name="ce14" table:formula="of:=301/386" office:value-type="percentage" office:value="0.77979274611399">
            <text:p>77,98%</text:p>
          </table:table-cell>
          <table:table-cell table:style-name="ce14" table:formula="of:=233/368" office:value-type="percentage" office:value="0.633152173913043">
            <text:p>63,32%</text:p>
          </table:table-cell>
          <table:table-cell table:style-name="ce26" table:formula="of:=([.B66]-[.C66])/[.C66]" office:value-type="percentage" office:value="0.0083599460648641">
            <text:p>0,8360%</text:p>
          </table:table-cell>
          <table:table-cell/>
          <table:table-cell table:style-name="ce6" office:value-type="string">
            <text:p>Fd_35</text:p>
          </table:table-cell>
          <table:table-cell table:style-name="ce6" office:value-type="float" office:value="71150">
            <text:p>71150</text:p>
          </table:table-cell>
          <table:table-cell table:style-name="ce33" office:value-type="float" office:value="70508">
            <text:p>70508</text:p>
          </table:table-cell>
          <table:table-cell table:style-name="ce6" office:value-type="string">
            <text:p>45/101</text:p>
          </table:table-cell>
          <table:table-cell table:style-name="ce6" office:value-type="string">
            <text:p>81/95</text:p>
          </table:table-cell>
          <table:table-cell table:style-name="ce14" table:formula="of:=45/101" office:value-type="percentage" office:value="0.445544554455446">
            <text:p>44,55%</text:p>
          </table:table-cell>
          <table:table-cell table:style-name="ce14" table:formula="of:=81/95" office:value-type="percentage" office:value="0.852631578947368">
            <text:p>85,26%</text:p>
          </table:table-cell>
          <table:table-cell table:style-name="ce25" table:formula="of:=([.K66]-[.L66])/[.L66]" office:value-type="percentage" office:value="0.00910534974754638">
            <text:p>0,910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6</text:p>
          </table:table-cell>
          <table:table-cell table:style-name="ce6" office:value-type="float" office:value="68190">
            <text:p>68190</text:p>
          </table:table-cell>
          <table:table-cell table:style-name="ce13" office:value-type="float" office:value="67907">
            <text:p>67907</text:p>
          </table:table-cell>
          <table:table-cell table:style-name="ce6" office:value-type="string">
            <text:p>239/392</text:p>
          </table:table-cell>
          <table:table-cell table:style-name="ce6" office:value-type="string">
            <text:p>282/391</text:p>
          </table:table-cell>
          <table:table-cell table:style-name="ce14" table:formula="of:=239/392" office:value-type="percentage" office:value="0.60969387755102">
            <text:p>60,97%</text:p>
          </table:table-cell>
          <table:table-cell table:style-name="ce14" table:formula="of:=282/391" office:value-type="percentage" office:value="0.721227621483376">
            <text:p>72,12%</text:p>
          </table:table-cell>
          <table:table-cell table:style-name="ce26" table:formula="of:=([.B67]-[.C67])/[.C67]" office:value-type="percentage" office:value="0.00416746432621085">
            <text:p>0,4167%</text:p>
          </table:table-cell>
          <table:table-cell/>
          <table:table-cell table:style-name="ce6" office:value-type="string">
            <text:p>Fd_36</text:p>
          </table:table-cell>
          <table:table-cell table:style-name="ce6" office:value-type="float" office:value="68291">
            <text:p>68291</text:p>
          </table:table-cell>
          <table:table-cell table:style-name="ce33" office:value-type="float" office:value="67988">
            <text:p>67988</text:p>
          </table:table-cell>
          <table:table-cell table:style-name="ce6" office:value-type="string">
            <text:p>31/98</text:p>
          </table:table-cell>
          <table:table-cell table:style-name="ce6" office:value-type="string">
            <text:p>74/103</text:p>
          </table:table-cell>
          <table:table-cell table:style-name="ce14" table:formula="of:=31/98" office:value-type="percentage" office:value="0.316326530612245">
            <text:p>31,63%</text:p>
          </table:table-cell>
          <table:table-cell table:style-name="ce14" table:formula="of:=74/103" office:value-type="percentage" office:value="0.718446601941748">
            <text:p>71,84%</text:p>
          </table:table-cell>
          <table:table-cell table:style-name="ce25" table:formula="of:=([.K67]-[.L67])/[.L67]" office:value-type="percentage" office:value="0.0044566688239101">
            <text:p>0,445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7</text:p>
          </table:table-cell>
          <table:table-cell table:style-name="ce12" office:value-type="float" office:value="68678">
            <text:p>68678</text:p>
          </table:table-cell>
          <table:table-cell table:style-name="ce13" office:value-type="float" office:value="67473">
            <text:p>67473</text:p>
          </table:table-cell>
          <table:table-cell table:style-name="ce12" office:value-type="string">
            <text:p>276/387</text:p>
          </table:table-cell>
          <table:table-cell table:style-name="ce12" office:value-type="string">
            <text:p>194/385</text:p>
          </table:table-cell>
          <table:table-cell table:style-name="ce17" table:formula="of:=276/387" office:value-type="percentage" office:value="0.713178294573643">
            <text:p>71,32%</text:p>
          </table:table-cell>
          <table:table-cell table:style-name="ce17" table:formula="of:=194/385" office:value-type="percentage" office:value="0.503896103896104">
            <text:p>50,39%</text:p>
          </table:table-cell>
          <table:table-cell table:style-name="ce26" table:formula="of:=([.B68]-[.C68])/[.C68]" office:value-type="percentage" office:value="0.0178589954500319">
            <text:p>1,7859%</text:p>
          </table:table-cell>
          <table:table-cell/>
          <table:table-cell table:style-name="ce6" office:value-type="string">
            <text:p>Fd_37</text:p>
          </table:table-cell>
          <table:table-cell table:style-name="ce12" office:value-type="float" office:value="68688">
            <text:p>68688</text:p>
          </table:table-cell>
          <table:table-cell table:style-name="ce33" office:value-type="float" office:value="67655">
            <text:p>67655</text:p>
          </table:table-cell>
          <table:table-cell table:style-name="ce12" office:value-type="string">
            <text:p>68/97</text:p>
          </table:table-cell>
          <table:table-cell table:style-name="ce12" office:value-type="string">
            <text:p>82/99</text:p>
          </table:table-cell>
          <table:table-cell table:style-name="ce17" table:formula="of:=68/97" office:value-type="percentage" office:value="0.701030927835051">
            <text:p>70,10%</text:p>
          </table:table-cell>
          <table:table-cell table:style-name="ce17" table:formula="of:=82/99" office:value-type="percentage" office:value="0.828282828282828">
            <text:p>82,83%</text:p>
          </table:table-cell>
          <table:table-cell table:style-name="ce25" table:formula="of:=([.K68]-[.L68])/[.L68]" office:value-type="percentage" office:value="0.0152686423767645">
            <text:p>1,526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8</text:p>
          </table:table-cell>
          <table:table-cell table:style-name="ce6" office:value-type="float" office:value="65671">
            <text:p>65671</text:p>
          </table:table-cell>
          <table:table-cell table:style-name="ce13" office:value-type="float" office:value="65389">
            <text:p>65389</text:p>
          </table:table-cell>
          <table:table-cell table:style-name="ce6" office:value-type="string">
            <text:p>331/384</text:p>
          </table:table-cell>
          <table:table-cell table:style-name="ce6" office:value-type="string">
            <text:p>181/374</text:p>
          </table:table-cell>
          <table:table-cell table:style-name="ce14" table:formula="of:=331/384" office:value-type="percentage" office:value="0.861979166666667">
            <text:p>86,20%</text:p>
          </table:table-cell>
          <table:table-cell table:style-name="ce14" table:formula="of:=181/374" office:value-type="percentage" office:value="0.483957219251337">
            <text:p>48,40%</text:p>
          </table:table-cell>
          <table:table-cell table:style-name="ce26" table:formula="of:=([.B69]-[.C69])/[.C69]" office:value-type="percentage" office:value="0.00431265197510285">
            <text:p>0,4313%</text:p>
          </table:table-cell>
          <table:table-cell/>
          <table:table-cell table:style-name="ce6" office:value-type="string">
            <text:p>Fd_38</text:p>
          </table:table-cell>
          <table:table-cell table:style-name="ce6" office:value-type="float" office:value="65953">
            <text:p>65953</text:p>
          </table:table-cell>
          <table:table-cell table:style-name="ce33" office:value-type="float" office:value="65390">
            <text:p>65390</text:p>
          </table:table-cell>
          <table:table-cell table:style-name="ce6" office:value-type="string">
            <text:p>48/99</text:p>
          </table:table-cell>
          <table:table-cell table:style-name="ce6" office:value-type="string">
            <text:p>69/97</text:p>
          </table:table-cell>
          <table:table-cell table:style-name="ce14" table:formula="of:=48/99" office:value-type="percentage" office:value="0.484848484848485">
            <text:p>48,48%</text:p>
          </table:table-cell>
          <table:table-cell table:style-name="ce14" table:formula="of:=69/97" office:value-type="percentage" office:value="0.711340206185567">
            <text:p>71,13%</text:p>
          </table:table-cell>
          <table:table-cell table:style-name="ce25" table:formula="of:=([.K69]-[.L69])/[.L69]" office:value-type="percentage" office:value="0.00860987918641994">
            <text:p>0,861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39</text:p>
          </table:table-cell>
          <table:table-cell table:style-name="ce6" office:value-type="float" office:value="64765">
            <text:p>64765</text:p>
          </table:table-cell>
          <table:table-cell table:style-name="ce13" office:value-type="float" office:value="64396">
            <text:p>64396</text:p>
          </table:table-cell>
          <table:table-cell table:style-name="ce6" office:value-type="string">
            <text:p>273/369</text:p>
          </table:table-cell>
          <table:table-cell table:style-name="ce6" office:value-type="string">
            <text:p>192/362</text:p>
          </table:table-cell>
          <table:table-cell table:style-name="ce14" table:formula="of:=273/369" office:value-type="percentage" office:value="0.739837398373984">
            <text:p>73,98%</text:p>
          </table:table-cell>
          <table:table-cell table:style-name="ce14" table:formula="of:=192/362" office:value-type="percentage" office:value="0.530386740331492">
            <text:p>53,04%</text:p>
          </table:table-cell>
          <table:table-cell table:style-name="ce26" table:formula="of:=([.B70]-[.C70])/[.C70]" office:value-type="percentage" office:value="0.00573016957575005">
            <text:p>0,5730%</text:p>
          </table:table-cell>
          <table:table-cell/>
          <table:table-cell table:style-name="ce6" office:value-type="string">
            <text:p>Fd_39</text:p>
          </table:table-cell>
          <table:table-cell table:style-name="ce6" office:value-type="float" office:value="64894">
            <text:p>64894</text:p>
          </table:table-cell>
          <table:table-cell table:style-name="ce33" office:value-type="float" office:value="64503">
            <text:p>64503</text:p>
          </table:table-cell>
          <table:table-cell table:style-name="ce6" office:value-type="string">
            <text:p>63/101</text:p>
          </table:table-cell>
          <table:table-cell table:style-name="ce6" office:value-type="string">
            <text:p>72/99</text:p>
          </table:table-cell>
          <table:table-cell table:style-name="ce14" table:formula="of:=63/101" office:value-type="percentage" office:value="0.623762376237624">
            <text:p>62,38%</text:p>
          </table:table-cell>
          <table:table-cell table:style-name="ce14" table:formula="of:=72/99" office:value-type="percentage" office:value="0.727272727272727">
            <text:p>72,73%</text:p>
          </table:table-cell>
          <table:table-cell table:style-name="ce25" table:formula="of:=([.K70]-[.L70])/[.L70]" office:value-type="percentage" office:value="0.00606173356278003">
            <text:p>0,606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0</text:p>
          </table:table-cell>
          <table:table-cell table:style-name="ce6" office:value-type="float" office:value="70411">
            <text:p>70411</text:p>
          </table:table-cell>
          <table:table-cell table:style-name="ce13" office:value-type="float" office:value="70169">
            <text:p>70169</text:p>
          </table:table-cell>
          <table:table-cell table:style-name="ce6" office:value-type="string">
            <text:p>279/404</text:p>
          </table:table-cell>
          <table:table-cell table:style-name="ce6" office:value-type="string">
            <text:p>288/369</text:p>
          </table:table-cell>
          <table:table-cell table:style-name="ce14" table:formula="of:=279/404" office:value-type="percentage" office:value="0.690594059405941">
            <text:p>69,06%</text:p>
          </table:table-cell>
          <table:table-cell table:style-name="ce14" table:formula="of:=288/369" office:value-type="percentage" office:value="0.780487804878049">
            <text:p>78,05%</text:p>
          </table:table-cell>
          <table:table-cell table:style-name="ce26" table:formula="of:=([.B71]-[.C71])/[.C71]" office:value-type="percentage" office:value="0.00344881642890735">
            <text:p>0,3449%</text:p>
          </table:table-cell>
          <table:table-cell/>
          <table:table-cell table:style-name="ce6" office:value-type="string">
            <text:p>Fd_40</text:p>
          </table:table-cell>
          <table:table-cell table:style-name="ce6" office:value-type="float" office:value="70515">
            <text:p>70515</text:p>
          </table:table-cell>
          <table:table-cell table:style-name="ce33" office:value-type="float" office:value="70295">
            <text:p>70295</text:p>
          </table:table-cell>
          <table:table-cell table:style-name="ce6" office:value-type="string">
            <text:p>62/99</text:p>
          </table:table-cell>
          <table:table-cell table:style-name="ce6" office:value-type="string">
            <text:p>68/98</text:p>
          </table:table-cell>
          <table:table-cell table:style-name="ce14" table:formula="of:=62/99" office:value-type="percentage" office:value="0.626262626262626">
            <text:p>62,63%</text:p>
          </table:table-cell>
          <table:table-cell table:style-name="ce14" table:formula="of:=68/98" office:value-type="percentage" office:value="0.693877551020408">
            <text:p>69,39%</text:p>
          </table:table-cell>
          <table:table-cell table:style-name="ce25" table:formula="of:=([.K71]-[.L71])/[.L71]" office:value-type="percentage" office:value="0.0031296678284373">
            <text:p>0,3130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50x10, t=10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50x10, t=2,5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1</text:p>
          </table:table-cell>
          <table:table-cell table:style-name="ce6" office:value-type="float" office:value="90315">
            <text:p>90315</text:p>
          </table:table-cell>
          <table:table-cell table:style-name="ce13" office:value-type="float" office:value="89799">
            <text:p>89799</text:p>
          </table:table-cell>
          <table:table-cell table:style-name="ce6" office:value-type="string">
            <text:p>227/375</text:p>
          </table:table-cell>
          <table:table-cell table:style-name="ce6" office:value-type="string">
            <text:p>189/371</text:p>
          </table:table-cell>
          <table:table-cell table:style-name="ce14" table:formula="of:=227/375" office:value-type="percentage" office:value="0.605333333333333">
            <text:p>60,53%</text:p>
          </table:table-cell>
          <table:table-cell table:style-name="ce14" table:formula="of:=189/371" office:value-type="percentage" office:value="0.509433962264151">
            <text:p>50,94%</text:p>
          </table:table-cell>
          <table:table-cell table:style-name="ce26" table:formula="of:=([.B75]-[.C75])/[.C75]" office:value-type="percentage" office:value="0.00574616643837905">
            <text:p>0,5746%</text:p>
          </table:table-cell>
          <table:table-cell/>
          <table:table-cell table:style-name="ce6" office:value-type="string">
            <text:p>Fd_41</text:p>
          </table:table-cell>
          <table:table-cell table:style-name="ce6" office:value-type="float" office:value="90319">
            <text:p>90319</text:p>
          </table:table-cell>
          <table:table-cell table:style-name="ce33" office:value-type="float" office:value="89965">
            <text:p>89965</text:p>
          </table:table-cell>
          <table:table-cell table:style-name="ce6" office:value-type="string">
            <text:p>22/86</text:p>
          </table:table-cell>
          <table:table-cell table:style-name="ce6" office:value-type="string">
            <text:p>52/82</text:p>
          </table:table-cell>
          <table:table-cell table:style-name="ce14" table:formula="of:=22/86" office:value-type="percentage" office:value="0.255813953488372">
            <text:p>25,58%</text:p>
          </table:table-cell>
          <table:table-cell table:style-name="ce14" table:formula="of:=52/82" office:value-type="percentage" office:value="0.634146341463415">
            <text:p>63,41%</text:p>
          </table:table-cell>
          <table:table-cell table:style-name="ce25" table:formula="of:=([.K75]-[.L75])/[.L75]" office:value-type="percentage" office:value="0.00393486355805035">
            <text:p>0,393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2</text:p>
          </table:table-cell>
          <table:table-cell table:style-name="ce6" office:value-type="float" office:value="86111">
            <text:p>86111</text:p>
          </table:table-cell>
          <table:table-cell table:style-name="ce13" office:value-type="float" office:value="85070">
            <text:p>85070</text:p>
          </table:table-cell>
          <table:table-cell table:style-name="ce6" office:value-type="string">
            <text:p>335/379</text:p>
          </table:table-cell>
          <table:table-cell table:style-name="ce6" office:value-type="string">
            <text:p>271/363</text:p>
          </table:table-cell>
          <table:table-cell table:style-name="ce14" table:formula="of:=335/379" office:value-type="percentage" office:value="0.883905013192612">
            <text:p>88,39%</text:p>
          </table:table-cell>
          <table:table-cell table:style-name="ce14" table:formula="of:=271/363" office:value-type="percentage" office:value="0.746556473829201">
            <text:p>74,66%</text:p>
          </table:table-cell>
          <table:table-cell table:style-name="ce26" table:formula="of:=([.B76]-[.C76])/[.C76]" office:value-type="percentage" office:value="0.0122369813095098">
            <text:p>1,2237%</text:p>
          </table:table-cell>
          <table:table-cell/>
          <table:table-cell table:style-name="ce6" office:value-type="string">
            <text:p>Fd_42</text:p>
          </table:table-cell>
          <table:table-cell table:style-name="ce6" office:value-type="float" office:value="86556">
            <text:p>86556</text:p>
          </table:table-cell>
          <table:table-cell table:style-name="ce33" office:value-type="float" office:value="85322">
            <text:p>85322</text:p>
          </table:table-cell>
          <table:table-cell table:style-name="ce6" office:value-type="string">
            <text:p>70/98</text:p>
          </table:table-cell>
          <table:table-cell table:style-name="ce6" office:value-type="string">
            <text:p>81/96</text:p>
          </table:table-cell>
          <table:table-cell table:style-name="ce14" table:formula="of:=70/98" office:value-type="percentage" office:value="0.714285714285714">
            <text:p>71,43%</text:p>
          </table:table-cell>
          <table:table-cell table:style-name="ce14" table:formula="of:=81/96" office:value-type="percentage" office:value="0.84375">
            <text:p>84,38%</text:p>
          </table:table-cell>
          <table:table-cell table:style-name="ce25" table:formula="of:=([.K76]-[.L76])/[.L76]" office:value-type="percentage" office:value="0.0144628583483744">
            <text:p>1,4463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3</text:p>
          </table:table-cell>
          <table:table-cell table:style-name="ce6" office:value-type="float" office:value="83528">
            <text:p>83528</text:p>
          </table:table-cell>
          <table:table-cell table:style-name="ce13" office:value-type="float" office:value="82569">
            <text:p>82569</text:p>
          </table:table-cell>
          <table:table-cell table:style-name="ce6" office:value-type="string">
            <text:p>331/383</text:p>
          </table:table-cell>
          <table:table-cell table:style-name="ce6" office:value-type="string">
            <text:p>279/384</text:p>
          </table:table-cell>
          <table:table-cell table:style-name="ce14" table:formula="of:=331/383" office:value-type="percentage" office:value="0.864229765013055">
            <text:p>86,42%</text:p>
          </table:table-cell>
          <table:table-cell table:style-name="ce14" table:formula="of:=279/384" office:value-type="percentage" office:value="0.7265625">
            <text:p>72,66%</text:p>
          </table:table-cell>
          <table:table-cell table:style-name="ce26" table:formula="of:=([.B77]-[.C77])/[.C77]" office:value-type="percentage" office:value="0.0116145284549892">
            <text:p>1,1615%</text:p>
          </table:table-cell>
          <table:table-cell/>
          <table:table-cell table:style-name="ce6" office:value-type="string">
            <text:p>Fd_43</text:p>
          </table:table-cell>
          <table:table-cell table:style-name="ce6" office:value-type="float" office:value="83771">
            <text:p>83771</text:p>
          </table:table-cell>
          <table:table-cell table:style-name="ce33" office:value-type="float" office:value="82507">
            <text:p>82507</text:p>
          </table:table-cell>
          <table:table-cell table:style-name="ce6" office:value-type="string">
            <text:p>68/101</text:p>
          </table:table-cell>
          <table:table-cell table:style-name="ce6" office:value-type="string">
            <text:p>78/95</text:p>
          </table:table-cell>
          <table:table-cell table:style-name="ce14" table:formula="of:=68/101" office:value-type="percentage" office:value="0.673267326732673">
            <text:p>67,33%</text:p>
          </table:table-cell>
          <table:table-cell table:style-name="ce14" table:formula="of:=78/95" office:value-type="percentage" office:value="0.821052631578947">
            <text:p>82,11%</text:p>
          </table:table-cell>
          <table:table-cell table:style-name="ce25" table:formula="of:=([.K77]-[.L77])/[.L77]" office:value-type="percentage" office:value="0.0153199122498697">
            <text:p>1,532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4</text:p>
          </table:table-cell>
          <table:table-cell table:style-name="ce6" office:value-type="float" office:value="89348">
            <text:p>89348</text:p>
          </table:table-cell>
          <table:table-cell table:style-name="ce13" office:value-type="float" office:value="88660">
            <text:p>88660</text:p>
          </table:table-cell>
          <table:table-cell table:style-name="ce6" office:value-type="string">
            <text:p>150/395</text:p>
          </table:table-cell>
          <table:table-cell table:style-name="ce6" office:value-type="string">
            <text:p>187/378</text:p>
          </table:table-cell>
          <table:table-cell table:style-name="ce14" table:formula="of:=150/395" office:value-type="percentage" office:value="0.379746835443038">
            <text:p>37,97%</text:p>
          </table:table-cell>
          <table:table-cell table:style-name="ce14" table:formula="of:=187/378" office:value-type="percentage" office:value="0.494708994708995">
            <text:p>49,47%</text:p>
          </table:table-cell>
          <table:table-cell table:style-name="ce26" table:formula="of:=([.B78]-[.C78])/[.C78]" office:value-type="percentage" office:value="0.00775998195353034">
            <text:p>0,7760%</text:p>
          </table:table-cell>
          <table:table-cell/>
          <table:table-cell table:style-name="ce6" office:value-type="string">
            <text:p>Fd_44</text:p>
          </table:table-cell>
          <table:table-cell table:style-name="ce6" office:value-type="float" office:value="89441">
            <text:p>89441</text:p>
          </table:table-cell>
          <table:table-cell table:style-name="ce33" office:value-type="float" office:value="88924">
            <text:p>88924</text:p>
          </table:table-cell>
          <table:table-cell table:style-name="ce6" office:value-type="string">
            <text:p>0/102</text:p>
          </table:table-cell>
          <table:table-cell table:style-name="ce6" office:value-type="string">
            <text:p>63/97</text:p>
          </table:table-cell>
          <table:table-cell table:style-name="ce14" table:formula="of:=0/102" office:value-type="percentage" office:value="0">
            <text:p>0,00%</text:p>
          </table:table-cell>
          <table:table-cell table:style-name="ce14" table:formula="of:=63/97" office:value-type="percentage" office:value="0.649484536082474">
            <text:p>64,95%</text:p>
          </table:table-cell>
          <table:table-cell table:style-name="ce25" table:formula="of:=([.K78]-[.L78])/[.L78]" office:value-type="percentage" office:value="0.00581395348837209">
            <text:p>0,581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5</text:p>
          </table:table-cell>
          <table:table-cell table:style-name="ce6" office:value-type="float" office:value="89083">
            <text:p>89083</text:p>
          </table:table-cell>
          <table:table-cell table:style-name="ce13" office:value-type="float" office:value="88264">
            <text:p>88264</text:p>
          </table:table-cell>
          <table:table-cell table:style-name="ce6" office:value-type="string">
            <text:p>178/388</text:p>
          </table:table-cell>
          <table:table-cell table:style-name="ce6" office:value-type="string">
            <text:p>223/364</text:p>
          </table:table-cell>
          <table:table-cell table:style-name="ce14" table:formula="of:=178/388" office:value-type="percentage" office:value="0.458762886597938">
            <text:p>45,88%</text:p>
          </table:table-cell>
          <table:table-cell table:style-name="ce14" table:formula="of:=223/364" office:value-type="percentage" office:value="0.612637362637363">
            <text:p>61,26%</text:p>
          </table:table-cell>
          <table:table-cell table:style-name="ce26" table:formula="of:=([.B79]-[.C79])/[.C79]" office:value-type="percentage" office:value="0.00927898123810387">
            <text:p>0,9279%</text:p>
          </table:table-cell>
          <table:table-cell/>
          <table:table-cell table:style-name="ce6" office:value-type="string">
            <text:p>Fd_45</text:p>
          </table:table-cell>
          <table:table-cell table:style-name="ce6" office:value-type="float" office:value="89506">
            <text:p>89506</text:p>
          </table:table-cell>
          <table:table-cell table:style-name="ce33" office:value-type="float" office:value="88493">
            <text:p>88493</text:p>
          </table:table-cell>
          <table:table-cell table:style-name="ce6" office:value-type="string">
            <text:p>62/99</text:p>
          </table:table-cell>
          <table:table-cell table:style-name="ce6" office:value-type="string">
            <text:p>78/97</text:p>
          </table:table-cell>
          <table:table-cell table:style-name="ce14" table:formula="of:=62/99" office:value-type="percentage" office:value="0.626262626262626">
            <text:p>62,63%</text:p>
          </table:table-cell>
          <table:table-cell table:style-name="ce14" table:formula="of:=78/97" office:value-type="percentage" office:value="0.804123711340206">
            <text:p>80,41%</text:p>
          </table:table-cell>
          <table:table-cell table:style-name="ce25" table:formula="of:=([.K79]-[.L79])/[.L79]" office:value-type="percentage" office:value="0.0114472331144836">
            <text:p>1,144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6</text:p>
          </table:table-cell>
          <table:table-cell table:style-name="ce6" office:value-type="float" office:value="90439">
            <text:p>90439</text:p>
          </table:table-cell>
          <table:table-cell table:style-name="ce13" office:value-type="float" office:value="88863">
            <text:p>88863</text:p>
          </table:table-cell>
          <table:table-cell table:style-name="ce6" office:value-type="string">
            <text:p>216/375</text:p>
          </table:table-cell>
          <table:table-cell table:style-name="ce6" office:value-type="string">
            <text:p>223/384</text:p>
          </table:table-cell>
          <table:table-cell table:style-name="ce14" table:formula="of:=216/375" office:value-type="percentage" office:value="0.576">
            <text:p>57,60%</text:p>
          </table:table-cell>
          <table:table-cell table:style-name="ce14" table:formula="of:=223/384" office:value-type="percentage" office:value="0.580729166666667">
            <text:p>58,07%</text:p>
          </table:table-cell>
          <table:table-cell table:style-name="ce26" table:formula="of:=([.B80]-[.C80])/[.C80]" office:value-type="percentage" office:value="0.0177351653669131">
            <text:p>1,7735%</text:p>
          </table:table-cell>
          <table:table-cell/>
          <table:table-cell table:style-name="ce6" office:value-type="string">
            <text:p>Fd_46</text:p>
          </table:table-cell>
          <table:table-cell table:style-name="ce6" office:value-type="float" office:value="90585">
            <text:p>90585</text:p>
          </table:table-cell>
          <table:table-cell table:style-name="ce33" office:value-type="float" office:value="89631">
            <text:p>89631</text:p>
          </table:table-cell>
          <table:table-cell table:style-name="ce6" office:value-type="string">
            <text:p>72/100</text:p>
          </table:table-cell>
          <table:table-cell table:style-name="ce6" office:value-type="string">
            <text:p>67/95</text:p>
          </table:table-cell>
          <table:table-cell table:style-name="ce14" table:formula="of:=72/100" office:value-type="percentage" office:value="0.72">
            <text:p>72,00%</text:p>
          </table:table-cell>
          <table:table-cell table:style-name="ce14" table:formula="of:=67/95" office:value-type="percentage" office:value="0.705263157894737">
            <text:p>70,53%</text:p>
          </table:table-cell>
          <table:table-cell table:style-name="ce25" table:formula="of:=([.K80]-[.L80])/[.L80]" office:value-type="percentage" office:value="0.0106436389195702">
            <text:p>1,064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7</text:p>
          </table:table-cell>
          <table:table-cell table:style-name="ce6" office:value-type="float" office:value="92614">
            <text:p>92614</text:p>
          </table:table-cell>
          <table:table-cell table:style-name="ce13" office:value-type="float" office:value="91023">
            <text:p>91023</text:p>
          </table:table-cell>
          <table:table-cell table:style-name="ce6" office:value-type="string">
            <text:p>334/392</text:p>
          </table:table-cell>
          <table:table-cell table:style-name="ce6" office:value-type="string">
            <text:p>220/360</text:p>
          </table:table-cell>
          <table:table-cell table:style-name="ce14" table:formula="of:=334/392" office:value-type="percentage" office:value="0.852040816326531">
            <text:p>85,20%</text:p>
          </table:table-cell>
          <table:table-cell table:style-name="ce14" table:formula="of:=220/360" office:value-type="percentage" office:value="0.611111111111111">
            <text:p>61,11%</text:p>
          </table:table-cell>
          <table:table-cell table:style-name="ce26" table:formula="of:=([.B81]-[.C81])/[.C81]" office:value-type="percentage" office:value="0.0174790986893423">
            <text:p>1,7479%</text:p>
          </table:table-cell>
          <table:table-cell/>
          <table:table-cell table:style-name="ce6" office:value-type="string">
            <text:p>Fd_47</text:p>
          </table:table-cell>
          <table:table-cell table:style-name="ce6" office:value-type="float" office:value="94091">
            <text:p>94091</text:p>
          </table:table-cell>
          <table:table-cell table:style-name="ce33" office:value-type="float" office:value="91702">
            <text:p>91702</text:p>
          </table:table-cell>
          <table:table-cell table:style-name="ce6" office:value-type="string">
            <text:p>81/91</text:p>
          </table:table-cell>
          <table:table-cell table:style-name="ce6" office:value-type="string">
            <text:p>82/87</text:p>
          </table:table-cell>
          <table:table-cell table:style-name="ce14" table:formula="of:=81/91" office:value-type="percentage" office:value="0.89010989010989">
            <text:p>89,01%</text:p>
          </table:table-cell>
          <table:table-cell table:style-name="ce14" table:formula="of:=82/87" office:value-type="percentage" office:value="0.942528735632184">
            <text:p>94,25%</text:p>
          </table:table-cell>
          <table:table-cell table:style-name="ce25" table:formula="of:=([.K81]-[.L81])/[.L81]" office:value-type="percentage" office:value="0.0260517764061853">
            <text:p>2,605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8</text:p>
          </table:table-cell>
          <table:table-cell table:style-name="ce6" office:value-type="float" office:value="90655">
            <text:p>90655</text:p>
          </table:table-cell>
          <table:table-cell table:style-name="ce13" office:value-type="float" office:value="88840">
            <text:p>88840</text:p>
          </table:table-cell>
          <table:table-cell table:style-name="ce6" office:value-type="string">
            <text:p>349/381</text:p>
          </table:table-cell>
          <table:table-cell table:style-name="ce6" office:value-type="string">
            <text:p>219/373</text:p>
          </table:table-cell>
          <table:table-cell table:style-name="ce14" table:formula="of:=349/381" office:value-type="percentage" office:value="0.916010498687664">
            <text:p>91,60%</text:p>
          </table:table-cell>
          <table:table-cell table:style-name="ce14" table:formula="of:=219/373" office:value-type="percentage" office:value="0.587131367292225">
            <text:p>58,71%</text:p>
          </table:table-cell>
          <table:table-cell table:style-name="ce26" table:formula="of:=([.B82]-[.C82])/[.C82]" office:value-type="percentage" office:value="0.0204299864925709">
            <text:p>2,0430%</text:p>
          </table:table-cell>
          <table:table-cell/>
          <table:table-cell table:style-name="ce6" office:value-type="string">
            <text:p>Fd_48</text:p>
          </table:table-cell>
          <table:table-cell table:style-name="ce6" office:value-type="float" office:value="91113">
            <text:p>91113</text:p>
          </table:table-cell>
          <table:table-cell table:style-name="ce33" office:value-type="float" office:value="89417">
            <text:p>89417</text:p>
          </table:table-cell>
          <table:table-cell table:style-name="ce6" office:value-type="string">
            <text:p>67/102</text:p>
          </table:table-cell>
          <table:table-cell table:style-name="ce6" office:value-type="string">
            <text:p>89/98</text:p>
          </table:table-cell>
          <table:table-cell table:style-name="ce14" table:formula="of:=67/102" office:value-type="percentage" office:value="0.656862745098039">
            <text:p>65,69%</text:p>
          </table:table-cell>
          <table:table-cell table:style-name="ce14" table:formula="of:=89/98" office:value-type="percentage" office:value="0.908163265306122">
            <text:p>90,82%</text:p>
          </table:table-cell>
          <table:table-cell table:style-name="ce25" table:formula="of:=([.K82]-[.L82])/[.L82]" office:value-type="percentage" office:value="0.0189673104666898">
            <text:p>1,896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49</text:p>
          </table:table-cell>
          <table:table-cell table:style-name="ce6" office:value-type="float" office:value="90630">
            <text:p>90630</text:p>
          </table:table-cell>
          <table:table-cell table:style-name="ce13" office:value-type="float" office:value="88110">
            <text:p>88110</text:p>
          </table:table-cell>
          <table:table-cell table:style-name="ce6" office:value-type="string">
            <text:p>340/385</text:p>
          </table:table-cell>
          <table:table-cell table:style-name="ce6" office:value-type="string">
            <text:p>238/372</text:p>
          </table:table-cell>
          <table:table-cell table:style-name="ce14" table:formula="of:=340/385" office:value-type="percentage" office:value="0.883116883116883">
            <text:p>88,31%</text:p>
          </table:table-cell>
          <table:table-cell table:style-name="ce14" table:formula="of:=238/372" office:value-type="percentage" office:value="0.639784946236559">
            <text:p>63,98%</text:p>
          </table:table-cell>
          <table:table-cell table:style-name="ce26" table:formula="of:=([.B83]-[.C83])/[.C83]" office:value-type="percentage" office:value="0.0286006128702758">
            <text:p>2,8601%</text:p>
          </table:table-cell>
          <table:table-cell/>
          <table:table-cell table:style-name="ce6" office:value-type="string">
            <text:p>Fd_49</text:p>
          </table:table-cell>
          <table:table-cell table:style-name="ce6" office:value-type="float" office:value="90651">
            <text:p>90651</text:p>
          </table:table-cell>
          <table:table-cell table:style-name="ce33" office:value-type="float" office:value="88305">
            <text:p>88305</text:p>
          </table:table-cell>
          <table:table-cell table:style-name="ce6" office:value-type="string">
            <text:p>66/100</text:p>
          </table:table-cell>
          <table:table-cell table:style-name="ce6" office:value-type="string">
            <text:p>87/95</text:p>
          </table:table-cell>
          <table:table-cell table:style-name="ce14" table:formula="of:=66/100" office:value-type="percentage" office:value="0.66">
            <text:p>66,00%</text:p>
          </table:table-cell>
          <table:table-cell table:style-name="ce14" table:formula="of:=87/95" office:value-type="percentage" office:value="0.91578947368421">
            <text:p>91,58%</text:p>
          </table:table-cell>
          <table:table-cell table:style-name="ce25" table:formula="of:=([.K83]-[.L83])/[.L83]" office:value-type="percentage" office:value="0.0265670120604722">
            <text:p>2,656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0</text:p>
          </table:table-cell>
          <table:table-cell table:style-name="ce6" office:value-type="float" office:value="93154">
            <text:p>93154</text:p>
          </table:table-cell>
          <table:table-cell table:style-name="ce13" office:value-type="float" office:value="90790">
            <text:p>90790</text:p>
          </table:table-cell>
          <table:table-cell table:style-name="ce6" office:value-type="string">
            <text:p>338/360</text:p>
          </table:table-cell>
          <table:table-cell table:style-name="ce6" office:value-type="string">
            <text:p>239/358</text:p>
          </table:table-cell>
          <table:table-cell table:style-name="ce14" table:formula="of:=338/360" office:value-type="percentage" office:value="0.938888888888889">
            <text:p>93,89%</text:p>
          </table:table-cell>
          <table:table-cell table:style-name="ce14" table:formula="of:=239/358" office:value-type="percentage" office:value="0.667597765363129">
            <text:p>66,76%</text:p>
          </table:table-cell>
          <table:table-cell table:style-name="ce26" table:formula="of:=([.B84]-[.C84])/[.C84]" office:value-type="percentage" office:value="0.0260381099240004">
            <text:p>2,6038%</text:p>
          </table:table-cell>
          <table:table-cell/>
          <table:table-cell table:style-name="ce6" office:value-type="string">
            <text:p>Fd_50</text:p>
          </table:table-cell>
          <table:table-cell table:style-name="ce6" office:value-type="float" office:value="94243">
            <text:p>94243</text:p>
          </table:table-cell>
          <table:table-cell table:style-name="ce33" office:value-type="float" office:value="91732">
            <text:p>91732</text:p>
          </table:table-cell>
          <table:table-cell table:style-name="ce6" office:value-type="string">
            <text:p>78/97</text:p>
          </table:table-cell>
          <table:table-cell table:style-name="ce6" office:value-type="string">
            <text:p>71/92</text:p>
          </table:table-cell>
          <table:table-cell table:style-name="ce14" table:formula="of:=78/97" office:value-type="percentage" office:value="0.804123711340206">
            <text:p>80,41%</text:p>
          </table:table-cell>
          <table:table-cell table:style-name="ce14" table:formula="of:=71/92" office:value-type="percentage" office:value="0.771739130434783">
            <text:p>77,17%</text:p>
          </table:table-cell>
          <table:table-cell table:style-name="ce25" table:formula="of:=([.K84]-[.L84])/[.L84]" office:value-type="percentage" office:value="0.0273732176339772">
            <text:p>2,7373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50x20, t=20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50x20, t=5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1</text:p>
          </table:table-cell>
          <table:table-cell table:style-name="ce6" office:value-type="float" office:value="130206">
            <text:p>130206</text:p>
          </table:table-cell>
          <table:table-cell table:style-name="ce13" office:value-type="float" office:value="129083">
            <text:p>129083</text:p>
          </table:table-cell>
          <table:table-cell table:style-name="ce6" office:value-type="string">
            <text:p>239/364</text:p>
          </table:table-cell>
          <table:table-cell table:style-name="ce6" office:value-type="string">
            <text:p>227/361</text:p>
          </table:table-cell>
          <table:table-cell table:style-name="ce14" table:formula="of:=239/364" office:value-type="percentage" office:value="0.656593406593407">
            <text:p>65,66%</text:p>
          </table:table-cell>
          <table:table-cell table:style-name="ce14" table:formula="of:=227/361" office:value-type="percentage" office:value="0.628808864265928">
            <text:p>62,88%</text:p>
          </table:table-cell>
          <table:table-cell table:style-name="ce26" table:formula="of:=([.B88]-[.C88])/[.C88]" office:value-type="percentage" office:value="0.00869982879232742">
            <text:p>0,8700%</text:p>
          </table:table-cell>
          <table:table-cell/>
          <table:table-cell table:style-name="ce6" office:value-type="string">
            <text:p>Fd_51</text:p>
          </table:table-cell>
          <table:table-cell table:style-name="ce6" office:value-type="float" office:value="130780">
            <text:p>130780</text:p>
          </table:table-cell>
          <table:table-cell table:style-name="ce33" office:value-type="float" office:value="129388">
            <text:p>129388</text:p>
          </table:table-cell>
          <table:table-cell table:style-name="ce6" office:value-type="string">
            <text:p>68/99</text:p>
          </table:table-cell>
          <table:table-cell table:style-name="ce6" office:value-type="string">
            <text:p>82/94</text:p>
          </table:table-cell>
          <table:table-cell table:style-name="ce14" table:formula="of:=68/99" office:value-type="percentage" office:value="0.686868686868687">
            <text:p>68,69%</text:p>
          </table:table-cell>
          <table:table-cell table:style-name="ce14" table:formula="of:=82/94" office:value-type="percentage" office:value="0.872340425531915">
            <text:p>87,23%</text:p>
          </table:table-cell>
          <table:table-cell table:style-name="ce25" table:formula="of:=([.K88]-[.L88])/[.L88]" office:value-type="percentage" office:value="0.0107583392586639">
            <text:p>1,075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2</text:p>
          </table:table-cell>
          <table:table-cell table:style-name="ce6" office:value-type="float" office:value="122415">
            <text:p>122415</text:p>
          </table:table-cell>
          <table:table-cell table:style-name="ce13" office:value-type="float" office:value="121772">
            <text:p>121772</text:p>
          </table:table-cell>
          <table:table-cell table:style-name="ce6" office:value-type="string">
            <text:p>279/390</text:p>
          </table:table-cell>
          <table:table-cell table:style-name="ce6" office:value-type="string">
            <text:p>253/362</text:p>
          </table:table-cell>
          <table:table-cell table:style-name="ce14" table:formula="of:=279/390" office:value-type="percentage" office:value="0.715384615384615">
            <text:p>71,54%</text:p>
          </table:table-cell>
          <table:table-cell table:style-name="ce14" table:formula="of:=253/362" office:value-type="percentage" office:value="0.698895027624309">
            <text:p>69,89%</text:p>
          </table:table-cell>
          <table:table-cell table:style-name="ce26" table:formula="of:=([.B89]-[.C89])/[.C89]" office:value-type="percentage" office:value="0.0052803600170811">
            <text:p>0,5280%</text:p>
          </table:table-cell>
          <table:table-cell/>
          <table:table-cell table:style-name="ce6" office:value-type="string">
            <text:p>Fd_52</text:p>
          </table:table-cell>
          <table:table-cell table:style-name="ce6" office:value-type="float" office:value="122997">
            <text:p>122997</text:p>
          </table:table-cell>
          <table:table-cell table:style-name="ce33" office:value-type="float" office:value="122187">
            <text:p>122187</text:p>
          </table:table-cell>
          <table:table-cell table:style-name="ce6" office:value-type="string">
            <text:p>72/95</text:p>
          </table:table-cell>
          <table:table-cell table:style-name="ce6" office:value-type="string">
            <text:p>67/89</text:p>
          </table:table-cell>
          <table:table-cell table:style-name="ce14" table:formula="of:=72/95" office:value-type="percentage" office:value="0.757894736842105">
            <text:p>75,79%</text:p>
          </table:table-cell>
          <table:table-cell table:style-name="ce14" table:formula="of:=67/89" office:value-type="percentage" office:value="0.752808988764045">
            <text:p>75,28%</text:p>
          </table:table-cell>
          <table:table-cell table:style-name="ce25" table:formula="of:=([.K89]-[.L89])/[.L89]" office:value-type="percentage" office:value="0.0066291831373223">
            <text:p>0,662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3</text:p>
          </table:table-cell>
          <table:table-cell table:style-name="ce6" office:value-type="float" office:value="121081">
            <text:p>121081</text:p>
          </table:table-cell>
          <table:table-cell table:style-name="ce13" office:value-type="float" office:value="119275">
            <text:p>119275</text:p>
          </table:table-cell>
          <table:table-cell table:style-name="ce6" office:value-type="string">
            <text:p>324/377</text:p>
          </table:table-cell>
          <table:table-cell table:style-name="ce6" office:value-type="string">
            <text:p>248/362</text:p>
          </table:table-cell>
          <table:table-cell table:style-name="ce14" table:formula="of:=324/377" office:value-type="percentage" office:value="0.859416445623342">
            <text:p>85,94%</text:p>
          </table:table-cell>
          <table:table-cell table:style-name="ce14" table:formula="of:=248/362" office:value-type="percentage" office:value="0.685082872928177">
            <text:p>68,51%</text:p>
          </table:table-cell>
          <table:table-cell table:style-name="ce26" table:formula="of:=([.B90]-[.C90])/[.C90]" office:value-type="percentage" office:value="0.0151414797736324">
            <text:p>1,5141%</text:p>
          </table:table-cell>
          <table:table-cell/>
          <table:table-cell table:style-name="ce6" office:value-type="string">
            <text:p>Fd_53</text:p>
          </table:table-cell>
          <table:table-cell table:style-name="ce6" office:value-type="float" office:value="121917">
            <text:p>121917</text:p>
          </table:table-cell>
          <table:table-cell table:style-name="ce33" office:value-type="float" office:value="119551">
            <text:p>119551</text:p>
          </table:table-cell>
          <table:table-cell table:style-name="ce6" office:value-type="string">
            <text:p>65/96</text:p>
          </table:table-cell>
          <table:table-cell table:style-name="ce6" office:value-type="string">
            <text:p>83/90</text:p>
          </table:table-cell>
          <table:table-cell table:style-name="ce14" table:formula="of:=65/96" office:value-type="percentage" office:value="0.677083333333333">
            <text:p>67,71%</text:p>
          </table:table-cell>
          <table:table-cell table:style-name="ce14" table:formula="of:=83/90" office:value-type="percentage" office:value="0.922222222222222">
            <text:p>92,22%</text:p>
          </table:table-cell>
          <table:table-cell table:style-name="ce25" table:formula="of:=([.K90]-[.L90])/[.L90]" office:value-type="percentage" office:value="0.0197907169325225">
            <text:p>1,9791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4</text:p>
          </table:table-cell>
          <table:table-cell table:style-name="ce6" office:value-type="float" office:value="126586">
            <text:p>126586</text:p>
          </table:table-cell>
          <table:table-cell table:style-name="ce13" office:value-type="float" office:value="123499">
            <text:p>123499</text:p>
          </table:table-cell>
          <table:table-cell table:style-name="ce6" office:value-type="string">
            <text:p>271/356</text:p>
          </table:table-cell>
          <table:table-cell table:style-name="ce6" office:value-type="string">
            <text:p>220/344</text:p>
          </table:table-cell>
          <table:table-cell table:style-name="ce14" table:formula="of:=271/356" office:value-type="percentage" office:value="0.76123595505618">
            <text:p>76,12%</text:p>
          </table:table-cell>
          <table:table-cell table:style-name="ce14" table:formula="of:=220/344" office:value-type="percentage" office:value="0.63953488372093">
            <text:p>63,95%</text:p>
          </table:table-cell>
          <table:table-cell table:style-name="ce26" table:formula="of:=([.B91]-[.C91])/[.C91]" office:value-type="percentage" office:value="0.0249961538150106">
            <text:p>2,4996%</text:p>
          </table:table-cell>
          <table:table-cell/>
          <table:table-cell table:style-name="ce6" office:value-type="string">
            <text:p>Fd_54</text:p>
          </table:table-cell>
          <table:table-cell table:style-name="ce6" office:value-type="float" office:value="127179">
            <text:p>127179</text:p>
          </table:table-cell>
          <table:table-cell table:style-name="ce33" office:value-type="float" office:value="124523">
            <text:p>124523</text:p>
          </table:table-cell>
          <table:table-cell table:style-name="ce6" office:value-type="string">
            <text:p>74/97</text:p>
          </table:table-cell>
          <table:table-cell table:style-name="ce6" office:value-type="string">
            <text:p>72/89</text:p>
          </table:table-cell>
          <table:table-cell table:style-name="ce14" table:formula="of:=74/97" office:value-type="percentage" office:value="0.762886597938144">
            <text:p>76,29%</text:p>
          </table:table-cell>
          <table:table-cell table:style-name="ce14" table:formula="of:=72/89" office:value-type="percentage" office:value="0.808988764044944">
            <text:p>80,90%</text:p>
          </table:table-cell>
          <table:table-cell table:style-name="ce25" table:formula="of:=([.K91]-[.L91])/[.L91]" office:value-type="percentage" office:value="0.0213293929635489">
            <text:p>2,132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5</text:p>
          </table:table-cell>
          <table:table-cell table:style-name="ce6" office:value-type="float" office:value="123544">
            <text:p>123544</text:p>
          </table:table-cell>
          <table:table-cell table:style-name="ce13" office:value-type="float" office:value="121581">
            <text:p>121581</text:p>
          </table:table-cell>
          <table:table-cell table:style-name="ce6" office:value-type="string">
            <text:p>235/369</text:p>
          </table:table-cell>
          <table:table-cell table:style-name="ce6" office:value-type="string">
            <text:p>300/364</text:p>
          </table:table-cell>
          <table:table-cell table:style-name="ce14" table:formula="of:=235/369" office:value-type="percentage" office:value="0.636856368563686">
            <text:p>63,69%</text:p>
          </table:table-cell>
          <table:table-cell table:style-name="ce14" table:formula="of:=300/364" office:value-type="percentage" office:value="0.824175824175824">
            <text:p>82,42%</text:p>
          </table:table-cell>
          <table:table-cell table:style-name="ce26" table:formula="of:=([.B92]-[.C92])/[.C92]" office:value-type="percentage" office:value="0.0161456148575847">
            <text:p>1,6146%</text:p>
          </table:table-cell>
          <table:table-cell/>
          <table:table-cell table:style-name="ce6" office:value-type="string">
            <text:p>Fd_55</text:p>
          </table:table-cell>
          <table:table-cell table:style-name="ce6" office:value-type="float" office:value="124589">
            <text:p>124589</text:p>
          </table:table-cell>
          <table:table-cell table:style-name="ce33" office:value-type="float" office:value="122386">
            <text:p>122386</text:p>
          </table:table-cell>
          <table:table-cell table:style-name="ce6" office:value-type="string">
            <text:p>68/94</text:p>
          </table:table-cell>
          <table:table-cell table:style-name="ce6" office:value-type="string">
            <text:p>80/90</text:p>
          </table:table-cell>
          <table:table-cell table:style-name="ce14" table:formula="of:=68/94" office:value-type="percentage" office:value="0.723404255319149">
            <text:p>72,34%</text:p>
          </table:table-cell>
          <table:table-cell table:style-name="ce14" table:formula="of:=80/90" office:value-type="percentage" office:value="0.888888888888889">
            <text:p>88,89%</text:p>
          </table:table-cell>
          <table:table-cell table:style-name="ce25" table:formula="of:=([.K92]-[.L92])/[.L92]" office:value-type="percentage" office:value="0.0180004248851993">
            <text:p>1,800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6</text:p>
          </table:table-cell>
          <table:table-cell table:style-name="ce6" office:value-type="float" office:value="126651">
            <text:p>126651</text:p>
          </table:table-cell>
          <table:table-cell table:style-name="ce13" office:value-type="float" office:value="124587">
            <text:p>124587</text:p>
          </table:table-cell>
          <table:table-cell table:style-name="ce6" office:value-type="string">
            <text:p>323/373</text:p>
          </table:table-cell>
          <table:table-cell table:style-name="ce6" office:value-type="string">
            <text:p>188/355</text:p>
          </table:table-cell>
          <table:table-cell table:style-name="ce14" table:formula="of:=323/373" office:value-type="percentage" office:value="0.865951742627346">
            <text:p>86,60%</text:p>
          </table:table-cell>
          <table:table-cell table:style-name="ce14" table:formula="of:=188/355" office:value-type="percentage" office:value="0.529577464788732">
            <text:p>52,96%</text:p>
          </table:table-cell>
          <table:table-cell table:style-name="ce26" table:formula="of:=([.B93]-[.C93])/[.C93]" office:value-type="percentage" office:value="0.0165667364973874">
            <text:p>1,6567%</text:p>
          </table:table-cell>
          <table:table-cell/>
          <table:table-cell table:style-name="ce6" office:value-type="string">
            <text:p>Fd_56</text:p>
          </table:table-cell>
          <table:table-cell table:style-name="ce6" office:value-type="float" office:value="127843">
            <text:p>127843</text:p>
          </table:table-cell>
          <table:table-cell table:style-name="ce33" office:value-type="float" office:value="126004">
            <text:p>126004</text:p>
          </table:table-cell>
          <table:table-cell table:style-name="ce6" office:value-type="string">
            <text:p>61/93</text:p>
          </table:table-cell>
          <table:table-cell table:style-name="ce6" office:value-type="string">
            <text:p>65/93</text:p>
          </table:table-cell>
          <table:table-cell table:style-name="ce14" table:formula="of:=61/93" office:value-type="percentage" office:value="0.655913978494624">
            <text:p>65,59%</text:p>
          </table:table-cell>
          <table:table-cell table:style-name="ce14" table:formula="of:=65/93" office:value-type="percentage" office:value="0.698924731182796">
            <text:p>69,89%</text:p>
          </table:table-cell>
          <table:table-cell table:style-name="ce25" table:formula="of:=([.K93]-[.L93])/[.L93]" office:value-type="percentage" office:value="0.014594774769055">
            <text:p>1,459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7</text:p>
          </table:table-cell>
          <table:table-cell table:style-name="ce6" office:value-type="float" office:value="127280">
            <text:p>127280</text:p>
          </table:table-cell>
          <table:table-cell table:style-name="ce13" office:value-type="float" office:value="126122">
            <text:p>126122</text:p>
          </table:table-cell>
          <table:table-cell table:style-name="ce6" office:value-type="string">
            <text:p>336/360</text:p>
          </table:table-cell>
          <table:table-cell table:style-name="ce6" office:value-type="string">
            <text:p>186/349</text:p>
          </table:table-cell>
          <table:table-cell table:style-name="ce14" table:formula="of:=336/360" office:value-type="percentage" office:value="0.933333333333333">
            <text:p>93,33%</text:p>
          </table:table-cell>
          <table:table-cell table:style-name="ce14" table:formula="of:=186/349" office:value-type="percentage" office:value="0.532951289398281">
            <text:p>53,30%</text:p>
          </table:table-cell>
          <table:table-cell table:style-name="ce26" table:formula="of:=([.B94]-[.C94])/[.C94]" office:value-type="percentage" office:value="0.00918158608331616">
            <text:p>0,9182%</text:p>
          </table:table-cell>
          <table:table-cell/>
          <table:table-cell table:style-name="ce6" office:value-type="string">
            <text:p>Fd_57</text:p>
          </table:table-cell>
          <table:table-cell table:style-name="ce6" office:value-type="float" office:value="127499">
            <text:p>127499</text:p>
          </table:table-cell>
          <table:table-cell table:style-name="ce33" office:value-type="float" office:value="126370">
            <text:p>126370</text:p>
          </table:table-cell>
          <table:table-cell table:style-name="ce6" office:value-type="string">
            <text:p>55/91</text:p>
          </table:table-cell>
          <table:table-cell table:style-name="ce6" office:value-type="string">
            <text:p>83/91</text:p>
          </table:table-cell>
          <table:table-cell table:style-name="ce14" table:formula="of:=55/91" office:value-type="percentage" office:value="0.604395604395604">
            <text:p>60,44%</text:p>
          </table:table-cell>
          <table:table-cell table:style-name="ce14" table:formula="of:=83/91" office:value-type="percentage" office:value="0.912087912087912">
            <text:p>91,21%</text:p>
          </table:table-cell>
          <table:table-cell table:style-name="ce25" table:formula="of:=([.K94]-[.L94])/[.L94]" office:value-type="percentage" office:value="0.00893408245627918">
            <text:p>0,893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8</text:p>
          </table:table-cell>
          <table:table-cell table:style-name="ce6" office:value-type="float" office:value="126285">
            <text:p>126285</text:p>
          </table:table-cell>
          <table:table-cell table:style-name="ce13" office:value-type="float" office:value="125205">
            <text:p>125205</text:p>
          </table:table-cell>
          <table:table-cell table:style-name="ce6" office:value-type="string">
            <text:p>273/363</text:p>
          </table:table-cell>
          <table:table-cell table:style-name="ce6" office:value-type="string">
            <text:p>166/345</text:p>
          </table:table-cell>
          <table:table-cell table:style-name="ce14" table:formula="of:=273/363" office:value-type="percentage" office:value="0.752066115702479">
            <text:p>75,21%</text:p>
          </table:table-cell>
          <table:table-cell table:style-name="ce14" table:formula="of:=166/345" office:value-type="percentage" office:value="0.481159420289855">
            <text:p>48,12%</text:p>
          </table:table-cell>
          <table:table-cell table:style-name="ce26" table:formula="of:=([.B95]-[.C95])/[.C95]" office:value-type="percentage" office:value="0.00862585360009584">
            <text:p>0,8626%</text:p>
          </table:table-cell>
          <table:table-cell/>
          <table:table-cell table:style-name="ce6" office:value-type="string">
            <text:p>Fd_58</text:p>
          </table:table-cell>
          <table:table-cell table:style-name="ce6" office:value-type="float" office:value="127407">
            <text:p>127407</text:p>
          </table:table-cell>
          <table:table-cell table:style-name="ce33" office:value-type="float" office:value="125652">
            <text:p>125652</text:p>
          </table:table-cell>
          <table:table-cell table:style-name="ce6" office:value-type="string">
            <text:p>55/96</text:p>
          </table:table-cell>
          <table:table-cell table:style-name="ce6" office:value-type="string">
            <text:p>58/90</text:p>
          </table:table-cell>
          <table:table-cell table:style-name="ce14" table:formula="of:=55/96" office:value-type="percentage" office:value="0.572916666666667">
            <text:p>57,29%</text:p>
          </table:table-cell>
          <table:table-cell table:style-name="ce14" table:formula="of:=58/90" office:value-type="percentage" office:value="0.644444444444444">
            <text:p>64,44%</text:p>
          </table:table-cell>
          <table:table-cell table:style-name="ce25" table:formula="of:=([.K95]-[.L95])/[.L95]" office:value-type="percentage" office:value="0.0139671473593735">
            <text:p>1,396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59</text:p>
          </table:table-cell>
          <table:table-cell table:style-name="ce6" office:value-type="float" office:value="125311">
            <text:p>125311</text:p>
          </table:table-cell>
          <table:table-cell table:style-name="ce13" office:value-type="float" office:value="124495">
            <text:p>124495</text:p>
          </table:table-cell>
          <table:table-cell table:style-name="ce6" office:value-type="string">
            <text:p>294/378</text:p>
          </table:table-cell>
          <table:table-cell table:style-name="ce6" office:value-type="string">
            <text:p>168/352</text:p>
          </table:table-cell>
          <table:table-cell table:style-name="ce14" table:formula="of:=294/378" office:value-type="percentage" office:value="0.777777777777778">
            <text:p>77,78%</text:p>
          </table:table-cell>
          <table:table-cell table:style-name="ce14" table:formula="of:=168/352" office:value-type="percentage" office:value="0.477272727272727">
            <text:p>47,73%</text:p>
          </table:table-cell>
          <table:table-cell table:style-name="ce26" table:formula="of:=([.B96]-[.C96])/[.C96]" office:value-type="percentage" office:value="0.00655448009960239">
            <text:p>0,6554%</text:p>
          </table:table-cell>
          <table:table-cell/>
          <table:table-cell table:style-name="ce6" office:value-type="string">
            <text:p>Fd_59</text:p>
          </table:table-cell>
          <table:table-cell table:style-name="ce6" office:value-type="float" office:value="125745">
            <text:p>125745</text:p>
          </table:table-cell>
          <table:table-cell table:style-name="ce33" office:value-type="float" office:value="124318">
            <text:p>124318</text:p>
          </table:table-cell>
          <table:table-cell table:style-name="ce6" office:value-type="string">
            <text:p>36/91</text:p>
          </table:table-cell>
          <table:table-cell table:style-name="ce6" office:value-type="string">
            <text:p>61/83</text:p>
          </table:table-cell>
          <table:table-cell table:style-name="ce14" table:formula="of:=36/91" office:value-type="percentage" office:value="0.395604395604396">
            <text:p>39,56%</text:p>
          </table:table-cell>
          <table:table-cell table:style-name="ce14" table:formula="of:=61/83" office:value-type="percentage" office:value="0.734939759036145">
            <text:p>73,49%</text:p>
          </table:table-cell>
          <table:table-cell table:style-name="ce25" table:formula="of:=([.K96]-[.L96])/[.L96]" office:value-type="percentage" office:value="0.0114786273910455">
            <text:p>1,147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0</text:p>
          </table:table-cell>
          <table:table-cell table:style-name="ce6" office:value-type="float" office:value="129369">
            <text:p>129369</text:p>
          </table:table-cell>
          <table:table-cell table:style-name="ce13" office:value-type="float" office:value="127522">
            <text:p>127522</text:p>
          </table:table-cell>
          <table:table-cell table:style-name="ce6" office:value-type="string">
            <text:p>297/353</text:p>
          </table:table-cell>
          <table:table-cell table:style-name="ce6" office:value-type="string">
            <text:p>220/344</text:p>
          </table:table-cell>
          <table:table-cell table:style-name="ce14" table:formula="of:=297/353" office:value-type="percentage" office:value="0.841359773371105">
            <text:p>84,14%</text:p>
          </table:table-cell>
          <table:table-cell table:style-name="ce14" table:formula="of:=220/344" office:value-type="percentage" office:value="0.63953488372093">
            <text:p>63,95%</text:p>
          </table:table-cell>
          <table:table-cell table:style-name="ce26" table:formula="of:=([.B97]-[.C97])/[.C97]" office:value-type="percentage" office:value="0.0144837753485673">
            <text:p>1,4484%</text:p>
          </table:table-cell>
          <table:table-cell/>
          <table:table-cell table:style-name="ce6" office:value-type="string">
            <text:p>Fd_60</text:p>
          </table:table-cell>
          <table:table-cell table:style-name="ce6" office:value-type="float" office:value="130242">
            <text:p>130242</text:p>
          </table:table-cell>
          <table:table-cell table:style-name="ce33" office:value-type="float" office:value="127782">
            <text:p>127782</text:p>
          </table:table-cell>
          <table:table-cell table:style-name="ce6" office:value-type="string">
            <text:p>65/90</text:p>
          </table:table-cell>
          <table:table-cell table:style-name="ce6" office:value-type="string">
            <text:p>77/87</text:p>
          </table:table-cell>
          <table:table-cell table:style-name="ce14" table:formula="of:=65/90" office:value-type="percentage" office:value="0.722222222222222">
            <text:p>72,22%</text:p>
          </table:table-cell>
          <table:table-cell table:style-name="ce14" table:formula="of:=77/87" office:value-type="percentage" office:value="0.885057471264368">
            <text:p>88,51%</text:p>
          </table:table-cell>
          <table:table-cell table:style-name="ce25" table:formula="of:=([.K97]-[.L97])/[.L97]" office:value-type="percentage" office:value="0.0192515377752735">
            <text:p>1,9252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100x5, t=10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100x5, t=2,5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1</text:p>
          </table:table-cell>
          <table:table-cell table:style-name="ce6" office:value-type="float" office:value="258075">
            <text:p>258075</text:p>
          </table:table-cell>
          <table:table-cell table:style-name="ce13" office:value-type="float" office:value="257856">
            <text:p>257856</text:p>
          </table:table-cell>
          <table:table-cell table:style-name="ce6" office:value-type="string">
            <text:p>16/101</text:p>
          </table:table-cell>
          <table:table-cell table:style-name="ce6" office:value-type="string">
            <text:p>86/99</text:p>
          </table:table-cell>
          <table:table-cell table:style-name="ce14" table:formula="of:=16/101" office:value-type="percentage" office:value="0.158415841584158">
            <text:p>15,84%</text:p>
          </table:table-cell>
          <table:table-cell table:style-name="ce14" table:formula="of:=86/99" office:value-type="percentage" office:value="0.868686868686869">
            <text:p>86,87%</text:p>
          </table:table-cell>
          <table:table-cell table:style-name="ce26" table:formula="of:=([.B101]-[.C101])/[.C101]" office:value-type="percentage" office:value="0.000849311243484736">
            <text:p>0,0849%</text:p>
          </table:table-cell>
          <table:table-cell/>
          <table:table-cell table:style-name="ce6" office:value-type="string">
            <text:p>Fd_61</text:p>
          </table:table-cell>
          <table:table-cell table:style-name="ce6" office:value-type="float" office:value="258066">
            <text:p>258066</text:p>
          </table:table-cell>
          <table:table-cell table:style-name="ce33" office:value-type="float" office:value="257997">
            <text:p>257997</text:p>
          </table:table-cell>
          <table:table-cell table:style-name="ce6" office:value-type="string">
            <text:p>0/27</text:p>
          </table:table-cell>
          <table:table-cell table:style-name="ce6" office:value-type="string">
            <text:p>15/27</text:p>
          </table:table-cell>
          <table:table-cell table:style-name="ce14" table:formula="of:=0/27" office:value-type="percentage" office:value="0">
            <text:p>0,00%</text:p>
          </table:table-cell>
          <table:table-cell table:style-name="ce14" table:formula="of:=15/27" office:value-type="percentage" office:value="0.555555555555556">
            <text:p>55,56%</text:p>
          </table:table-cell>
          <table:table-cell table:style-name="ce25" table:formula="of:=([.K101]-[.L101])/[.L101]" office:value-type="percentage" office:value="0.000267444970290352">
            <text:p>0,026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2</text:p>
          </table:table-cell>
          <table:table-cell table:style-name="ce6" office:value-type="float" office:value="248619">
            <text:p>248619</text:p>
          </table:table-cell>
          <table:table-cell table:style-name="ce13" office:value-type="float" office:value="247645">
            <text:p>247645</text:p>
          </table:table-cell>
          <table:table-cell table:style-name="ce6" office:value-type="string">
            <text:p>27/107</text:p>
          </table:table-cell>
          <table:table-cell table:style-name="ce6" office:value-type="string">
            <text:p>91/102</text:p>
          </table:table-cell>
          <table:table-cell table:style-name="ce14" table:formula="of:=27/107" office:value-type="percentage" office:value="0.252336448598131">
            <text:p>25,23%</text:p>
          </table:table-cell>
          <table:table-cell table:style-name="ce14" table:formula="of:=91/102" office:value-type="percentage" office:value="0.892156862745098">
            <text:p>89,22%</text:p>
          </table:table-cell>
          <table:table-cell table:style-name="ce26" table:formula="of:=([.B102]-[.C102])/[.C102]" office:value-type="percentage" office:value="0.00393304932463809">
            <text:p>0,3933%</text:p>
          </table:table-cell>
          <table:table-cell/>
          <table:table-cell table:style-name="ce6" office:value-type="string">
            <text:p>Fd_62</text:p>
          </table:table-cell>
          <table:table-cell table:style-name="ce6" office:value-type="float" office:value="248562">
            <text:p>248562</text:p>
          </table:table-cell>
          <table:table-cell table:style-name="ce33" office:value-type="float" office:value="248224">
            <text:p>248224</text:p>
          </table:table-cell>
          <table:table-cell table:style-name="ce18" office:value-type="string">
            <text:p>9/26</text:p>
          </table:table-cell>
          <table:table-cell table:style-name="ce6" office:value-type="string">
            <text:p>23/26</text:p>
          </table:table-cell>
          <table:table-cell table:style-name="ce14" table:formula="of:=9/26" office:value-type="percentage" office:value="0.346153846153846">
            <text:p>34,62%</text:p>
          </table:table-cell>
          <table:table-cell table:style-name="ce14" table:formula="of:=23/26" office:value-type="percentage" office:value="0.884615384615385">
            <text:p>88,46%</text:p>
          </table:table-cell>
          <table:table-cell table:style-name="ce25" table:formula="of:=([.K102]-[.L102])/[.L102]" office:value-type="percentage" office:value="0.00136167332731726">
            <text:p>0,136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3</text:p>
          </table:table-cell>
          <table:table-cell table:style-name="ce6" office:value-type="float" office:value="243137">
            <text:p>243137</text:p>
          </table:table-cell>
          <table:table-cell table:style-name="ce13" office:value-type="float" office:value="242709">
            <text:p>242709</text:p>
          </table:table-cell>
          <table:table-cell table:style-name="ce18" office:value-type="string">
            <text:p>3/101</text:p>
          </table:table-cell>
          <table:table-cell table:style-name="ce6" office:value-type="string">
            <text:p>67/97</text:p>
          </table:table-cell>
          <table:table-cell table:style-name="ce14" table:formula="of:=3/101" office:value-type="percentage" office:value="0.0297029702970297">
            <text:p>2,97%</text:p>
          </table:table-cell>
          <table:table-cell table:style-name="ce14" table:formula="of:=67/97" office:value-type="percentage" office:value="0.690721649484536">
            <text:p>69,07%</text:p>
          </table:table-cell>
          <table:table-cell table:style-name="ce26" table:formula="of:=([.B103]-[.C103])/[.C103]" office:value-type="percentage" office:value="0.00176342863264238">
            <text:p>0,1763%</text:p>
          </table:table-cell>
          <table:table-cell/>
          <table:table-cell table:style-name="ce6" office:value-type="string">
            <text:p>Fd_63</text:p>
          </table:table-cell>
          <table:table-cell table:style-name="ce6" office:value-type="float" office:value="243146">
            <text:p>243146</text:p>
          </table:table-cell>
          <table:table-cell table:style-name="ce33" office:value-type="float" office:value="242899">
            <text:p>242899</text:p>
          </table:table-cell>
          <table:table-cell table:style-name="ce18" office:value-type="string">
            <text:p>0/26</text:p>
          </table:table-cell>
          <table:table-cell table:style-name="ce6" office:value-type="string">
            <text:p>17/27</text:p>
          </table:table-cell>
          <table:table-cell table:style-name="ce14" table:formula="of:=0/26" office:value-type="percentage" office:value="0">
            <text:p>0,00%</text:p>
          </table:table-cell>
          <table:table-cell table:style-name="ce14" table:formula="of:=17/27" office:value-type="percentage" office:value="0.62962962962963">
            <text:p>62,96%</text:p>
          </table:table-cell>
          <table:table-cell table:style-name="ce25" table:formula="of:=([.K103]-[.L103])/[.L103]" office:value-type="percentage" office:value="0.0010168835606569">
            <text:p>0,101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4</text:p>
          </table:table-cell>
          <table:table-cell table:style-name="ce6" office:value-type="float" office:value="233965">
            <text:p>233965</text:p>
          </table:table-cell>
          <table:table-cell table:style-name="ce13" office:value-type="float" office:value="232817">
            <text:p>232817</text:p>
          </table:table-cell>
          <table:table-cell table:style-name="ce6" office:value-type="string">
            <text:p>77/100</text:p>
          </table:table-cell>
          <table:table-cell table:style-name="ce19" office:value-type="string">
            <text:p>80/94</text:p>
          </table:table-cell>
          <table:table-cell table:style-name="ce14" table:formula="of:=77/100" office:value-type="percentage" office:value="0.77">
            <text:p>77,00%</text:p>
          </table:table-cell>
          <table:table-cell table:style-name="ce14" table:formula="of:=80/94" office:value-type="percentage" office:value="0.851063829787234">
            <text:p>85,11%</text:p>
          </table:table-cell>
          <table:table-cell table:style-name="ce26" table:formula="of:=([.B104]-[.C104])/[.C104]" office:value-type="percentage" office:value="0.00493091140251786">
            <text:p>0,4931%</text:p>
          </table:table-cell>
          <table:table-cell/>
          <table:table-cell table:style-name="ce6" office:value-type="string">
            <text:p>Fd_64</text:p>
          </table:table-cell>
          <table:table-cell table:style-name="ce6" office:value-type="float" office:value="234188">
            <text:p>234188</text:p>
          </table:table-cell>
          <table:table-cell table:style-name="ce33" office:value-type="float" office:value="233398">
            <text:p>233398</text:p>
          </table:table-cell>
          <table:table-cell table:style-name="ce18" office:value-type="string">
            <text:p>11/26</text:p>
          </table:table-cell>
          <table:table-cell table:style-name="ce19" office:value-type="string">
            <text:p>25/27</text:p>
          </table:table-cell>
          <table:table-cell table:style-name="ce14" table:formula="of:=11/26" office:value-type="percentage" office:value="0.423076923076923">
            <text:p>42,31%</text:p>
          </table:table-cell>
          <table:table-cell table:style-name="ce14" table:formula="of:=25/27" office:value-type="percentage" office:value="0.925925925925926">
            <text:p>92,59%</text:p>
          </table:table-cell>
          <table:table-cell table:style-name="ce25" table:formula="of:=([.K104]-[.L104])/[.L104]" office:value-type="percentage" office:value="0.00338477621916212">
            <text:p>0,338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5</text:p>
          </table:table-cell>
          <table:table-cell table:style-name="ce6" office:value-type="float" office:value="245872">
            <text:p>245872</text:p>
          </table:table-cell>
          <table:table-cell table:style-name="ce13" office:value-type="float" office:value="244779">
            <text:p>244779</text:p>
          </table:table-cell>
          <table:table-cell table:style-name="ce6" office:value-type="string">
            <text:p>56/99</text:p>
          </table:table-cell>
          <table:table-cell table:style-name="ce6" office:value-type="string">
            <text:p>93/98</text:p>
          </table:table-cell>
          <table:table-cell table:style-name="ce14" table:formula="of:=56/99" office:value-type="percentage" office:value="0.565656565656566">
            <text:p>56,57%</text:p>
          </table:table-cell>
          <table:table-cell table:style-name="ce14" table:formula="of:=93/98" office:value-type="percentage" office:value="0.948979591836735">
            <text:p>94,90%</text:p>
          </table:table-cell>
          <table:table-cell table:style-name="ce26" table:formula="of:=([.B105]-[.C105])/[.C105]" office:value-type="percentage" office:value="0.00446525232965246">
            <text:p>0,4465%</text:p>
          </table:table-cell>
          <table:table-cell/>
          <table:table-cell table:style-name="ce6" office:value-type="string">
            <text:p>Fd_65</text:p>
          </table:table-cell>
          <table:table-cell table:style-name="ce6" office:value-type="float" office:value="245955">
            <text:p>245955</text:p>
          </table:table-cell>
          <table:table-cell table:style-name="ce33" office:value-type="float" office:value="245259">
            <text:p>245259</text:p>
          </table:table-cell>
          <table:table-cell table:style-name="ce18" office:value-type="string">
            <text:p>3/24</text:p>
          </table:table-cell>
          <table:table-cell table:style-name="ce6" office:value-type="string">
            <text:p>22/25</text:p>
          </table:table-cell>
          <table:table-cell table:style-name="ce14" table:formula="of:=3/24" office:value-type="percentage" office:value="0.125">
            <text:p>12,50%</text:p>
          </table:table-cell>
          <table:table-cell table:style-name="ce14" table:formula="of:=22/25" office:value-type="percentage" office:value="0.88">
            <text:p>88,00%</text:p>
          </table:table-cell>
          <table:table-cell table:style-name="ce25" table:formula="of:=([.K105]-[.L105])/[.L105]" office:value-type="percentage" office:value="0.00283781634924712">
            <text:p>0,283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6</text:p>
          </table:table-cell>
          <table:table-cell table:style-name="ce6" office:value-type="float" office:value="237418">
            <text:p>237418</text:p>
          </table:table-cell>
          <table:table-cell table:style-name="ce13" office:value-type="float" office:value="236926">
            <text:p>236926</text:p>
          </table:table-cell>
          <table:table-cell table:style-name="ce19" office:value-type="string">
            <text:p>31/100</text:p>
          </table:table-cell>
          <table:table-cell table:style-name="ce6" office:value-type="string">
            <text:p>74/103</text:p>
          </table:table-cell>
          <table:table-cell table:style-name="ce14" table:formula="of:=31/100" office:value-type="percentage" office:value="0.31">
            <text:p>31,00%</text:p>
          </table:table-cell>
          <table:table-cell table:style-name="ce14" table:formula="of:=74/103" office:value-type="percentage" office:value="0.718446601941748">
            <text:p>71,84%</text:p>
          </table:table-cell>
          <table:table-cell table:style-name="ce26" table:formula="of:=([.B106]-[.C106])/[.C106]" office:value-type="percentage" office:value="0.00207659775626145">
            <text:p>0,2077%</text:p>
          </table:table-cell>
          <table:table-cell/>
          <table:table-cell table:style-name="ce6" office:value-type="string">
            <text:p>Fd_66</text:p>
          </table:table-cell>
          <table:table-cell table:style-name="ce6" office:value-type="float" office:value="237416">
            <text:p>237416</text:p>
          </table:table-cell>
          <table:table-cell table:style-name="ce33" office:value-type="float" office:value="237111">
            <text:p>237111</text:p>
          </table:table-cell>
          <table:table-cell table:style-name="ce18" office:value-type="string">
            <text:p>11/28</text:p>
          </table:table-cell>
          <table:table-cell table:style-name="ce6" office:value-type="string">
            <text:p>16/27</text:p>
          </table:table-cell>
          <table:table-cell table:style-name="ce14" table:formula="of:=11/28" office:value-type="percentage" office:value="0.392857142857143">
            <text:p>39,29%</text:p>
          </table:table-cell>
          <table:table-cell table:style-name="ce14" table:formula="of:=16/27" office:value-type="percentage" office:value="0.592592592592593">
            <text:p>59,26%</text:p>
          </table:table-cell>
          <table:table-cell table:style-name="ce25" table:formula="of:=([.K106]-[.L106])/[.L106]" office:value-type="percentage" office:value="0.0012863173787804">
            <text:p>0,128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7</text:p>
          </table:table-cell>
          <table:table-cell table:style-name="ce6" office:value-type="float" office:value="244852">
            <text:p>244852</text:p>
          </table:table-cell>
          <table:table-cell table:style-name="ce13" office:value-type="float" office:value="244569">
            <text:p>244569</text:p>
          </table:table-cell>
          <table:table-cell table:style-name="ce18" office:value-type="string">
            <text:p>12/98</text:p>
          </table:table-cell>
          <table:table-cell table:style-name="ce6" office:value-type="string">
            <text:p>71/98</text:p>
          </table:table-cell>
          <table:table-cell table:style-name="ce14" table:formula="of:=12/98" office:value-type="percentage" office:value="0.122448979591837">
            <text:p>12,24%</text:p>
          </table:table-cell>
          <table:table-cell table:style-name="ce14" table:formula="of:=71/98" office:value-type="percentage" office:value="0.724489795918367">
            <text:p>72,45%</text:p>
          </table:table-cell>
          <table:table-cell table:style-name="ce26" table:formula="of:=([.B107]-[.C107])/[.C107]" office:value-type="percentage" office:value="0.0011571376584931">
            <text:p>0,1157%</text:p>
          </table:table-cell>
          <table:table-cell/>
          <table:table-cell table:style-name="ce6" office:value-type="string">
            <text:p>Fd_67</text:p>
          </table:table-cell>
          <table:table-cell table:style-name="ce6" office:value-type="float" office:value="244884">
            <text:p>244884</text:p>
          </table:table-cell>
          <table:table-cell table:style-name="ce33" office:value-type="float" office:value="244678">
            <text:p>244678</text:p>
          </table:table-cell>
          <table:table-cell table:style-name="ce18" office:value-type="string">
            <text:p>0/25</text:p>
          </table:table-cell>
          <table:table-cell table:style-name="ce18" office:value-type="string">
            <text:p>12/25</text:p>
          </table:table-cell>
          <table:table-cell table:style-name="ce14" table:formula="of:=0/25" office:value-type="percentage" office:value="0">
            <text:p>0,00%</text:p>
          </table:table-cell>
          <table:table-cell table:style-name="ce14" table:formula="of:=12/25" office:value-type="percentage" office:value="0.48">
            <text:p>48,00%</text:p>
          </table:table-cell>
          <table:table-cell table:style-name="ce25" table:formula="of:=([.K107]-[.L107])/[.L107]" office:value-type="percentage" office:value="0.000841922853709774">
            <text:p>0,084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8</text:p>
          </table:table-cell>
          <table:table-cell table:style-name="ce6" office:value-type="float" office:value="238145">
            <text:p>238145</text:p>
          </table:table-cell>
          <table:table-cell table:style-name="ce13" office:value-type="float" office:value="236908">
            <text:p>236908</text:p>
          </table:table-cell>
          <table:table-cell table:style-name="ce6" office:value-type="string">
            <text:p>21/106</text:p>
          </table:table-cell>
          <table:table-cell table:style-name="ce6" office:value-type="string">
            <text:p>85/102</text:p>
          </table:table-cell>
          <table:table-cell table:style-name="ce14" table:formula="of:=21/106" office:value-type="percentage" office:value="0.19811320754717">
            <text:p>19,81%</text:p>
          </table:table-cell>
          <table:table-cell table:style-name="ce14" table:formula="of:=85/102" office:value-type="percentage" office:value="0.833333333333333">
            <text:p>83,33%</text:p>
          </table:table-cell>
          <table:table-cell table:style-name="ce26" table:formula="of:=([.B108]-[.C108])/[.C108]" office:value-type="percentage" office:value="0.00522143616931467">
            <text:p>0,5221%</text:p>
          </table:table-cell>
          <table:table-cell/>
          <table:table-cell table:style-name="ce6" office:value-type="string">
            <text:p>Fd_68</text:p>
          </table:table-cell>
          <table:table-cell table:style-name="ce6" office:value-type="float" office:value="238200">
            <text:p>238200</text:p>
          </table:table-cell>
          <table:table-cell table:style-name="ce33" office:value-type="float" office:value="237566">
            <text:p>237566</text:p>
          </table:table-cell>
          <table:table-cell table:style-name="ce18" office:value-type="string">
            <text:p>9/27</text:p>
          </table:table-cell>
          <table:table-cell table:style-name="ce6" office:value-type="string">
            <text:p>21/26</text:p>
          </table:table-cell>
          <table:table-cell table:style-name="ce14" table:formula="of:=9/27" office:value-type="percentage" office:value="0.333333333333333">
            <text:p>33,33%</text:p>
          </table:table-cell>
          <table:table-cell table:style-name="ce14" table:formula="of:=21/26" office:value-type="percentage" office:value="0.807692307692308">
            <text:p>80,77%</text:p>
          </table:table-cell>
          <table:table-cell table:style-name="ce25" table:formula="of:=([.K108]-[.L108])/[.L108]" office:value-type="percentage" office:value="0.00266873205761767">
            <text:p>0,266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69</text:p>
          </table:table-cell>
          <table:table-cell table:style-name="ce6" office:value-type="float" office:value="254934">
            <text:p>254934</text:p>
          </table:table-cell>
          <table:table-cell table:style-name="ce13" office:value-type="float" office:value="254173">
            <text:p>254173</text:p>
          </table:table-cell>
          <table:table-cell table:style-name="ce6" office:value-type="string">
            <text:p>24/100</text:p>
          </table:table-cell>
          <table:table-cell table:style-name="ce6" office:value-type="string">
            <text:p>98/104</text:p>
          </table:table-cell>
          <table:table-cell table:style-name="ce14" table:formula="of:=24/100" office:value-type="percentage" office:value="0.24">
            <text:p>24,00%</text:p>
          </table:table-cell>
          <table:table-cell table:style-name="ce14" table:formula="of:=98/104" office:value-type="percentage" office:value="0.942307692307692">
            <text:p>94,23%</text:p>
          </table:table-cell>
          <table:table-cell table:style-name="ce26" table:formula="of:=([.B109]-[.C109])/[.C109]" office:value-type="percentage" office:value="0.00299402375547363">
            <text:p>0,2994%</text:p>
          </table:table-cell>
          <table:table-cell/>
          <table:table-cell table:style-name="ce6" office:value-type="string">
            <text:p>Fd_69</text:p>
          </table:table-cell>
          <table:table-cell table:style-name="ce6" office:value-type="float" office:value="255020">
            <text:p>255020</text:p>
          </table:table-cell>
          <table:table-cell table:style-name="ce33" office:value-type="float" office:value="254509">
            <text:p>254509</text:p>
          </table:table-cell>
          <table:table-cell table:style-name="ce18" office:value-type="string">
            <text:p>4/27</text:p>
          </table:table-cell>
          <table:table-cell table:style-name="ce6" office:value-type="string">
            <text:p>18/27</text:p>
          </table:table-cell>
          <table:table-cell table:style-name="ce14" table:formula="of:=4/27" office:value-type="percentage" office:value="0.148148148148148">
            <text:p>14,81%</text:p>
          </table:table-cell>
          <table:table-cell table:style-name="ce14" table:formula="of:=18/27" office:value-type="percentage" office:value="0.666666666666667">
            <text:p>66,67%</text:p>
          </table:table-cell>
          <table:table-cell table:style-name="ce25" table:formula="of:=([.K109]-[.L109])/[.L109]" office:value-type="percentage" office:value="0.00200778754385896">
            <text:p>0,200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0</text:p>
          </table:table-cell>
          <table:table-cell table:style-name="ce6" office:value-type="float" office:value="248596">
            <text:p>248596</text:p>
          </table:table-cell>
          <table:table-cell table:style-name="ce13" office:value-type="float" office:value="247397">
            <text:p>247397</text:p>
          </table:table-cell>
          <table:table-cell table:style-name="ce6" office:value-type="string">
            <text:p>15/102</text:p>
          </table:table-cell>
          <table:table-cell table:style-name="ce6" office:value-type="string">
            <text:p>86/101</text:p>
          </table:table-cell>
          <table:table-cell table:style-name="ce14" table:formula="of:=15/102" office:value-type="percentage" office:value="0.147058823529412">
            <text:p>14,71%</text:p>
          </table:table-cell>
          <table:table-cell table:style-name="ce14" table:formula="of:=86/101" office:value-type="percentage" office:value="0.851485148514851">
            <text:p>85,15%</text:p>
          </table:table-cell>
          <table:table-cell table:style-name="ce26" table:formula="of:=([.B110]-[.C110])/[.C110]" office:value-type="percentage" office:value="0.00484646135563487">
            <text:p>0,4846%</text:p>
          </table:table-cell>
          <table:table-cell/>
          <table:table-cell table:style-name="ce6" office:value-type="string">
            <text:p>Fd_70</text:p>
          </table:table-cell>
          <table:table-cell table:style-name="ce6" office:value-type="float" office:value="248607">
            <text:p>248607</text:p>
          </table:table-cell>
          <table:table-cell table:style-name="ce33" office:value-type="float" office:value="248133">
            <text:p>248133</text:p>
          </table:table-cell>
          <table:table-cell table:style-name="ce6" office:value-type="string">
            <text:p>0/26</text:p>
          </table:table-cell>
          <table:table-cell table:style-name="ce6" office:value-type="string">
            <text:p>18/25</text:p>
          </table:table-cell>
          <table:table-cell table:style-name="ce14" table:formula="of:=0/26" office:value-type="percentage" office:value="0">
            <text:p>0,00%</text:p>
          </table:table-cell>
          <table:table-cell table:style-name="ce14" table:formula="of:=18/25" office:value-type="percentage" office:value="0.72">
            <text:p>72,00%</text:p>
          </table:table-cell>
          <table:table-cell table:style-name="ce25" table:formula="of:=([.K110]-[.L110])/[.L110]" office:value-type="percentage" office:value="0.00191026586548343">
            <text:p>0,1910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100x10, t=20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100x10, t=5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1</text:p>
          </table:table-cell>
          <table:table-cell table:style-name="ce6" office:value-type="float" office:value="308059">
            <text:p>308059</text:p>
          </table:table-cell>
          <table:table-cell table:style-name="ce13" office:value-type="float" office:value="306624">
            <text:p>306624</text:p>
          </table:table-cell>
          <table:table-cell table:style-name="ce6" office:value-type="string">
            <text:p>67/101</text:p>
          </table:table-cell>
          <table:table-cell table:style-name="ce6" office:value-type="string">
            <text:p>84/100</text:p>
          </table:table-cell>
          <table:table-cell table:style-name="ce14" table:formula="of:=67/101" office:value-type="percentage" office:value="0.663366336633663">
            <text:p>66,34%</text:p>
          </table:table-cell>
          <table:table-cell table:style-name="ce14" table:formula="of:=84/100" office:value-type="percentage" office:value="0.84">
            <text:p>84,00%</text:p>
          </table:table-cell>
          <table:table-cell table:style-name="ce26" table:formula="of:=([.B114]-[.C114])/[.C114]" office:value-type="percentage" office:value="0.00467999895637654">
            <text:p>0,4680%</text:p>
          </table:table-cell>
          <table:table-cell/>
          <table:table-cell table:style-name="ce6" office:value-type="string">
            <text:p>Fd_71</text:p>
          </table:table-cell>
          <table:table-cell table:style-name="ce6" office:value-type="float" office:value="308270">
            <text:p>308270</text:p>
          </table:table-cell>
          <table:table-cell table:style-name="ce33" office:value-type="float" office:value="307182">
            <text:p>307182</text:p>
          </table:table-cell>
          <table:table-cell table:style-name="ce18" office:value-type="string">
            <text:p>5/27</text:p>
          </table:table-cell>
          <table:table-cell table:style-name="ce6" office:value-type="string">
            <text:p>24/27</text:p>
          </table:table-cell>
          <table:table-cell table:style-name="ce14" table:formula="of:=5/27" office:value-type="percentage" office:value="0.185185185185185">
            <text:p>18,52%</text:p>
          </table:table-cell>
          <table:table-cell table:style-name="ce14" table:formula="of:=24/27" office:value-type="percentage" office:value="0.888888888888889">
            <text:p>88,89%</text:p>
          </table:table-cell>
          <table:table-cell table:style-name="ce25" table:formula="of:=([.K114]-[.L114])/[.L114]" office:value-type="percentage" office:value="0.00354187419835798">
            <text:p>0,354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2</text:p>
          </table:table-cell>
          <table:table-cell table:style-name="ce6" office:value-type="float" office:value="286680">
            <text:p>286680</text:p>
          </table:table-cell>
          <table:table-cell table:style-name="ce13" office:value-type="float" office:value="283255">
            <text:p>283255</text:p>
          </table:table-cell>
          <table:table-cell table:style-name="ce6" office:value-type="string">
            <text:p>83/105</text:p>
          </table:table-cell>
          <table:table-cell table:style-name="ce6" office:value-type="string">
            <text:p>99/103</text:p>
          </table:table-cell>
          <table:table-cell table:style-name="ce14" table:formula="of:=83/105" office:value-type="percentage" office:value="0.79047619047619">
            <text:p>79,05%</text:p>
          </table:table-cell>
          <table:table-cell table:style-name="ce14" table:formula="of:=99/103" office:value-type="percentage" office:value="0.961165048543689">
            <text:p>96,12%</text:p>
          </table:table-cell>
          <table:table-cell table:style-name="ce26" table:formula="of:=([.B115]-[.C115])/[.C115]" office:value-type="percentage" office:value="0.0120915782598718">
            <text:p>1,2092%</text:p>
          </table:table-cell>
          <table:table-cell/>
          <table:table-cell table:style-name="ce6" office:value-type="string">
            <text:p>Fd_72</text:p>
          </table:table-cell>
          <table:table-cell table:style-name="ce6" office:value-type="float" office:value="288267">
            <text:p>288267</text:p>
          </table:table-cell>
          <table:table-cell table:style-name="ce33" office:value-type="float" office:value="285799">
            <text:p>285799</text:p>
          </table:table-cell>
          <table:table-cell table:style-name="ce6" office:value-type="string">
            <text:p>14/26</text:p>
          </table:table-cell>
          <table:table-cell table:style-name="ce6" office:value-type="string">
            <text:p>23/25</text:p>
          </table:table-cell>
          <table:table-cell table:style-name="ce14" table:formula="of:=14/26" office:value-type="percentage" office:value="0.538461538461538">
            <text:p>53,85%</text:p>
          </table:table-cell>
          <table:table-cell table:style-name="ce14" table:formula="of:=23/25" office:value-type="percentage" office:value="0.92">
            <text:p>92,00%</text:p>
          </table:table-cell>
          <table:table-cell table:style-name="ce25" table:formula="of:=([.K115]-[.L115])/[.L115]" office:value-type="percentage" office:value="0.00863543959216092">
            <text:p>0,863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3</text:p>
          </table:table-cell>
          <table:table-cell table:style-name="ce6" office:value-type="float" office:value="299222">
            <text:p>299222</text:p>
          </table:table-cell>
          <table:table-cell table:style-name="ce13" office:value-type="float" office:value="295612">
            <text:p>295612</text:p>
          </table:table-cell>
          <table:table-cell table:style-name="ce18" office:value-type="string">
            <text:p>41/102</text:p>
          </table:table-cell>
          <table:table-cell table:style-name="ce6" office:value-type="string">
            <text:p>95/101</text:p>
          </table:table-cell>
          <table:table-cell table:style-name="ce14" table:formula="of:=41/102" office:value-type="percentage" office:value="0.401960784313726">
            <text:p>40,20%</text:p>
          </table:table-cell>
          <table:table-cell table:style-name="ce14" table:formula="of:=95/101" office:value-type="percentage" office:value="0.940594059405941">
            <text:p>94,06%</text:p>
          </table:table-cell>
          <table:table-cell table:style-name="ce26" table:formula="of:=([.B116]-[.C116])/[.C116]" office:value-type="percentage" office:value="0.0122119535066235">
            <text:p>1,2212%</text:p>
          </table:table-cell>
          <table:table-cell/>
          <table:table-cell table:style-name="ce6" office:value-type="string">
            <text:p>Fd_73</text:p>
          </table:table-cell>
          <table:table-cell table:style-name="ce6" office:value-type="float" office:value="299340">
            <text:p>299340</text:p>
          </table:table-cell>
          <table:table-cell table:style-name="ce33" office:value-type="float" office:value="297552">
            <text:p>297552</text:p>
          </table:table-cell>
          <table:table-cell table:style-name="ce18" office:value-type="string">
            <text:p>13/25</text:p>
          </table:table-cell>
          <table:table-cell table:style-name="ce6" office:value-type="string">
            <text:p>23/25</text:p>
          </table:table-cell>
          <table:table-cell table:style-name="ce14" table:formula="of:=13/25" office:value-type="percentage" office:value="0.52">
            <text:p>52,00%</text:p>
          </table:table-cell>
          <table:table-cell table:style-name="ce14" table:formula="of:=23/25" office:value-type="percentage" office:value="0.92">
            <text:p>92,00%</text:p>
          </table:table-cell>
          <table:table-cell table:style-name="ce25" table:formula="of:=([.K116]-[.L116])/[.L116]" office:value-type="percentage" office:value="0.00600903371511534">
            <text:p>0,600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4</text:p>
          </table:table-cell>
          <table:table-cell table:style-name="ce6" office:value-type="float" office:value="317415">
            <text:p>317415</text:p>
          </table:table-cell>
          <table:table-cell table:style-name="ce13" office:value-type="float" office:value="311948">
            <text:p>311948</text:p>
          </table:table-cell>
          <table:table-cell table:style-name="ce6" office:value-type="string">
            <text:p>88/108</text:p>
          </table:table-cell>
          <table:table-cell table:style-name="ce19" office:value-type="string">
            <text:p>106/108</text:p>
          </table:table-cell>
          <table:table-cell table:style-name="ce14" table:formula="of:=88/108" office:value-type="percentage" office:value="0.814814814814815">
            <text:p>81,48%</text:p>
          </table:table-cell>
          <table:table-cell table:style-name="ce14" table:formula="of:=106/108" office:value-type="percentage" office:value="0.981481481481482">
            <text:p>98,15%</text:p>
          </table:table-cell>
          <table:table-cell table:style-name="ce26" table:formula="of:=([.B117]-[.C117])/[.C117]" office:value-type="percentage" office:value="0.0175253567902343">
            <text:p>1,7525%</text:p>
          </table:table-cell>
          <table:table-cell/>
          <table:table-cell table:style-name="ce6" office:value-type="string">
            <text:p>Fd_74</text:p>
          </table:table-cell>
          <table:table-cell table:style-name="ce6" office:value-type="float" office:value="317909">
            <text:p>317909</text:p>
          </table:table-cell>
          <table:table-cell table:style-name="ce33" office:value-type="float" office:value="314579">
            <text:p>314579</text:p>
          </table:table-cell>
          <table:table-cell table:style-name="ce6" office:value-type="string">
            <text:p>18/27</text:p>
          </table:table-cell>
          <table:table-cell table:style-name="ce19" office:value-type="string">
            <text:p>24/26</text:p>
          </table:table-cell>
          <table:table-cell table:style-name="ce14" table:formula="of:=18/27" office:value-type="percentage" office:value="0.666666666666667">
            <text:p>66,67%</text:p>
          </table:table-cell>
          <table:table-cell table:style-name="ce14" table:formula="of:=24/26" office:value-type="percentage" office:value="0.923076923076923">
            <text:p>92,31%</text:p>
          </table:table-cell>
          <table:table-cell table:style-name="ce25" table:formula="of:=([.K117]-[.L117])/[.L117]" office:value-type="percentage" office:value="0.0105855762781368">
            <text:p>1,058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5</text:p>
          </table:table-cell>
          <table:table-cell table:style-name="ce6" office:value-type="float" office:value="298347">
            <text:p>298347</text:p>
          </table:table-cell>
          <table:table-cell table:style-name="ce13" office:value-type="float" office:value="294964">
            <text:p>294964</text:p>
          </table:table-cell>
          <table:table-cell table:style-name="ce6" office:value-type="string">
            <text:p>42/64</text:p>
          </table:table-cell>
          <table:table-cell table:style-name="ce6" office:value-type="string">
            <text:p>75/78</text:p>
          </table:table-cell>
          <table:table-cell table:style-name="ce14" table:formula="of:=42/64" office:value-type="percentage" office:value="0.65625">
            <text:p>65,63%</text:p>
          </table:table-cell>
          <table:table-cell table:style-name="ce14" table:formula="of:=75/78" office:value-type="percentage" office:value="0.961538461538462">
            <text:p>96,15%</text:p>
          </table:table-cell>
          <table:table-cell table:style-name="ce26" table:formula="of:=([.B118]-[.C118])/[.C118]" office:value-type="percentage" office:value="0.0114691962408972">
            <text:p>1,1469%</text:p>
          </table:table-cell>
          <table:table-cell/>
          <table:table-cell table:style-name="ce6" office:value-type="string">
            <text:p>Fd_75</text:p>
          </table:table-cell>
          <table:table-cell table:style-name="ce6" office:value-type="float" office:value="298742">
            <text:p>298742</text:p>
          </table:table-cell>
          <table:table-cell table:style-name="ce33" office:value-type="float" office:value="296069">
            <text:p>296069</text:p>
          </table:table-cell>
          <table:table-cell table:style-name="ce18" office:value-type="string">
            <text:p>1/25</text:p>
          </table:table-cell>
          <table:table-cell table:style-name="ce6" office:value-type="string">
            <text:p>24/25</text:p>
          </table:table-cell>
          <table:table-cell table:style-name="ce14" table:formula="of:=1/25" office:value-type="percentage" office:value="0.04">
            <text:p>4,00%</text:p>
          </table:table-cell>
          <table:table-cell table:style-name="ce14" table:formula="of:=24/25" office:value-type="percentage" office:value="0.96">
            <text:p>96,00%</text:p>
          </table:table-cell>
          <table:table-cell table:style-name="ce25" table:formula="of:=([.K118]-[.L118])/[.L118]" office:value-type="percentage" office:value="0.00902830083527826">
            <text:p>0,902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6</text:p>
          </table:table-cell>
          <table:table-cell table:style-name="ce6" office:value-type="float" office:value="283538">
            <text:p>283538</text:p>
          </table:table-cell>
          <table:table-cell table:style-name="ce13" office:value-type="float" office:value="281789">
            <text:p>281789</text:p>
          </table:table-cell>
          <table:table-cell table:style-name="ce19" office:value-type="string">
            <text:p>57/81</text:p>
          </table:table-cell>
          <table:table-cell table:style-name="ce6" office:value-type="string">
            <text:p>51/61</text:p>
          </table:table-cell>
          <table:table-cell table:style-name="ce14" table:formula="of:=57/81" office:value-type="percentage" office:value="0.703703703703704">
            <text:p>70,37%</text:p>
          </table:table-cell>
          <table:table-cell table:style-name="ce14" table:formula="of:=51/61" office:value-type="percentage" office:value="0.836065573770492">
            <text:p>83,61%</text:p>
          </table:table-cell>
          <table:table-cell table:style-name="ce26" table:formula="of:=([.B119]-[.C119])/[.C119]" office:value-type="percentage" office:value="0.00620677173346014">
            <text:p>0,6207%</text:p>
          </table:table-cell>
          <table:table-cell/>
          <table:table-cell table:style-name="ce6" office:value-type="string">
            <text:p>Fd_76</text:p>
          </table:table-cell>
          <table:table-cell table:style-name="ce6" office:value-type="float" office:value="283911">
            <text:p>283911</text:p>
          </table:table-cell>
          <table:table-cell table:style-name="ce33" office:value-type="float" office:value="282187">
            <text:p>282187</text:p>
          </table:table-cell>
          <table:table-cell table:style-name="ce18" office:value-type="string">
            <text:p>3/26</text:p>
          </table:table-cell>
          <table:table-cell table:style-name="ce6" office:value-type="string">
            <text:p>23/25</text:p>
          </table:table-cell>
          <table:table-cell table:style-name="ce14" table:formula="of:=3/26" office:value-type="percentage" office:value="0.115384615384615">
            <text:p>11,54%</text:p>
          </table:table-cell>
          <table:table-cell table:style-name="ce14" table:formula="of:=23/25" office:value-type="percentage" office:value="0.92">
            <text:p>92,00%</text:p>
          </table:table-cell>
          <table:table-cell table:style-name="ce25" table:formula="of:=([.K119]-[.L119])/[.L119]" office:value-type="percentage" office:value="0.00610942389266692">
            <text:p>0,610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7</text:p>
          </table:table-cell>
          <table:table-cell table:style-name="ce6" office:value-type="float" office:value="293271">
            <text:p>293271</text:p>
          </table:table-cell>
          <table:table-cell table:style-name="ce13" office:value-type="float" office:value="290742">
            <text:p>290742</text:p>
          </table:table-cell>
          <table:table-cell table:style-name="ce18" office:value-type="string">
            <text:p>47/65</text:p>
          </table:table-cell>
          <table:table-cell table:style-name="ce6" office:value-type="string">
            <text:p>71/79</text:p>
          </table:table-cell>
          <table:table-cell table:style-name="ce14" table:formula="of:=47/65" office:value-type="percentage" office:value="0.723076923076923">
            <text:p>72,31%</text:p>
          </table:table-cell>
          <table:table-cell table:style-name="ce14" table:formula="of:=71/79" office:value-type="percentage" office:value="0.89873417721519">
            <text:p>89,87%</text:p>
          </table:table-cell>
          <table:table-cell table:style-name="ce26" table:formula="of:=([.B120]-[.C120])/[.C120]" office:value-type="percentage" office:value="0.00869843366283509">
            <text:p>0,8698%</text:p>
          </table:table-cell>
          <table:table-cell/>
          <table:table-cell table:style-name="ce6" office:value-type="string">
            <text:p>Fd_77</text:p>
          </table:table-cell>
          <table:table-cell table:style-name="ce6" office:value-type="float" office:value="294492">
            <text:p>294492</text:p>
          </table:table-cell>
          <table:table-cell table:style-name="ce33" office:value-type="float" office:value="291868">
            <text:p>291868</text:p>
          </table:table-cell>
          <table:table-cell table:style-name="ce18" office:value-type="string">
            <text:p>15/25</text:p>
          </table:table-cell>
          <table:table-cell table:style-name="ce6" office:value-type="string">
            <text:p>20/23</text:p>
          </table:table-cell>
          <table:table-cell table:style-name="ce14" table:formula="of:=15/25" office:value-type="percentage" office:value="0.6">
            <text:p>60,00%</text:p>
          </table:table-cell>
          <table:table-cell table:style-name="ce14" table:formula="of:=20/23" office:value-type="percentage" office:value="0.869565217391304">
            <text:p>86,96%</text:p>
          </table:table-cell>
          <table:table-cell table:style-name="ce25" table:formula="of:=([.K120]-[.L120])/[.L120]" office:value-type="percentage" office:value="0.00899036550769526">
            <text:p>0,899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8</text:p>
          </table:table-cell>
          <table:table-cell table:style-name="ce6" office:value-type="float" office:value="304997">
            <text:p>304997</text:p>
          </table:table-cell>
          <table:table-cell table:style-name="ce13" office:value-type="float" office:value="301719">
            <text:p>301719</text:p>
          </table:table-cell>
          <table:table-cell table:style-name="ce6" office:value-type="string">
            <text:p>46/61</text:p>
          </table:table-cell>
          <table:table-cell table:style-name="ce6" office:value-type="string">
            <text:p>72/80</text:p>
          </table:table-cell>
          <table:table-cell table:style-name="ce14" table:formula="of:=46/61" office:value-type="percentage" office:value="0.754098360655738">
            <text:p>75,41%</text:p>
          </table:table-cell>
          <table:table-cell table:style-name="ce14" table:formula="of:=72/80" office:value-type="percentage" office:value="0.9">
            <text:p>90,00%</text:p>
          </table:table-cell>
          <table:table-cell table:style-name="ce26" table:formula="of:=([.B121]-[.C121])/[.C121]" office:value-type="percentage" office:value="0.0108644135768712">
            <text:p>1,0864%</text:p>
          </table:table-cell>
          <table:table-cell/>
          <table:table-cell table:style-name="ce6" office:value-type="string">
            <text:p>Fd_78</text:p>
          </table:table-cell>
          <table:table-cell table:style-name="ce6" office:value-type="float" office:value="305589">
            <text:p>305589</text:p>
          </table:table-cell>
          <table:table-cell table:style-name="ce33" office:value-type="float" office:value="303616">
            <text:p>303616</text:p>
          </table:table-cell>
          <table:table-cell table:style-name="ce6" office:value-type="string">
            <text:p>18/25</text:p>
          </table:table-cell>
          <table:table-cell table:style-name="ce6" office:value-type="string">
            <text:p>24/26</text:p>
          </table:table-cell>
          <table:table-cell table:style-name="ce14" table:formula="of:=18/25" office:value-type="percentage" office:value="0.72">
            <text:p>72,00%</text:p>
          </table:table-cell>
          <table:table-cell table:style-name="ce14" table:formula="of:=24/26" office:value-type="percentage" office:value="0.923076923076923">
            <text:p>92,31%</text:p>
          </table:table-cell>
          <table:table-cell table:style-name="ce25" table:formula="of:=([.K121]-[.L121])/[.L121]" office:value-type="percentage" office:value="0.0064983400084317">
            <text:p>0,649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79</text:p>
          </table:table-cell>
          <table:table-cell table:style-name="ce6" office:value-type="float" office:value="317939">
            <text:p>317939</text:p>
          </table:table-cell>
          <table:table-cell table:style-name="ce13" office:value-type="float" office:value="314137">
            <text:p>314137</text:p>
          </table:table-cell>
          <table:table-cell table:style-name="ce6" office:value-type="string">
            <text:p>66/83</text:p>
          </table:table-cell>
          <table:table-cell table:style-name="ce6" office:value-type="string">
            <text:p>63/64</text:p>
          </table:table-cell>
          <table:table-cell table:style-name="ce14" table:formula="of:=66/83" office:value-type="percentage" office:value="0.795180722891566">
            <text:p>79,52%</text:p>
          </table:table-cell>
          <table:table-cell table:style-name="ce14" table:formula="of:=63/64" office:value-type="percentage" office:value="0.984375">
            <text:p>98,44%</text:p>
          </table:table-cell>
          <table:table-cell table:style-name="ce26" table:formula="of:=([.B122]-[.C122])/[.C122]" office:value-type="percentage" office:value="0.012102999646651">
            <text:p>1,2103%</text:p>
          </table:table-cell>
          <table:table-cell/>
          <table:table-cell table:style-name="ce6" office:value-type="string">
            <text:p>Fd_79</text:p>
          </table:table-cell>
          <table:table-cell table:style-name="ce6" office:value-type="float" office:value="318481">
            <text:p>318481</text:p>
          </table:table-cell>
          <table:table-cell table:style-name="ce33" office:value-type="float" office:value="315639">
            <text:p>315639</text:p>
          </table:table-cell>
          <table:table-cell table:style-name="ce6" office:value-type="string">
            <text:p>19/25</text:p>
          </table:table-cell>
          <table:table-cell table:style-name="ce6" office:value-type="string">
            <text:p>22/24</text:p>
          </table:table-cell>
          <table:table-cell table:style-name="ce14" table:formula="of:=19/25" office:value-type="percentage" office:value="0.76">
            <text:p>76,00%</text:p>
          </table:table-cell>
          <table:table-cell table:style-name="ce14" table:formula="of:=22/24" office:value-type="percentage" office:value="0.916666666666667">
            <text:p>91,67%</text:p>
          </table:table-cell>
          <table:table-cell table:style-name="ce25" table:formula="of:=([.K122]-[.L122])/[.L122]" office:value-type="percentage" office:value="0.00900395705220204">
            <text:p>0,9004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0</text:p>
          </table:table-cell>
          <table:table-cell table:style-name="ce6" office:value-type="float" office:value="304203">
            <text:p>304203</text:p>
          </table:table-cell>
          <table:table-cell table:style-name="ce13" office:value-type="float" office:value="299672">
            <text:p>299672</text:p>
          </table:table-cell>
          <table:table-cell table:style-name="ce6" office:value-type="string">
            <text:p>72/92</text:p>
          </table:table-cell>
          <table:table-cell table:style-name="ce6" office:value-type="string">
            <text:p>56/57</text:p>
          </table:table-cell>
          <table:table-cell table:style-name="ce14" table:formula="of:=72/92" office:value-type="percentage" office:value="0.782608695652174">
            <text:p>78,26%</text:p>
          </table:table-cell>
          <table:table-cell table:style-name="ce14" table:formula="of:=56/57" office:value-type="percentage" office:value="0.982456140350877">
            <text:p>98,25%</text:p>
          </table:table-cell>
          <table:table-cell table:style-name="ce26" table:formula="of:=([.B123]-[.C123])/[.C123]" office:value-type="percentage" office:value="0.015119864385061">
            <text:p>1,5120%</text:p>
          </table:table-cell>
          <table:table-cell/>
          <table:table-cell table:style-name="ce6" office:value-type="string">
            <text:p>Fd_80</text:p>
          </table:table-cell>
          <table:table-cell table:style-name="ce6" office:value-type="float" office:value="304667">
            <text:p>304667</text:p>
          </table:table-cell>
          <table:table-cell table:style-name="ce33" office:value-type="float" office:value="301531">
            <text:p>301531</text:p>
          </table:table-cell>
          <table:table-cell table:style-name="ce6" office:value-type="string">
            <text:p>17/27</text:p>
          </table:table-cell>
          <table:table-cell table:style-name="ce6" office:value-type="string">
            <text:p>24/26</text:p>
          </table:table-cell>
          <table:table-cell table:style-name="ce14" table:formula="of:=17/27" office:value-type="percentage" office:value="0.62962962962963">
            <text:p>62,96%</text:p>
          </table:table-cell>
          <table:table-cell table:style-name="ce14" table:formula="of:=24/26" office:value-type="percentage" office:value="0.923076923076923">
            <text:p>92,31%</text:p>
          </table:table-cell>
          <table:table-cell table:style-name="ce25" table:formula="of:=([.K123]-[.L123])/[.L123]" office:value-type="percentage" office:value="0.010400257353307">
            <text:p>1,0400%</text:p>
          </table:table-cell>
          <table:table-cell table:number-columns-repeated="1007"/>
        </table:table-row>
        <table:table-row table:style-name="ro3">
          <table:table-cell table:style-name="ce7"/>
          <table:table-cell table:number-columns-repeated="6"/>
          <table:table-cell table:style-name="ce27"/>
          <table:table-cell table:number-columns-repeated="8"/>
          <table:table-cell table:style-name="ce36"/>
          <table:table-cell table:number-columns-repeated="1007"/>
        </table:table-row>
        <table:table-row table:style-name="ro3">
          <table:table-cell table:style-name="ce5" office:value-type="string" table:number-columns-spanned="8" table:number-rows-spanned="1">
            <text:p>100x20, t=40s</text:p>
          </table:table-cell>
          <table:covered-table-cell table:number-columns-repeated="4" table:style-name="ce5"/>
          <table:covered-table-cell table:number-columns-repeated="2"/>
          <table:covered-table-cell table:style-name="ce26"/>
          <table:table-cell/>
          <table:table-cell table:style-name="ce5" office:value-type="string" table:number-columns-spanned="8" table:number-rows-spanned="1">
            <text:p>100x20, t=10s</text:p>
          </table:table-cell>
          <table:covered-table-cell table:number-columns-repeated="6" table:style-name="ce5"/>
          <table:covered-table-cell table:style-name="ce36"/>
          <table:table-cell table:number-columns-repeated="1007"/>
        </table:table-row>
        <table:table-row table:style-name="ro3"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 %)</text:p>
          </table:table-cell>
          <table:table-cell table:style-name="ce20" office:value-type="string">
            <text:p>(ILS – IGA)/IGA</text:p>
          </table:table-cell>
          <table:table-cell/>
          <table:table-cell table:style-name="ce8"/>
          <table:table-cell table:style-name="ce6" office:value-type="string">
            <text:p>ILS UB</text:p>
          </table:table-cell>
          <table:table-cell table:style-name="ce6" office:value-type="string">
            <text:p>IGA UB</text:p>
          </table:table-cell>
          <table:table-cell table:style-name="ce6" office:value-type="string">
            <text:p>ILS s/nbr</text:p>
          </table:table-cell>
          <table:table-cell table:style-name="ce6" office:value-type="string">
            <text:p>IGA s/nbr</text:p>
          </table:table-cell>
          <table:table-cell table:style-name="ce6" office:value-type="string">
            <text:p>ILS s/nbr( %)</text:p>
          </table:table-cell>
          <table:table-cell table:style-name="ce6" office:value-type="string">
            <text:p>IGA s/nbr(%)</text:p>
          </table:table-cell>
          <table:table-cell table:style-name="ce39" office:value-type="string">
            <text:p>(ILS – IGA)/IGA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1</text:p>
          </table:table-cell>
          <table:table-cell table:style-name="ce6" office:value-type="float" office:value="390589">
            <text:p>390589</text:p>
          </table:table-cell>
          <table:table-cell table:style-name="ce13" office:value-type="float" office:value="383473">
            <text:p>383473</text:p>
          </table:table-cell>
          <table:table-cell table:style-name="ce6" office:value-type="string">
            <text:p>34/74</text:p>
          </table:table-cell>
          <table:table-cell table:style-name="ce6" office:value-type="string">
            <text:p>55/62</text:p>
          </table:table-cell>
          <table:table-cell table:style-name="ce14" table:formula="of:=34/74" office:value-type="percentage" office:value="0.45945945945946">
            <text:p>45,95%</text:p>
          </table:table-cell>
          <table:table-cell table:style-name="ce14" table:formula="of:=55/62" office:value-type="percentage" office:value="0.887096774193548">
            <text:p>88,71%</text:p>
          </table:table-cell>
          <table:table-cell table:style-name="ce26" table:formula="of:=([.B127]-[.C127])/[.C127]" office:value-type="percentage" office:value="0.0185567171613125">
            <text:p>1,8557%</text:p>
          </table:table-cell>
          <table:table-cell/>
          <table:table-cell table:style-name="ce6" office:value-type="string">
            <text:p>Fd_81</text:p>
          </table:table-cell>
          <table:table-cell table:style-name="ce6" office:value-type="float" office:value="391079">
            <text:p>391079</text:p>
          </table:table-cell>
          <table:table-cell table:style-name="ce33" office:value-type="float" office:value="386665">
            <text:p>386665</text:p>
          </table:table-cell>
          <table:table-cell table:style-name="ce18" office:value-type="string">
            <text:p>2/24</text:p>
          </table:table-cell>
          <table:table-cell table:style-name="ce6" office:value-type="string">
            <text:p>21/23</text:p>
          </table:table-cell>
          <table:table-cell table:style-name="ce14" table:formula="of:=2/24" office:value-type="percentage" office:value="0.0833333333333333">
            <text:p>8,33%</text:p>
          </table:table-cell>
          <table:table-cell table:style-name="ce14" table:formula="of:=21/23" office:value-type="percentage" office:value="0.91304347826087">
            <text:p>91,30%</text:p>
          </table:table-cell>
          <table:table-cell table:style-name="ce25" table:formula="of:=([.K127]-[.L127])/[.L127]" office:value-type="percentage" office:value="0.0114155664464071">
            <text:p>1,141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2</text:p>
          </table:table-cell>
          <table:table-cell table:style-name="ce6" office:value-type="float" office:value="394843">
            <text:p>394843</text:p>
          </table:table-cell>
          <table:table-cell table:style-name="ce13" office:value-type="float" office:value="389015">
            <text:p>389015</text:p>
          </table:table-cell>
          <table:table-cell table:style-name="ce6" office:value-type="string">
            <text:p>48/69</text:p>
          </table:table-cell>
          <table:table-cell table:style-name="ce6" office:value-type="string">
            <text:p>65/71</text:p>
          </table:table-cell>
          <table:table-cell table:style-name="ce14" table:formula="of:=48/69" office:value-type="percentage" office:value="0.695652173913043">
            <text:p>69,57%</text:p>
          </table:table-cell>
          <table:table-cell table:style-name="ce14" table:formula="of:=65/71" office:value-type="percentage" office:value="0.915492957746479">
            <text:p>91,55%</text:p>
          </table:table-cell>
          <table:table-cell table:style-name="ce26" table:formula="of:=([.B128]-[.C128])/[.C128]" office:value-type="percentage" office:value="0.0149814274513836">
            <text:p>1,4981%</text:p>
          </table:table-cell>
          <table:table-cell/>
          <table:table-cell table:style-name="ce6" office:value-type="string">
            <text:p>Fd_82</text:p>
          </table:table-cell>
          <table:table-cell table:style-name="ce6" office:value-type="float" office:value="396066">
            <text:p>396066</text:p>
          </table:table-cell>
          <table:table-cell table:style-name="ce33" office:value-type="float" office:value="390624">
            <text:p>390624</text:p>
          </table:table-cell>
          <table:table-cell table:style-name="ce18" office:value-type="string">
            <text:p>12/24</text:p>
          </table:table-cell>
          <table:table-cell table:style-name="ce6" office:value-type="string">
            <text:p>22/24</text:p>
          </table:table-cell>
          <table:table-cell table:style-name="ce14" table:formula="of:=12/24" office:value-type="percentage" office:value="0.5">
            <text:p>50,00%</text:p>
          </table:table-cell>
          <table:table-cell table:style-name="ce14" table:formula="of:=22/24" office:value-type="percentage" office:value="0.916666666666667">
            <text:p>91,67%</text:p>
          </table:table-cell>
          <table:table-cell table:style-name="ce25" table:formula="of:=([.K128]-[.L128])/[.L128]" office:value-type="percentage" office:value="0.0139315556647825">
            <text:p>1,3932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3</text:p>
          </table:table-cell>
          <table:table-cell table:style-name="ce6" office:value-type="float" office:value="390621">
            <text:p>390621</text:p>
          </table:table-cell>
          <table:table-cell table:style-name="ce13" office:value-type="float" office:value="386277">
            <text:p>386277</text:p>
          </table:table-cell>
          <table:table-cell table:style-name="ce18" office:value-type="string">
            <text:p>57/79</text:p>
          </table:table-cell>
          <table:table-cell table:style-name="ce6" office:value-type="string">
            <text:p>56/59</text:p>
          </table:table-cell>
          <table:table-cell table:style-name="ce14" table:formula="of:=57/79" office:value-type="percentage" office:value="0.721518987341772">
            <text:p>72,15%</text:p>
          </table:table-cell>
          <table:table-cell table:style-name="ce14" table:formula="of:=56/59" office:value-type="percentage" office:value="0.949152542372881">
            <text:p>94,92%</text:p>
          </table:table-cell>
          <table:table-cell table:style-name="ce26" table:formula="of:=([.B129]-[.C129])/[.C129]" office:value-type="percentage" office:value="0.0112458158264665">
            <text:p>1,1246%</text:p>
          </table:table-cell>
          <table:table-cell/>
          <table:table-cell table:style-name="ce6" office:value-type="string">
            <text:p>Fd_83</text:p>
          </table:table-cell>
          <table:table-cell table:style-name="ce6" office:value-type="float" office:value="391759">
            <text:p>391759</text:p>
          </table:table-cell>
          <table:table-cell table:style-name="ce33" office:value-type="float" office:value="388920">
            <text:p>388920</text:p>
          </table:table-cell>
          <table:table-cell table:style-name="ce18" office:value-type="string">
            <text:p>15/24</text:p>
          </table:table-cell>
          <table:table-cell table:style-name="ce6" office:value-type="string">
            <text:p>22/24</text:p>
          </table:table-cell>
          <table:table-cell table:style-name="ce14" table:formula="of:=15/24" office:value-type="percentage" office:value="0.625">
            <text:p>62,50%</text:p>
          </table:table-cell>
          <table:table-cell table:style-name="ce14" table:formula="of:=22/24" office:value-type="percentage" office:value="0.916666666666667">
            <text:p>91,67%</text:p>
          </table:table-cell>
          <table:table-cell table:style-name="ce25" table:formula="of:=([.K129]-[.L129])/[.L129]" office:value-type="percentage" office:value="0.00729970173814666">
            <text:p>0,730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4</text:p>
          </table:table-cell>
          <table:table-cell table:style-name="ce6" office:value-type="float" office:value="395035">
            <text:p>395035</text:p>
          </table:table-cell>
          <table:table-cell table:style-name="ce13" office:value-type="float" office:value="389598">
            <text:p>389598</text:p>
          </table:table-cell>
          <table:table-cell table:style-name="ce6" office:value-type="string">
            <text:p>66/84</text:p>
          </table:table-cell>
          <table:table-cell table:style-name="ce19" office:value-type="string">
            <text:p>55/60</text:p>
          </table:table-cell>
          <table:table-cell table:style-name="ce14" table:formula="of:=66/84" office:value-type="percentage" office:value="0.785714285714286">
            <text:p>78,57%</text:p>
          </table:table-cell>
          <table:table-cell table:style-name="ce14" table:formula="of:=55/60" office:value-type="percentage" office:value="0.916666666666667">
            <text:p>91,67%</text:p>
          </table:table-cell>
          <table:table-cell table:style-name="ce26" table:formula="of:=([.B130]-[.C130])/[.C130]" office:value-type="percentage" office:value="0.0139554104487189">
            <text:p>1,3955%</text:p>
          </table:table-cell>
          <table:table-cell/>
          <table:table-cell table:style-name="ce6" office:value-type="string">
            <text:p>Fd_84</text:p>
          </table:table-cell>
          <table:table-cell table:style-name="ce6" office:value-type="float" office:value="397815">
            <text:p>397815</text:p>
          </table:table-cell>
          <table:table-cell table:style-name="ce33" office:value-type="float" office:value="393978">
            <text:p>393978</text:p>
          </table:table-cell>
          <table:table-cell table:style-name="ce18" office:value-type="string">
            <text:p>9/24</text:p>
          </table:table-cell>
          <table:table-cell table:style-name="ce19" office:value-type="string">
            <text:p>21/24</text:p>
          </table:table-cell>
          <table:table-cell table:style-name="ce14" table:formula="of:=9/24" office:value-type="percentage" office:value="0.375">
            <text:p>37,50%</text:p>
          </table:table-cell>
          <table:table-cell table:style-name="ce14" table:formula="of:=21/24" office:value-type="percentage" office:value="0.875">
            <text:p>87,50%</text:p>
          </table:table-cell>
          <table:table-cell table:style-name="ce25" table:formula="of:=([.K130]-[.L130])/[.L130]" office:value-type="percentage" office:value="0.00973912248907299">
            <text:p>0,9739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5</text:p>
          </table:table-cell>
          <table:table-cell table:style-name="ce6" office:value-type="float" office:value="391133">
            <text:p>391133</text:p>
          </table:table-cell>
          <table:table-cell table:style-name="ce13" office:value-type="float" office:value="386650">
            <text:p>386650</text:p>
          </table:table-cell>
          <table:table-cell table:style-name="ce6" office:value-type="string">
            <text:p>42/75</text:p>
          </table:table-cell>
          <table:table-cell table:style-name="ce6" office:value-type="string">
            <text:p>62/67</text:p>
          </table:table-cell>
          <table:table-cell table:style-name="ce14" table:formula="of:=42/75" office:value-type="percentage" office:value="0.56">
            <text:p>56,00%</text:p>
          </table:table-cell>
          <table:table-cell table:style-name="ce14" table:formula="of:=62/67" office:value-type="percentage" office:value="0.925373134328358">
            <text:p>92,54%</text:p>
          </table:table-cell>
          <table:table-cell table:style-name="ce26" table:formula="of:=([.B131]-[.C131])/[.C131]" office:value-type="percentage" office:value="0.0115944652786758">
            <text:p>1,1594%</text:p>
          </table:table-cell>
          <table:table-cell/>
          <table:table-cell table:style-name="ce6" office:value-type="string">
            <text:p>Fd_85</text:p>
          </table:table-cell>
          <table:table-cell table:style-name="ce6" office:value-type="float" office:value="391972">
            <text:p>391972</text:p>
          </table:table-cell>
          <table:table-cell table:style-name="ce33" office:value-type="float" office:value="388446">
            <text:p>388446</text:p>
          </table:table-cell>
          <table:table-cell table:style-name="ce18" office:value-type="string">
            <text:p>15/23</text:p>
          </table:table-cell>
          <table:table-cell table:style-name="ce6" office:value-type="string">
            <text:p>18/23</text:p>
          </table:table-cell>
          <table:table-cell table:style-name="ce14" table:formula="of:=15/23" office:value-type="percentage" office:value="0.652173913043478">
            <text:p>65,22%</text:p>
          </table:table-cell>
          <table:table-cell table:style-name="ce14" table:formula="of:=18/23" office:value-type="percentage" office:value="0.782608695652174">
            <text:p>78,26%</text:p>
          </table:table-cell>
          <table:table-cell table:style-name="ce25" table:formula="of:=([.K131]-[.L131])/[.L131]" office:value-type="percentage" office:value="0.00907719477095916">
            <text:p>0,9077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6</text:p>
          </table:table-cell>
          <table:table-cell table:style-name="ce6" office:value-type="float" office:value="389585">
            <text:p>389585</text:p>
          </table:table-cell>
          <table:table-cell table:style-name="ce13" office:value-type="float" office:value="385549">
            <text:p>385549</text:p>
          </table:table-cell>
          <table:table-cell table:style-name="ce19" office:value-type="string">
            <text:p>14/58</text:p>
          </table:table-cell>
          <table:table-cell table:style-name="ce6" office:value-type="string">
            <text:p>81/84</text:p>
          </table:table-cell>
          <table:table-cell table:style-name="ce14" table:formula="of:=14/58" office:value-type="percentage" office:value="0.241379310344828">
            <text:p>24,14%</text:p>
          </table:table-cell>
          <table:table-cell table:style-name="ce14" table:formula="of:=81/84" office:value-type="percentage" office:value="0.964285714285714">
            <text:p>96,43%</text:p>
          </table:table-cell>
          <table:table-cell table:style-name="ce26" table:formula="of:=([.B132]-[.C132])/[.C132]" office:value-type="percentage" office:value="0.010468189516767">
            <text:p>1,0468%</text:p>
          </table:table-cell>
          <table:table-cell/>
          <table:table-cell table:style-name="ce6" office:value-type="string">
            <text:p>Fd_86</text:p>
          </table:table-cell>
          <table:table-cell table:style-name="ce6" office:value-type="float" office:value="389358">
            <text:p>389358</text:p>
          </table:table-cell>
          <table:table-cell table:style-name="ce33" office:value-type="float" office:value="387734">
            <text:p>387734</text:p>
          </table:table-cell>
          <table:table-cell table:style-name="ce18" office:value-type="string">
            <text:p>9/23</text:p>
          </table:table-cell>
          <table:table-cell table:style-name="ce6" office:value-type="string">
            <text:p>18/23</text:p>
          </table:table-cell>
          <table:table-cell table:style-name="ce14" table:formula="of:=9/23" office:value-type="percentage" office:value="0.391304347826087">
            <text:p>39,13%</text:p>
          </table:table-cell>
          <table:table-cell table:style-name="ce14" table:formula="of:=18/23" office:value-type="percentage" office:value="0.782608695652174">
            <text:p>78,26%</text:p>
          </table:table-cell>
          <table:table-cell table:style-name="ce25" table:formula="of:=([.K132]-[.L132])/[.L132]" office:value-type="percentage" office:value="0.00418843846554597">
            <text:p>0,4188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7</text:p>
          </table:table-cell>
          <table:table-cell table:style-name="ce6" office:value-type="float" office:value="397798">
            <text:p>397798</text:p>
          </table:table-cell>
          <table:table-cell table:style-name="ce13" office:value-type="float" office:value="390548">
            <text:p>390548</text:p>
          </table:table-cell>
          <table:table-cell table:style-name="ce18" office:value-type="string">
            <text:p>37/62</text:p>
          </table:table-cell>
          <table:table-cell table:style-name="ce6" office:value-type="string">
            <text:p>77/85</text:p>
          </table:table-cell>
          <table:table-cell table:style-name="ce14" table:formula="of:=37/62" office:value-type="percentage" office:value="0.596774193548387">
            <text:p>59,68%</text:p>
          </table:table-cell>
          <table:table-cell table:style-name="ce14" table:formula="of:=77/85" office:value-type="percentage" office:value="0.905882352941176">
            <text:p>90,59%</text:p>
          </table:table-cell>
          <table:table-cell table:style-name="ce26" table:formula="of:=([.B133]-[.C133])/[.C133]" office:value-type="percentage" office:value="0.018563659268515">
            <text:p>1,8564%</text:p>
          </table:table-cell>
          <table:table-cell/>
          <table:table-cell table:style-name="ce6" office:value-type="string">
            <text:p>Fd_87</text:p>
          </table:table-cell>
          <table:table-cell table:style-name="ce6" office:value-type="float" office:value="399241">
            <text:p>399241</text:p>
          </table:table-cell>
          <table:table-cell table:style-name="ce33" office:value-type="float" office:value="393657">
            <text:p>393657</text:p>
          </table:table-cell>
          <table:table-cell table:style-name="ce18" office:value-type="string">
            <text:p>12/24</text:p>
          </table:table-cell>
          <table:table-cell table:style-name="ce6" office:value-type="string">
            <text:p>23/24</text:p>
          </table:table-cell>
          <table:table-cell table:style-name="ce14" table:formula="of:=12/24" office:value-type="percentage" office:value="0.5">
            <text:p>50,00%</text:p>
          </table:table-cell>
          <table:table-cell table:style-name="ce14" table:formula="of:=23/24" office:value-type="percentage" office:value="0.958333333333333">
            <text:p>95,83%</text:p>
          </table:table-cell>
          <table:table-cell table:style-name="ce25" table:formula="of:=([.K133]-[.L133])/[.L133]" office:value-type="percentage" office:value="0.0141849376487653">
            <text:p>1,4185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8</text:p>
          </table:table-cell>
          <table:table-cell table:style-name="ce6" office:value-type="float" office:value="407936">
            <text:p>407936</text:p>
          </table:table-cell>
          <table:table-cell table:style-name="ce13" office:value-type="float" office:value="400939">
            <text:p>400939</text:p>
          </table:table-cell>
          <table:table-cell table:style-name="ce6" office:value-type="string">
            <text:p>38/59</text:p>
          </table:table-cell>
          <table:table-cell table:style-name="ce6" office:value-type="string">
            <text:p>66/79</text:p>
          </table:table-cell>
          <table:table-cell table:style-name="ce14" table:formula="of:=38/59" office:value-type="percentage" office:value="0.644067796610169">
            <text:p>64,41%</text:p>
          </table:table-cell>
          <table:table-cell table:style-name="ce14" table:formula="of:=66/79" office:value-type="percentage" office:value="0.835443037974684">
            <text:p>83,54%</text:p>
          </table:table-cell>
          <table:table-cell table:style-name="ce26" table:formula="of:=([.B134]-[.C134])/[.C134]" office:value-type="percentage" office:value="0.0174515325273919">
            <text:p>1,7452%</text:p>
          </table:table-cell>
          <table:table-cell/>
          <table:table-cell table:style-name="ce6" office:value-type="string">
            <text:p>Fd_88</text:p>
          </table:table-cell>
          <table:table-cell table:style-name="ce6" office:value-type="float" office:value="408599">
            <text:p>408599</text:p>
          </table:table-cell>
          <table:table-cell table:style-name="ce33" office:value-type="float" office:value="403377">
            <text:p>403377</text:p>
          </table:table-cell>
          <table:table-cell table:style-name="ce18" office:value-type="string">
            <text:p>6/23</text:p>
          </table:table-cell>
          <table:table-cell table:style-name="ce6" office:value-type="string">
            <text:p>19/23</text:p>
          </table:table-cell>
          <table:table-cell table:style-name="ce14" table:formula="of:=6/23" office:value-type="percentage" office:value="0.260869565217391">
            <text:p>26,09%</text:p>
          </table:table-cell>
          <table:table-cell table:style-name="ce14" table:formula="of:=19/23" office:value-type="percentage" office:value="0.826086956521739">
            <text:p>82,61%</text:p>
          </table:table-cell>
          <table:table-cell table:style-name="ce25" table:formula="of:=([.K134]-[.L134])/[.L134]" office:value-type="percentage" office:value="0.0129457058781239">
            <text:p>1,2946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89</text:p>
          </table:table-cell>
          <table:table-cell table:style-name="ce6" office:value-type="float" office:value="401290">
            <text:p>401290</text:p>
          </table:table-cell>
          <table:table-cell table:style-name="ce13" office:value-type="float" office:value="395089">
            <text:p>395089</text:p>
          </table:table-cell>
          <table:table-cell table:style-name="ce6" office:value-type="string">
            <text:p>80/84</text:p>
          </table:table-cell>
          <table:table-cell table:style-name="ce6" office:value-type="string">
            <text:p>57/58</text:p>
          </table:table-cell>
          <table:table-cell table:style-name="ce14" table:formula="of:=80/84" office:value-type="percentage" office:value="0.952380952380952">
            <text:p>95,24%</text:p>
          </table:table-cell>
          <table:table-cell table:style-name="ce14" table:formula="of:=57/58" office:value-type="percentage" office:value="0.982758620689655">
            <text:p>98,28%</text:p>
          </table:table-cell>
          <table:table-cell table:style-name="ce26" table:formula="of:=([.B135]-[.C135])/[.C135]" office:value-type="percentage" office:value="0.0156951977908775">
            <text:p>1,5695%</text:p>
          </table:table-cell>
          <table:table-cell/>
          <table:table-cell table:style-name="ce6" office:value-type="string">
            <text:p>Fd_89</text:p>
          </table:table-cell>
          <table:table-cell table:style-name="ce6" office:value-type="float" office:value="403422">
            <text:p>403422</text:p>
          </table:table-cell>
          <table:table-cell table:style-name="ce33" office:value-type="float" office:value="398666">
            <text:p>398666</text:p>
          </table:table-cell>
          <table:table-cell table:style-name="ce6" office:value-type="string">
            <text:p>19/24</text:p>
          </table:table-cell>
          <table:table-cell table:style-name="ce6" office:value-type="string">
            <text:p>22/23</text:p>
          </table:table-cell>
          <table:table-cell table:style-name="ce14" table:formula="of:=19/24" office:value-type="percentage" office:value="0.791666666666667">
            <text:p>79,17%</text:p>
          </table:table-cell>
          <table:table-cell table:style-name="ce14" table:formula="of:=22/23" office:value-type="percentage" office:value="0.956521739130435">
            <text:p>95,65%</text:p>
          </table:table-cell>
          <table:table-cell table:style-name="ce25" table:formula="of:=([.K135]-[.L135])/[.L135]" office:value-type="percentage" office:value="0.0119297858357623">
            <text:p>1,1930%</text:p>
          </table:table-cell>
          <table:table-cell table:number-columns-repeated="1007"/>
        </table:table-row>
        <table:table-row table:style-name="ro5">
          <table:table-cell table:style-name="ce6" office:value-type="string">
            <text:p>Fd_90</text:p>
          </table:table-cell>
          <table:table-cell table:style-name="ce6" office:value-type="float" office:value="398951">
            <text:p>398951</text:p>
          </table:table-cell>
          <table:table-cell table:style-name="ce13" office:value-type="float" office:value="393826">
            <text:p>393826</text:p>
          </table:table-cell>
          <table:table-cell table:style-name="ce6" office:value-type="string">
            <text:p>44/72</text:p>
          </table:table-cell>
          <table:table-cell table:style-name="ce6" office:value-type="string">
            <text:p>56/60</text:p>
          </table:table-cell>
          <table:table-cell table:style-name="ce14" table:formula="of:=44/72" office:value-type="percentage" office:value="0.611111111111111">
            <text:p>61,11%</text:p>
          </table:table-cell>
          <table:table-cell table:style-name="ce14" table:formula="of:=56/60" office:value-type="percentage" office:value="0.933333333333333">
            <text:p>93,33%</text:p>
          </table:table-cell>
          <table:table-cell table:style-name="ce26" table:formula="of:=([.B136]-[.C136])/[.C136]" office:value-type="percentage" office:value="0.0130133612305942">
            <text:p>1,3013%</text:p>
          </table:table-cell>
          <table:table-cell table:style-name="ce31"/>
          <table:table-cell table:style-name="ce6" office:value-type="string">
            <text:p>Fd_90</text:p>
          </table:table-cell>
          <table:table-cell table:style-name="ce6" office:value-type="float" office:value="399866">
            <text:p>399866</text:p>
          </table:table-cell>
          <table:table-cell table:style-name="ce33" office:value-type="float" office:value="396723">
            <text:p>396723</text:p>
          </table:table-cell>
          <table:table-cell table:style-name="ce18" office:value-type="string">
            <text:p>4/23</text:p>
          </table:table-cell>
          <table:table-cell table:style-name="ce6" office:value-type="string">
            <text:p>19/22</text:p>
          </table:table-cell>
          <table:table-cell table:style-name="ce14" table:formula="of:=4/23" office:value-type="percentage" office:value="0.173913043478261">
            <text:p>17,39%</text:p>
          </table:table-cell>
          <table:table-cell table:style-name="ce14" table:formula="of:=19/22" office:value-type="percentage" office:value="0.863636363636364">
            <text:p>86,36%</text:p>
          </table:table-cell>
          <table:table-cell table:style-name="ce25" table:formula="of:=([.K136]-[.L136])/[.L136]" office:value-type="percentage" office:value="0.00792240429720485">
            <text:p>0,7922%</text:p>
          </table:table-cell>
          <table:table-cell table:number-columns-repeated="1007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1" table:number-columns-repeated="257" table:default-cell-style-name="ce38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Feuille3" table:style-name="ta3">
        <table:table-column table:style-name="co1" table:number-columns-repeated="257" table:default-cell-style-name="ce38"/>
        <table:table-row table:style-name="ro3" table:number-rows-repeated="1048575">
          <table:table-cell table:number-columns-repeated="257"/>
        </table:table-row>
        <table:table-row table:style-name="ro3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">
      <number:number number:decimal-places="4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11/01/2014</text:date>, <text:time>19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11:03:56</meta:creation-date>
    <dc:date>2014-01-11T19:59:55.55</dc:date>
    <meta:editing-cycles>203</meta:editing-cycles>
    <meta:editing-duration>PT6H10M35S</meta:editing-duration>
    <meta:generator>OpenOffice.org/3.4$Win32 OpenOffice.org_project/340m1$Build-9590</meta:generator>
    <meta:document-statistic meta:table-count="3" meta:cell-count="16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" chart:style-name="ch1">
        <chart:title svg:x="7.044cm" svg:y="0.316cm" chart:style-name="ch2">
          <text:p>TIME=20</text:p>
        </chart:title>
        <chart:legend chart:legend-position="end" svg:x="14.074cm" svg:y="3.926cm" style:legend-expansion="high" chart:style-name="ch3"/>
        <chart:plot-area chart:style-name="ch4" table:cell-range-address="Feuille1.A11:Feuille1.A19 Feuille1.C10:Feuille1.D19" chart:data-source-has-labels="both" svg:x="0.77cm" svg:y="1.635cm" svg:width="12.664cm" svg:height="6.765cm">
          <chartooo:coordinate-region svg:x="1.497cm" svg:y="1.847cm" svg:width="11.381cm" svg:height="5.88cm"/>
          <chart:axis chart:dimension="x" chart:name="primary-x" chart:style-name="ch5" chartooo:axis-type="auto">
            <chartooo:date-scale/>
            <chart:categories table:cell-range-address="Feuille1.A11:Feuille1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11:Feuille1.C19" chart:label-cell-address="Feuille1.C10:Feuille1.C10" chart:class="chart:line">
            <chart:data-point chart:repeated="9"/>
          </chart:series>
          <chart:series chart:style-name="ch8" chart:values-cell-range-address="Feuille1.D11:Feuille1.D19" chart:label-cell-address="Feuille1.D10:Feuille1.D1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S</text:p>
                <draw:g>
                  <svg:desc>Feuille1.C10:Feuille1.C10</svg:desc>
                </draw:g>
              </table:table-cell>
              <table:table-cell office:value-type="string">
                <text:p>IGA</text:p>
                <draw:g>
                  <svg:desc>Feuille1.D10:Feuille1.D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x5</text:p>
                <draw:g>
                  <svg:desc>Feuille1.A11:Feuille1.A19</svg:desc>
                </draw:g>
              </table:table-cell>
              <table:table-cell office:value-type="float" office:value="0.276539447860528">
                <text:p>0.276539447860528</text:p>
                <draw:g>
                  <svg:desc>Feuille1.C11:Feuille1.C19</svg:desc>
                </draw:g>
              </table:table-cell>
              <table:table-cell office:value-type="float" office:value="0.153378220140923">
                <text:p>0.153378220140923</text:p>
                <draw:g>
                  <svg:desc>Feuille1.D11:Feuille1.D19</svg:desc>
                </draw:g>
              </table:table-cell>
            </table:table-row>
            <table:table-row>
              <table:table-cell office:value-type="string">
                <text:p>20x10</text:p>
              </table:table-cell>
              <table:table-cell office:value-type="float" office:value="0.280172549358382">
                <text:p>0.280172549358382</text:p>
              </table:table-cell>
              <table:table-cell office:value-type="float" office:value="0.176568166580126">
                <text:p>0.176568166580126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395384327079171">
                <text:p>0.395384327079171</text:p>
              </table:table-cell>
              <table:table-cell office:value-type="float" office:value="0.270695459829469">
                <text:p>0.270695459829469</text:p>
              </table:table-cell>
            </table:table-row>
            <table:table-row>
              <table:table-cell office:value-type="string">
                <text:p>50x5</text:p>
              </table:table-cell>
              <table:table-cell office:value-type="float" office:value="0.656992067703376">
                <text:p>0.656992067703376</text:p>
              </table:table-cell>
              <table:table-cell office:value-type="float" office:value="0.589988512343266">
                <text:p>0.589988512343266</text:p>
              </table:table-cell>
            </table:table-row>
            <table:table-row>
              <table:table-cell office:value-type="string">
                <text:p>50x10</text:p>
              </table:table-cell>
              <table:table-cell office:value-type="float" office:value="0.735803492059994">
                <text:p>0.735803492059994</text:p>
              </table:table-cell>
              <table:table-cell office:value-type="float" office:value="0.61762536501094">
                <text:p>0.61762536501094</text:p>
              </table:table-cell>
            </table:table-row>
            <table:table-row>
              <table:table-cell office:value-type="string">
                <text:p>50x20</text:p>
              </table:table-cell>
              <table:table-cell office:value-type="float" office:value="0.779997553403327">
                <text:p>0.779997553403327</text:p>
              </table:table-cell>
              <table:table-cell office:value-type="float" office:value="0.61369932581857">
                <text:p>0.61369932581857</text:p>
              </table:table-cell>
            </table:table-row>
            <table:table-row>
              <table:table-cell office:value-type="string">
                <text:p>100x5</text:p>
              </table:table-cell>
              <table:table-cell office:value-type="float" office:value="0.27937328368043">
                <text:p>0.27937328368043</text:p>
              </table:table-cell>
              <table:table-cell office:value-type="float" office:value="0.832167137455646">
                <text:p>0.832167137455646</text:p>
              </table:table-cell>
            </table:table-row>
            <table:table-row>
              <table:table-cell office:value-type="string">
                <text:p>100x10</text:p>
              </table:table-cell>
              <table:table-cell office:value-type="float" office:value="0.70855365322185">
                <text:p>0.70855365322185</text:p>
              </table:table-cell>
              <table:table-cell office:value-type="float" office:value="0.928640994230613">
                <text:p>0.928640994230613</text:p>
              </table:table-cell>
            </table:table-row>
            <table:table-row>
              <table:table-cell office:value-type="string">
                <text:p>100x20</text:p>
              </table:table-cell>
              <table:table-cell office:value-type="float" office:value="0.626805827042401">
                <text:p>0.626805827042401</text:p>
              </table:table-cell>
              <table:table-cell office:value-type="float" office:value="0.92154851345325">
                <text:p>0.92154851345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8.992cm" xlink:href=".." xlink:type="simple" chart:class="chart:line" chart:column-mapping="0" chart:style-name="ch1">
        <chart:title svg:x="7.172cm" svg:y="0.315cm" chart:style-name="ch2">
          <text:p>TIME=5</text:p>
        </chart:title>
        <chart:legend chart:legend-position="end" svg:x="14.093cm" svg:y="3.922cm" style:legend-expansion="high" chart:style-name="ch3"/>
        <chart:plot-area chart:style-name="ch4" table:cell-range-address="Feuille1.J11:Feuille1.J19 Feuille1.L10:Feuille1.M19" chart:data-source-has-labels="both" svg:x="0.77cm" svg:y="1.631cm" svg:width="12.683cm" svg:height="6.762cm">
          <chartooo:coordinate-region svg:x="2.37cm" svg:y="1.843cm" svg:width="10.526cm" svg:height="5.877cm"/>
          <chart:axis chart:dimension="x" chart:name="primary-x" chart:style-name="ch5" chartooo:axis-type="auto">
            <chartooo:date-scale/>
            <chart:categories table:cell-range-address="Feuille1.J11:Feuille1.J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L11:Feuille1.L19" chart:label-cell-address="Feuille1.L10:Feuille1.L10" chart:class="chart:line">
            <chart:data-point chart:repeated="9"/>
          </chart:series>
          <chart:series chart:style-name="ch9" chart:values-cell-range-address="Feuille1.M11:Feuille1.M19" chart:label-cell-address="Feuille1.M10:Feuille1.M10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S</text:p>
                <draw:g>
                  <svg:desc>Feuille1.L10:Feuille1.L10</svg:desc>
                </draw:g>
              </table:table-cell>
              <table:table-cell office:value-type="string">
                <text:p>IGA</text:p>
                <draw:g>
                  <svg:desc>Feuille1.M10:Feuille1.M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x5</text:p>
                <draw:g>
                  <svg:desc>Feuille1.J11:Feuille1.J19</svg:desc>
                </draw:g>
              </table:table-cell>
              <table:table-cell office:value-type="float" office:value="0.5219">
                <text:p>0.5219</text:p>
                <draw:g>
                  <svg:desc>Feuille1.L11:Feuille1.L19</svg:desc>
                </draw:g>
              </table:table-cell>
              <table:table-cell office:value-type="float" office:value="0.3508">
                <text:p>0.3508</text:p>
                <draw:g>
                  <svg:desc>Feuille1.M11:Feuille1.M19</svg:desc>
                </draw:g>
              </table:table-cell>
            </table:table-row>
            <table:table-row>
              <table:table-cell office:value-type="string">
                <text:p>20x10</text:p>
              </table:table-cell>
              <table:table-cell office:value-type="float" office:value="0.5284">
                <text:p>0.5284</text:p>
              </table:table-cell>
              <table:table-cell office:value-type="float" office:value="0.3985">
                <text:p>0.3985</text:p>
              </table:table-cell>
            </table:table-row>
            <table:table-row>
              <table:table-cell office:value-type="string">
                <text:p>20x20</text:p>
              </table:table-cell>
              <table:table-cell office:value-type="float" office:value="0.6312">
                <text:p>0.6312</text:p>
              </table:table-cell>
              <table:table-cell office:value-type="float" office:value="0.3296">
                <text:p>0.3296</text:p>
              </table:table-cell>
            </table:table-row>
            <table:table-row>
              <table:table-cell office:value-type="string">
                <text:p>50x5</text:p>
              </table:table-cell>
              <table:table-cell office:value-type="float" office:value="0.5239">
                <text:p>0.5239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>50x10</text:p>
              </table:table-cell>
              <table:table-cell office:value-type="float" office:value="0.6001">
                <text:p>0.6001</text:p>
              </table:table-cell>
              <table:table-cell office:value-type="float" office:value="0.7996">
                <text:p>0.7996</text:p>
              </table:table-cell>
            </table:table-row>
            <table:table-row>
              <table:table-cell office:value-type="string">
                <text:p>50x20</text:p>
              </table:table-cell>
              <table:table-cell office:value-type="float" office:value="0.6559">
                <text:p>0.6559</text:p>
              </table:table-cell>
              <table:table-cell office:value-type="float" office:value="0.8121">
                <text:p>0.8121</text:p>
              </table:table-cell>
            </table:table-row>
            <table:table-row>
              <table:table-cell office:value-type="string">
                <text:p>100x5</text:p>
              </table:table-cell>
              <table:table-cell office:value-type="float" office:value="0.1769">
                <text:p>0.1769</text:p>
              </table:table-cell>
              <table:table-cell office:value-type="float" office:value="0.7143">
                <text:p>0.7143</text:p>
              </table:table-cell>
            </table:table-row>
            <table:table-row>
              <table:table-cell office:value-type="string">
                <text:p>100x10</text:p>
              </table:table-cell>
              <table:table-cell office:value-type="float" office:value="0.4775">
                <text:p>0.4775</text:p>
              </table:table-cell>
              <table:table-cell office:value-type="float" office:value="0.9164">
                <text:p>0.9164</text:p>
              </table:table-cell>
            </table:table-row>
            <table:table-row>
              <table:table-cell office:value-type="string">
                <text:p>100x20</text:p>
              </table:table-cell>
              <table:table-cell office:value-type="float" office:value="0.4353">
                <text:p>0.4353</text:p>
              </table:table-cell>
              <table:table-cell office:value-type="float" office:value="0.8791">
                <text:p>0.87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